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666666" draw:textarea-horizontal-align="justify" draw:textarea-vertical-align="middle" draw:auto-grow-height="false" fo:min-height="6.97cm" fo:min-width="6.72cm"/>
    </style:style>
    <style:style style:name="gr2" style:family="graphic" style:parent-style-name="standard">
      <style:graphic-properties svg:stroke-color="#ffffff" draw:fill-color="#ffffff" draw:textarea-horizontal-align="justify" draw:textarea-vertical-align="middle" draw:auto-grow-height="false" fo:min-height="0.073cm" fo:min-width="0cm"/>
    </style:style>
    <style:style style:name="gr3" style:family="graphic" style:parent-style-name="standard">
      <style:graphic-properties draw:stroke="none" draw:fill-color="#ffffff" draw:textarea-horizontal-align="justify" draw:textarea-vertical-align="middle" draw:auto-grow-height="false" fo:min-height="1.164cm" fo:min-width="0.914cm"/>
    </style:style>
    <style:style style:name="gr4" style:family="graphic" style:parent-style-name="standard">
      <style:graphic-properties draw:stroke="none" draw:fill-color="#ffffff" draw:textarea-horizontal-align="justify" draw:textarea-vertical-align="middle" draw:auto-grow-height="false" fo:min-height="1.568cm" fo:min-width="1.34cm"/>
    </style:style>
    <style:style style:name="gr5" style:family="graphic" style:parent-style-name="standard">
      <style:graphic-properties draw:stroke="none" draw:fill-color="#ffffff" draw:textarea-horizontal-align="justify" draw:textarea-vertical-align="middle" draw:auto-grow-height="false" fo:min-height="0.783cm" fo:min-width="0.547cm"/>
    </style:style>
    <style:style style:name="gr6" style:family="graphic" style:parent-style-name="standard">
      <style:graphic-properties draw:stroke="none" draw:fill-color="#ffffff" draw:textarea-horizontal-align="justify" draw:textarea-vertical-align="middle" draw:auto-grow-height="false" fo:min-height="1.031cm" fo:min-width="3.05cm"/>
    </style:style>
    <style:style style:name="gr7" style:family="graphic" style:parent-style-name="objectwithoutfill">
      <style:graphic-properties draw:stroke="dash" draw:stroke-dash="Fine_20_Dashed" svg:stroke-width="0.106cm" svg:stroke-color="#ffffff" draw:marker-start-width="0.358cm" draw:marker-end-width="0.358cm" draw:fill="none" draw:textarea-vertical-align="middle" fo:padding-top="0.177cm" fo:padding-bottom="0.177cm" fo:padding-left="0.302cm" fo:padding-right="0.302cm"/>
    </style:style>
    <style:style style:name="gr8" style:family="graphic" style:parent-style-name="standard">
      <style:graphic-properties draw:stroke="none" draw:fill-color="#666666" draw:textarea-horizontal-align="justify" draw:textarea-vertical-align="middle" draw:auto-grow-height="false" fo:min-height="0.147cm" fo:min-width="0.518cm"/>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872cm" fo:min-width="1.622cm"/>
    </style:style>
    <style:style style:name="gr10" style:family="graphic" style:parent-style-name="standard">
      <style:graphic-properties draw:stroke="none" draw:fill-color="#ffffff" draw:textarea-horizontal-align="justify" draw:textarea-vertical-align="middle" draw:auto-grow-height="false" fo:min-height="1.59cm" fo:min-width="1.337cm"/>
    </style:style>
    <style:style style:name="gr11" style:family="graphic" style:parent-style-name="standard">
      <style:graphic-properties draw:stroke="none" draw:fill-color="#ffffff" draw:textarea-horizontal-align="justify" draw:textarea-vertical-align="middle" draw:auto-grow-height="false" fo:min-height="0.403cm" fo:min-width="0.217cm"/>
    </style:style>
    <style:style style:name="gr12" style:family="graphic" style:parent-style-name="standard">
      <style:graphic-properties draw:stroke="none" draw:fill-color="#ffffff" draw:textarea-horizontal-align="justify" draw:textarea-vertical-align="middle" draw:auto-grow-height="false" fo:min-height="0.339cm" fo:min-width="0.132cm"/>
    </style:style>
    <style:style style:name="gr13" style:family="graphic" style:parent-style-name="standard">
      <style:graphic-properties draw:stroke="none" draw:fill-color="#808080" draw:opacity="76%" draw:textarea-horizontal-align="justify" draw:textarea-vertical-align="middle" draw:auto-grow-height="false" fo:min-height="2.88cm" fo:min-width="4.799cm"/>
    </style:style>
    <style:style style:name="gr14" style:family="graphic" style:parent-style-name="objectwithoutfill">
      <style:graphic-properties svg:stroke-width="0.159cm" svg:stroke-color="#ffffff" draw:marker-start-width="0.438cm" draw:marker-end-width="0.438cm" draw:fill="none" draw:textarea-vertical-align="middle" fo:padding-top="0.204cm" fo:padding-bottom="0.204cm" fo:padding-left="0.329cm" fo:padding-right="0.329cm"/>
    </style:style>
    <style:style style:name="gr15" style:family="graphic" style:parent-style-name="standard">
      <style:graphic-properties draw:stroke="none" svg:stroke-color="#ffffff" draw:fill-color="#ffffff" draw:textarea-horizontal-align="justify" draw:textarea-vertical-align="middle" draw:auto-grow-height="false" fo:min-height="0.806cm" fo:min-width="0.625cm"/>
    </style:style>
    <style:style style:name="gr16" style:family="graphic" style:parent-style-name="standard">
      <style:graphic-properties draw:stroke="none" draw:fill-color="#ffffff" draw:textarea-horizontal-align="justify" draw:textarea-vertical-align="middle" draw:auto-grow-height="false" fo:min-height="4.286cm" fo:min-width="0.26cm"/>
    </style:style>
    <style:style style:name="gr17" style:family="graphic" style:parent-style-name="standard">
      <style:graphic-properties draw:stroke="none" svg:stroke-color="#ffffff" draw:fill-color="#666666" draw:textarea-horizontal-align="justify" draw:textarea-vertical-align="middle" draw:auto-grow-height="false" fo:min-height="0.397cm" fo:min-width="0.174cm"/>
    </style:style>
    <style:style style:name="gr18" style:family="graphic" style:parent-style-name="standard">
      <style:graphic-properties draw:stroke="none" draw:fill-color="#666666" draw:textarea-horizontal-align="justify" draw:textarea-vertical-align="middle" draw:auto-grow-height="false" fo:min-height="1.787cm" fo:min-width="0cm"/>
    </style:style>
    <style:style style:name="gr19" style:family="graphic" style:parent-style-name="standard">
      <style:graphic-properties draw:stroke="none" draw:fill-color="#666666" draw:textarea-horizontal-align="justify" draw:textarea-vertical-align="middle" draw:auto-grow-height="false" fo:min-height="0cm" fo:min-width="0cm"/>
    </style:style>
    <style:style style:name="gr20" style:family="graphic" style:parent-style-name="standard">
      <style:graphic-properties draw:stroke="none" draw:fill-color="#ffffff" draw:textarea-vertical-align="middle" draw:auto-grow-height="false" fo:min-height="0.736cm" fo:min-width="0.414cm"/>
    </style:style>
    <style:style style:name="gr21" style:family="graphic" style:parent-style-name="standard">
      <style:graphic-properties draw:stroke="none" draw:stroke-dash="Ultrafine_20_Dashed" draw:fill-color="#ffffff" draw:textarea-horizontal-align="justify" draw:textarea-vertical-align="middle" draw:auto-grow-height="false" fo:min-height="0.057cm" fo:min-width="0cm"/>
    </style:style>
    <style:style style:name="gr22" style:family="graphic" style:parent-style-name="standard">
      <style:graphic-properties draw:stroke="none" draw:stroke-dash="Ultrafine_20_Dashed" draw:fill="solid" draw:fill-color="#ffffff" draw:textarea-horizontal-align="justify" draw:textarea-vertical-align="middle" draw:auto-grow-height="false" fo:min-height="0.057cm" fo:min-width="0cm"/>
    </style:style>
    <style:style style:name="gr23" style:family="graphic" style:parent-style-name="standard">
      <style:graphic-properties draw:stroke="none" draw:stroke-dash="Ultrafine_20_Dashed" draw:fill-color="#ffffff" draw:textarea-horizontal-align="justify" draw:textarea-vertical-align="middle" draw:auto-grow-height="false" fo:min-height="0cm" fo:min-width="0cm"/>
    </style:style>
    <style:style style:name="gr24" style:family="graphic">
      <style:graphic-properties style:protect="size"/>
    </style:style>
    <style:style style:name="gr25" style:family="graphic" style:parent-style-name="standard">
      <style:graphic-properties draw:textarea-horizontal-align="justify" draw:textarea-vertical-align="middle" draw:auto-grow-height="false" fo:min-height="1.18cm" fo:min-width="0.836cm"/>
    </style:style>
    <style:style style:name="gr26" style:family="graphic" style:parent-style-name="standard">
      <style:graphic-properties draw:textarea-horizontal-align="center" draw:textarea-vertical-align="middle"/>
    </style:style>
    <style:style style:name="gr27" style:family="graphic" style:parent-style-name="standard">
      <style:graphic-properties draw:stroke="none" draw:textarea-horizontal-align="justify" draw:textarea-vertical-align="middle" draw:auto-grow-height="false" fo:min-height="1.561cm" fo:min-width="1.201cm"/>
    </style:style>
    <style:style style:name="gr28" style:family="graphic" style:parent-style-name="standard">
      <style:graphic-properties draw:stroke="none" draw:textarea-horizontal-align="center" draw:textarea-vertical-align="middle"/>
    </style:style>
    <style:style style:name="gr29" style:family="graphic" style:parent-style-name="standard">
      <style:graphic-properties draw:stroke="none" draw:textarea-horizontal-align="justify" draw:textarea-vertical-align="middle" draw:auto-grow-height="false" fo:min-height="0.841cm" fo:min-width="0cm"/>
    </style:style>
    <style:style style:name="gr30" style:family="graphic" style:parent-style-name="standard">
      <style:graphic-properties draw:stroke="none" draw:textarea-horizontal-align="justify" draw:textarea-vertical-align="middle" draw:auto-grow-height="false" fo:min-height="0.84cm" fo:min-width="0cm"/>
    </style:style>
    <style:style style:name="gr31" style:family="graphic" style:parent-style-name="standard">
      <style:graphic-properties draw:stroke="none" draw:textarea-horizontal-align="justify" draw:textarea-vertical-align="middle" draw:auto-grow-height="false" fo:min-height="0.863cm" fo:min-width="1.153cm" draw:shadow="hidden"/>
    </style:style>
    <style:style style:name="gr32" style:family="graphic" style:parent-style-name="standard">
      <style:graphic-properties draw:stroke="none" draw:textarea-horizontal-align="justify" draw:textarea-vertical-align="middle" draw:auto-grow-height="false" fo:min-height="0cm" fo:min-width="0cm"/>
    </style:style>
    <style:style style:name="gr33" style:family="graphic" style:parent-style-name="standard">
      <style:graphic-properties draw:stroke="none" draw:fill-color="#ffffff" draw:textarea-horizontal-align="justify" draw:textarea-vertical-align="middle" draw:auto-grow-height="false" fo:min-height="0.12cm" fo:min-width="0.69cm"/>
    </style:style>
    <style:style style:name="gr34" style:family="graphic" style:parent-style-name="standard">
      <style:graphic-properties draw:stroke="none" draw:fill-color="#ffffff" draw:textarea-horizontal-align="justify" draw:textarea-vertical-align="middle" draw:auto-grow-height="false" fo:min-height="0.12cm" fo:min-width="0.695cm"/>
    </style:style>
    <style:style style:name="gr35" style:family="graphic" style:parent-style-name="standard">
      <style:graphic-properties draw:stroke="none" draw:fill-color="#ffffff" draw:textarea-horizontal-align="justify" draw:textarea-vertical-align="middle" draw:auto-grow-height="false" fo:min-height="0.734cm" fo:min-width="3.126cm"/>
    </style:style>
    <style:style style:name="gr36" style:family="graphic" style:parent-style-name="standard">
      <style:graphic-properties draw:textarea-horizontal-align="justify" draw:textarea-vertical-align="middle" draw:auto-grow-height="false" fo:min-height="0.149cm" fo:min-width="0cm"/>
    </style:style>
    <style:style style:name="gr37" style:family="graphic" style:parent-style-name="standard">
      <style:graphic-properties draw:textarea-horizontal-align="justify" draw:textarea-vertical-align="middle" draw:auto-grow-height="false" fo:min-height="1.517cm" fo:min-width="0cm"/>
    </style:style>
    <style:style style:name="gr38" style:family="graphic" style:parent-style-name="standard">
      <style:graphic-properties draw:textarea-horizontal-align="justify" draw:textarea-vertical-align="middle" draw:auto-grow-height="false" fo:min-height="1.804cm" fo:min-width="0.162cm"/>
    </style:style>
    <style:style style:name="gr39" style:family="graphic" style:parent-style-name="standard">
      <style:graphic-properties draw:textarea-horizontal-align="justify" draw:textarea-vertical-align="middle" draw:auto-grow-height="false" fo:min-height="0.195cm" fo:min-width="0.329cm"/>
    </style:style>
    <style:style style:name="gr40" style:family="graphic" style:parent-style-name="standard">
      <style:graphic-properties draw:textarea-horizontal-align="justify" draw:textarea-vertical-align="middle" draw:auto-grow-height="false" fo:min-height="0.248cm" fo:min-width="0cm" draw:shadow="hidden"/>
    </style:style>
    <style:style style:name="gr41" style:family="graphic" style:parent-style-name="standard">
      <style:graphic-properties draw:textarea-horizontal-align="justify" draw:textarea-vertical-align="middle" draw:auto-grow-height="false" fo:min-height="1.295cm" fo:min-width="0.583cm" draw:shadow="hidden"/>
    </style:style>
    <style:style style:name="gr42" style:family="graphic" style:parent-style-name="standard">
      <style:graphic-properties draw:textarea-horizontal-align="justify" draw:textarea-vertical-align="middle" draw:auto-grow-height="false" fo:min-height="0.04cm" fo:min-width="0cm" draw:shadow="hidden"/>
    </style:style>
    <style:style style:name="gr43" style:family="graphic" style:parent-style-name="standard">
      <style:graphic-properties draw:textarea-horizontal-align="justify" draw:textarea-vertical-align="middle" draw:auto-grow-height="false" fo:min-height="3.516cm" fo:min-width="3.247cm"/>
    </style:style>
    <style:style style:name="gr44" style:family="graphic" style:parent-style-name="standard">
      <style:graphic-properties draw:fill-color="#666666" draw:textarea-horizontal-align="center" draw:textarea-vertical-align="middle"/>
    </style:style>
    <style:style style:name="gr45" style:family="graphic" style:parent-style-name="standard">
      <style:graphic-properties draw:stroke="dash" draw:stroke-dash="Dot" svg:stroke-color="#ffffff" svg:stroke-linecap="butt" draw:fill="none" draw:textarea-horizontal-align="justify" draw:textarea-vertical-align="middle" draw:auto-grow-height="false" fo:min-height="5.05cm" fo:min-width="4.8cm"/>
    </style:style>
    <style:style style:name="gr46" style:family="graphic" style:parent-style-name="standard">
      <style:graphic-properties draw:textarea-horizontal-align="justify" draw:textarea-vertical-align="middle" draw:auto-grow-height="false" fo:min-height="5.159cm" fo:min-width="4.851cm"/>
    </style:style>
    <style:style style:name="gr47" style:family="graphic" style:parent-style-name="standard">
      <style:graphic-properties draw:fill-color="#666666" draw:textarea-vertical-align="middle"/>
    </style:style>
    <style:style style:name="gr48"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49" style:family="graphic" style:parent-style-name="standard">
      <style:graphic-properties draw:stroke="none" draw:fill-color="#ffffff" draw:textarea-horizontal-align="center" draw:textarea-vertical-align="middle"/>
    </style:style>
    <style:style style:name="gr50" style:family="graphic" style:parent-style-name="standard">
      <style:graphic-properties svg:stroke-color="#ffffff" draw:fill="none" draw:textarea-horizontal-align="justify" draw:textarea-vertical-align="middle" draw:auto-grow-height="false" fo:min-height="5.05cm" fo:min-width="4.8cm"/>
    </style:style>
    <style:style style:name="gr51" style:family="graphic" style:parent-style-name="standard">
      <style:graphic-properties draw:stroke="solid" svg:stroke-width="0.106cm" svg:stroke-color="#666666" draw:marker-start-width="0.359cm" draw:marker-end-width="0.359cm" draw:textarea-horizontal-align="justify" draw:textarea-vertical-align="middle" draw:auto-grow-height="false" fo:min-height="0.836cm" fo:min-width="0.494cm" fo:padding-top="0.178cm" fo:padding-bottom="0.178cm" fo:padding-left="0.303cm" fo:padding-right="0.303cm"/>
    </style:style>
    <style:style style:name="gr52" style:family="graphic" style:parent-style-name="standard">
      <style:graphic-properties draw:stroke="solid" svg:stroke-width="0.106cm" svg:stroke-color="#666666" draw:marker-start-width="0.359cm" draw:marker-end-width="0.359cm" draw:textarea-horizontal-align="center" draw:textarea-vertical-align="middle" fo:padding-top="0.178cm" fo:padding-bottom="0.178cm" fo:padding-left="0.303cm" fo:padding-right="0.303cm"/>
    </style:style>
    <style:style style:name="gr53" style:family="graphic" style:parent-style-name="standard">
      <style:graphic-properties draw:stroke="solid" svg:stroke-width="0.106cm" svg:stroke-color="#666666" draw:marker-start-width="0.359cm" draw:marker-end-width="0.359cm" draw:textarea-horizontal-align="justify" draw:textarea-vertical-align="middle" draw:auto-grow-height="false" fo:min-height="0.836cm" fo:min-width="0.493cm" fo:padding-top="0.178cm" fo:padding-bottom="0.178cm" fo:padding-left="0.303cm" fo:padding-right="0.303cm"/>
    </style:style>
    <style:style style:name="gr54" style:family="graphic" style:parent-style-name="standard">
      <style:graphic-properties draw:stroke="solid" svg:stroke-width="0.106cm" svg:stroke-color="#666666" draw:marker-start-width="0.359cm" draw:marker-end-width="0.359cm" draw:textarea-horizontal-align="justify" draw:textarea-vertical-align="middle" draw:auto-grow-height="false" fo:min-height="0.835cm" fo:min-width="0.494cm" fo:padding-top="0.178cm" fo:padding-bottom="0.178cm" fo:padding-left="0.303cm" fo:padding-right="0.303cm"/>
    </style:style>
    <style:style style:name="gr55" style:family="graphic" style:parent-style-name="standard">
      <style:graphic-properties draw:stroke="none" draw:textarea-horizontal-align="justify" draw:textarea-vertical-align="middle" draw:auto-grow-height="false" fo:min-height="0.375cm" fo:min-width="1.926cm" fo:wrap-option="wrap"/>
    </style:style>
    <style:style style:name="gr56" style:family="graphic" style:parent-style-name="standard">
      <style:graphic-properties draw:stroke="none" draw:textarea-horizontal-align="justify" draw:textarea-vertical-align="middle" draw:auto-grow-height="false" fo:min-height="0.375cm" fo:min-width="0.591cm" fo:wrap-option="wrap"/>
    </style:style>
    <style:style style:name="gr57"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4.629cm" fo:min-width="4.368cm" fo:padding-top="0.231cm" fo:padding-bottom="0.231cm" fo:padding-left="0.356cm" fo:padding-right="0.356cm"/>
    </style:style>
    <style:style style:name="gr58"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057cm" fo:min-width="0.041cm" fo:padding-top="0.231cm" fo:padding-bottom="0.231cm" fo:padding-left="0.356cm" fo:padding-right="0.356cm"/>
    </style:style>
    <style:style style:name="gr59" style:family="graphic" style:parent-style-name="standard">
      <style:graphic-properties draw:stroke="none" svg:stroke-width="0.212cm" svg:stroke-color="#ffffff" draw:marker-start-width="0.518cm" draw:marker-end-width="0.518cm" draw:fill="solid" draw:fill-color="#666666" draw:textarea-horizontal-align="justify" draw:textarea-vertical-align="middle" draw:auto-grow-height="false" fo:min-height="0.221cm" fo:min-width="0.284cm" fo:padding-top="0.231cm" fo:padding-bottom="0.231cm" fo:padding-left="0.356cm" fo:padding-right="0.356cm"/>
    </style:style>
    <style:style style:name="gr60" style:family="graphic" style:parent-style-name="standard">
      <style:graphic-properties draw:stroke="none" svg:stroke-color="#000000" draw:fill="none" draw:fill-color="#ffffff" draw:auto-grow-height="true" draw:auto-grow-width="false" fo:max-height="0cm" fo:min-height="3.587cm"/>
      <style:paragraph-properties style:writing-mode="lr-tb"/>
    </style:style>
    <style:style style:name="gr61" style:family="graphic" style:parent-style-name="standard">
      <style:graphic-properties draw:stroke="none" draw:fill-color="#ffffff" draw:textarea-horizontal-align="justify" draw:textarea-vertical-align="middle" draw:auto-grow-height="false" fo:min-height="1.54cm" fo:min-width="0.955cm"/>
    </style:style>
    <style:style style:name="gr62" style:family="graphic" style:parent-style-name="standard">
      <style:graphic-properties draw:stroke="none" draw:fill-color="#666666" draw:textarea-horizontal-align="justify" draw:textarea-vertical-align="middle" draw:auto-grow-height="false" fo:min-height="0.427cm" fo:min-width="0.167cm"/>
    </style:style>
    <style:style style:name="gr63" style:family="graphic" style:parent-style-name="standard">
      <style:graphic-properties draw:stroke="none" draw:fill-color="#ffffff" draw:textarea-horizontal-align="justify" draw:textarea-vertical-align="middle" draw:auto-grow-height="false" fo:min-height="0.574cm" fo:min-width="1.831cm"/>
    </style:style>
    <style:style style:name="gr64" style:family="graphic" style:parent-style-name="standard">
      <style:graphic-properties draw:stroke="none" draw:fill-color="#ffffff" draw:textarea-horizontal-align="justify" draw:textarea-vertical-align="middle" draw:auto-grow-height="false" fo:min-height="0.571cm" fo:min-width="0.122cm"/>
    </style:style>
    <style:style style:name="gr65" style:family="graphic" style:parent-style-name="standard">
      <style:graphic-properties draw:stroke="none" draw:fill-color="#ffffff" draw:textarea-horizontal-align="justify" draw:textarea-vertical-align="middle" draw:auto-grow-height="false" fo:min-height="1.54cm" fo:min-width="1.007cm"/>
    </style:style>
    <style:style style:name="gr66"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67" style:family="graphic" style:parent-style-name="standard">
      <style:graphic-properties draw:stroke="none" draw:fill-color="#ffffff" draw:textarea-horizontal-align="justify" draw:textarea-vertical-align="middle" draw:auto-grow-height="false" fo:min-height="0.648cm" fo:min-width="0.206cm"/>
    </style:style>
    <style:style style:name="gr68" style:family="graphic" style:parent-style-name="standard">
      <style:graphic-properties draw:stroke="none" draw:fill-color="#666666" draw:textarea-horizontal-align="justify" draw:textarea-vertical-align="middle" draw:auto-grow-height="false" fo:min-height="0.369cm" fo:min-width="0cm"/>
    </style:style>
    <style:style style:name="gr69" style:family="graphic" style:parent-style-name="standard">
      <style:graphic-properties draw:stroke="none" draw:fill-color="#ffffff" draw:textarea-horizontal-align="justify" draw:textarea-vertical-align="middle" draw:auto-grow-height="false" fo:min-height="0cm" fo:min-width="0cm"/>
    </style:style>
    <style:style style:name="gr70" style:family="graphic" style:parent-style-name="standard">
      <style:graphic-properties draw:stroke="none" draw:fill-color="#ffffff" draw:textarea-horizontal-align="justify" draw:textarea-vertical-align="middle" draw:auto-grow-height="false" fo:min-height="0.03cm" fo:min-width="1.338cm"/>
    </style:style>
    <style:style style:name="gr71" style:family="graphic" style:parent-style-name="standard">
      <style:graphic-properties draw:stroke="none" draw:fill-color="#ffffff" draw:textarea-horizontal-align="justify" draw:textarea-vertical-align="middle" draw:auto-grow-height="false" fo:min-height="1.525cm" fo:min-width="0.955cm"/>
    </style:style>
    <style:style style:name="gr72" style:family="graphic" style:parent-style-name="standard">
      <style:graphic-properties draw:stroke="none" draw:fill-color="#666666" draw:textarea-horizontal-align="justify" draw:textarea-vertical-align="middle" draw:auto-grow-height="false" fo:min-height="0.421cm" fo:min-width="0.167cm"/>
    </style:style>
    <style:style style:name="gr73" style:family="graphic" style:parent-style-name="standard">
      <style:graphic-properties draw:textarea-horizontal-align="justify" draw:textarea-vertical-align="middle" draw:auto-grow-height="false" fo:min-height="0.822cm" fo:min-width="1.339cm"/>
    </style:style>
    <style:style style:name="gr74" style:family="graphic" style:parent-style-name="standard">
      <style:graphic-properties draw:stroke="none" draw:fill-color="#ffffff" draw:textarea-horizontal-align="justify" draw:textarea-vertical-align="middle" draw:auto-grow-height="false" fo:min-height="0cm" fo:min-width="0.78cm"/>
    </style:style>
    <style:style style:name="gr75" style:family="graphic" style:parent-style-name="standard">
      <style:graphic-properties draw:stroke="none" draw:fill-color="#ffffff" draw:textarea-horizontal-align="justify" draw:textarea-vertical-align="middle" draw:auto-grow-height="false" fo:min-height="0.941cm" fo:min-width="0.469cm"/>
    </style:style>
    <style:style style:name="gr76" style:family="graphic" style:parent-style-name="standard">
      <style:graphic-properties draw:stroke="none" draw:fill-color="#666666" draw:textarea-horizontal-align="justify" draw:textarea-vertical-align="middle" draw:auto-grow-height="false" fo:min-height="0.199cm" fo:min-width="0cm"/>
    </style:style>
    <style:style style:name="gr77" style:family="graphic" style:parent-style-name="standard">
      <style:graphic-properties draw:stroke="none" draw:fill-color="#ffffff" draw:textarea-horizontal-align="justify" draw:textarea-vertical-align="middle" draw:auto-grow-height="false" fo:min-height="0.299cm" fo:min-width="1.052cm"/>
    </style:style>
    <style:style style:name="gr78" style:family="graphic" style:parent-style-name="standard">
      <style:graphic-properties draw:stroke="none" draw:fill-color="#ffffff" draw:textarea-horizontal-align="justify" draw:textarea-vertical-align="middle" draw:auto-grow-height="false" fo:min-height="0.296cm" fo:min-width="0cm"/>
    </style:style>
    <style:style style:name="gr79" style:family="graphic" style:parent-style-name="standard">
      <style:graphic-properties draw:stroke="none" draw:fill-color="#ffffff" draw:textarea-horizontal-align="justify" draw:textarea-vertical-align="middle" draw:auto-grow-height="false" fo:min-height="0.942cm" fo:min-width="0.503cm"/>
    </style:style>
    <style:style style:name="gr80" style:family="graphic" style:parent-style-name="standard">
      <style:graphic-properties draw:stroke="none" draw:textarea-horizontal-align="justify" draw:textarea-vertical-align="middle" draw:auto-grow-height="false" fo:min-height="1.655cm" fo:min-width="5.206cm" draw:shadow="hidden"/>
    </style:style>
    <style:style style:name="gr81" style:family="graphic" style:parent-style-name="standard">
      <style:graphic-properties draw:stroke="none" draw:textarea-horizontal-align="justify" draw:textarea-vertical-align="middle" draw:auto-grow-height="false" fo:min-height="3.795cm" fo:min-width="4.809cm"/>
    </style:style>
    <style:style style:name="gr82" style:family="graphic" style:parent-style-name="standard">
      <style:graphic-properties draw:stroke="none" draw:fill-color="#666666" draw:textarea-horizontal-align="justify" draw:textarea-vertical-align="middle" draw:auto-grow-height="false" fo:min-height="0.228cm" fo:min-width="0cm"/>
    </style:style>
    <style:style style:name="gr83" style:family="graphic" style:parent-style-name="standard">
      <style:graphic-properties draw:textarea-horizontal-align="justify" draw:textarea-vertical-align="middle" draw:auto-grow-height="false" fo:min-height="0.568cm" fo:min-width="0cm"/>
    </style:style>
    <style:style style:name="gr84" style:family="graphic" style:parent-style-name="objectwithoutfill">
      <style:graphic-properties svg:stroke-width="0.081cm" svg:stroke-color="#666666" draw:marker-start-width="0.322cm" draw:marker-end-width="0.322cm" draw:fill="none" draw:textarea-vertical-align="middle" fo:padding-top="0.166cm" fo:padding-bottom="0.166cm" fo:padding-left="0.291cm" fo:padding-right="0.291cm"/>
    </style:style>
    <style:style style:name="gr85" style:family="graphic" style:parent-style-name="standard">
      <style:graphic-properties draw:stroke="none" draw:textarea-horizontal-align="justify" draw:textarea-vertical-align="middle" draw:auto-grow-height="false" fo:min-height="0.578cm" fo:min-width="0.036cm"/>
    </style:style>
    <style:style style:name="gr86" style:family="graphic" style:parent-style-name="standard">
      <style:graphic-properties draw:textarea-horizontal-align="justify" draw:textarea-vertical-align="middle" draw:auto-grow-height="false" fo:min-height="1.478cm" fo:min-width="3.272cm"/>
    </style:style>
    <style:style style:name="gr87" style:family="graphic" style:parent-style-name="standard">
      <style:graphic-properties draw:textarea-horizontal-align="justify" draw:textarea-vertical-align="middle" draw:auto-grow-height="false" fo:min-height="1.502cm" fo:min-width="3.272cm" draw:shadow="hidden"/>
    </style:style>
    <style:style style:name="gr88" style:family="graphic" style:parent-style-name="standard">
      <style:graphic-properties draw:textarea-horizontal-align="justify" draw:textarea-vertical-align="middle" draw:auto-grow-height="false" fo:min-height="2.813cm" fo:min-width="4.62cm"/>
    </style:style>
    <style:style style:name="gr89" style:family="graphic" style:parent-style-name="standard">
      <style:graphic-properties draw:stroke="none" draw:fill-color="#666666" draw:textarea-horizontal-align="justify" draw:textarea-vertical-align="middle" draw:auto-grow-height="false" fo:min-height="2.041cm" fo:min-width="0.387cm"/>
    </style:style>
    <style:style style:name="gr90" style:family="graphic" style:parent-style-name="standard">
      <style:graphic-properties draw:stroke="none" draw:fill-color="#666666" draw:textarea-horizontal-align="justify" draw:textarea-vertical-align="middle" draw:auto-grow-height="false" fo:min-height="0.283cm" fo:min-width="2.17cm"/>
    </style:style>
    <style:style style:name="gr91" style:family="graphic" style:parent-style-name="standard">
      <style:graphic-properties draw:textarea-horizontal-align="justify" draw:textarea-vertical-align="middle" draw:auto-grow-height="false" fo:min-height="0.029cm" fo:min-width="0.149cm"/>
    </style:style>
    <style:style style:name="gr92" style:family="graphic" style:parent-style-name="standard">
      <style:graphic-properties draw:textarea-horizontal-align="justify" draw:textarea-vertical-align="middle" draw:auto-grow-height="false" fo:min-height="3.472cm" fo:min-width="3.231cm"/>
    </style:style>
    <style:style style:name="gr93" style:family="graphic" style:parent-style-name="standard">
      <style:graphic-properties draw:textarea-horizontal-align="justify" draw:textarea-vertical-align="middle" draw:auto-grow-height="false" fo:min-height="0cm" fo:min-width="0cm"/>
    </style:style>
    <style:style style:name="gr94" style:family="graphic" style:parent-style-name="standard">
      <style:graphic-properties draw:stroke="none" draw:fill-color="#666666" draw:textarea-horizontal-align="justify" draw:textarea-vertical-align="middle" draw:auto-grow-height="false" fo:min-height="0.161cm" fo:min-width="2.61cm"/>
    </style:style>
    <style:style style:name="gr95" style:family="graphic" style:parent-style-name="standard">
      <style:graphic-properties draw:stroke="none" draw:fill-color="#666666" draw:textarea-horizontal-align="justify" draw:textarea-vertical-align="middle" draw:auto-grow-height="false" fo:min-height="0.161cm" fo:min-width="1.643cm"/>
    </style:style>
    <style:style style:name="gr96" style:family="graphic" style:parent-style-name="standard">
      <style:graphic-properties draw:stroke="none" draw:fill-color="#666666" draw:textarea-horizontal-align="justify" draw:textarea-vertical-align="middle" draw:auto-grow-height="false" fo:min-height="0.513cm" fo:min-width="0.263cm" fo:wrap-option="wrap"/>
    </style:style>
    <style:style style:name="gr97" style:family="graphic" style:parent-style-name="standard">
      <style:graphic-properties draw:stroke="none" draw:textarea-horizontal-align="justify" draw:textarea-vertical-align="middle" draw:auto-grow-height="false" fo:min-height="2.226cm" fo:min-width="1.976cm"/>
    </style:style>
    <style:style style:name="gr98" style:family="graphic" style:parent-style-name="standard">
      <style:graphic-properties draw:stroke="none" draw:fill-color="#666666" draw:textarea-horizontal-align="justify" draw:textarea-vertical-align="middle" draw:auto-grow-height="false" fo:min-height="0.534cm" fo:min-width="0cm"/>
    </style:style>
    <style:style style:name="gr99" style:family="graphic" style:parent-style-name="standard">
      <style:graphic-properties draw:stroke="none" draw:fill-color="#666666" draw:textarea-horizontal-align="justify" draw:textarea-vertical-align="middle" draw:auto-grow-height="false" fo:min-height="0.533cm" fo:min-width="0cm"/>
    </style:style>
    <style:style style:name="gr100"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287cm" fo:min-width="0.044cm" fo:padding-top="0.142cm" fo:padding-bottom="0.142cm" fo:padding-left="0.267cm" fo:padding-right="0.267cm"/>
    </style:style>
    <style:style style:name="gr101"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287cm" fo:min-width="0.043cm" fo:padding-top="0.142cm" fo:padding-bottom="0.142cm" fo:padding-left="0.267cm" fo:padding-right="0.267cm"/>
    </style:style>
    <style:style style:name="gr102"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287cm" fo:min-width="0.041cm" fo:padding-top="0.142cm" fo:padding-bottom="0.142cm" fo:padding-left="0.267cm" fo:padding-right="0.267cm"/>
    </style:style>
    <style:style style:name="gr103"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289cm" fo:min-width="0.043cm" fo:padding-top="0.142cm" fo:padding-bottom="0.142cm" fo:padding-left="0.267cm" fo:padding-right="0.267cm"/>
    </style:style>
    <style:style style:name="gr104" style:family="graphic" style:parent-style-name="standard">
      <style:graphic-properties draw:stroke="none" draw:fill-color="#666666" draw:textarea-horizontal-align="justify" draw:textarea-vertical-align="middle" draw:auto-grow-height="false" fo:min-height="0.532cm" fo:min-width="0cm"/>
    </style:style>
    <style:style style:name="gr105" style:family="graphic" style:parent-style-name="standard">
      <style:graphic-properties draw:textarea-horizontal-align="justify" draw:textarea-vertical-align="middle" draw:auto-grow-height="false" fo:min-height="0.36cm" fo:min-width="1.78cm"/>
    </style:style>
    <style:style style:name="gr106" style:family="graphic" style:parent-style-name="standard">
      <style:graphic-properties draw:stroke="none" draw:fill-color="#666666" draw:textarea-horizontal-align="justify" draw:textarea-vertical-align="middle" draw:auto-grow-height="false" fo:min-height="0.215cm" fo:min-width="0cm"/>
    </style:style>
    <style:style style:name="gr107" style:family="graphic" style:parent-style-name="standard">
      <style:graphic-properties draw:stroke="none" draw:fill-color="#666666" draw:textarea-horizontal-align="justify" draw:textarea-vertical-align="middle" draw:auto-grow-height="false" fo:min-height="0cm" fo:min-width="1.049cm"/>
    </style:style>
    <style:style style:name="gr108" style:family="graphic" style:parent-style-name="standard">
      <style:graphic-properties draw:stroke="none" draw:fill-color="#666666" draw:textarea-horizontal-align="justify" draw:textarea-vertical-align="middle" draw:auto-grow-height="false" fo:min-height="0cm" fo:min-width="1.05cm"/>
    </style:style>
    <style:style style:name="gr109" style:family="graphic" style:parent-style-name="standard">
      <style:graphic-properties draw:textarea-horizontal-align="justify" draw:textarea-vertical-align="middle" draw:auto-grow-height="false" fo:min-height="1.246cm" fo:min-width="2cm"/>
    </style:style>
    <style:style style:name="gr110" style:family="graphic" style:parent-style-name="standard">
      <style:graphic-properties draw:stroke="none" draw:fill-color="#666666" draw:textarea-horizontal-align="justify" draw:textarea-vertical-align="middle" draw:auto-grow-height="false" fo:min-height="0.87cm" fo:min-width="0cm"/>
    </style:style>
    <style:style style:name="gr111" style:family="graphic" style:parent-style-name="standard">
      <style:graphic-properties draw:stroke="none" draw:fill-color="#666666" draw:textarea-horizontal-align="justify" draw:textarea-vertical-align="middle" draw:auto-grow-height="false" fo:min-height="0.008cm" fo:min-width="0.803cm"/>
    </style:style>
    <style:style style:name="gr112" style:family="graphic" style:parent-style-name="standard">
      <style:graphic-properties draw:stroke="none" draw:fill-color="#666666" draw:textarea-horizontal-align="justify" draw:textarea-vertical-align="middle" draw:auto-grow-height="false" fo:min-height="0.009cm" fo:min-width="0.803cm"/>
    </style:style>
    <style:style style:name="gr113" style:family="graphic" style:parent-style-name="standard">
      <style:graphic-properties draw:stroke="none" draw:fill-color="#666666" draw:textarea-horizontal-align="justify" draw:textarea-vertical-align="middle" draw:auto-grow-height="false" fo:min-height="0.011cm" fo:min-width="0.802cm"/>
    </style:style>
    <style:style style:name="gr114" style:family="graphic" style:parent-style-name="standard">
      <style:graphic-properties draw:stroke="none" draw:textarea-horizontal-align="justify" draw:textarea-vertical-align="middle" draw:auto-grow-height="false" fo:min-height="4.788cm" fo:min-width="4.538cm"/>
    </style:style>
    <style:style style:name="gr115" style:family="graphic" style:parent-style-name="standard">
      <style:graphic-properties draw:stroke="none" draw:fill-color="#666666" draw:textarea-horizontal-align="justify" draw:textarea-vertical-align="middle" draw:auto-grow-height="false" fo:min-height="1.346cm" fo:min-width="0cm"/>
    </style:style>
    <style:style style:name="gr116" style:family="graphic" style:parent-style-name="standard">
      <style:graphic-properties draw:stroke="none" draw:fill-color="#666666" draw:textarea-horizontal-align="justify" draw:textarea-vertical-align="middle" draw:auto-grow-height="false" fo:min-height="1.344cm" fo:min-width="0cm"/>
    </style:style>
    <style:style style:name="gr117"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2cm" fo:padding-top="0.142cm" fo:padding-bottom="0.142cm" fo:padding-left="0.267cm" fo:padding-right="0.267cm"/>
    </style:style>
    <style:style style:name="gr118"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1cm" fo:padding-top="0.142cm" fo:padding-bottom="0.142cm" fo:padding-left="0.267cm" fo:padding-right="0.267cm"/>
    </style:style>
    <style:style style:name="gr119"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37cm" fo:padding-top="0.142cm" fo:padding-bottom="0.142cm" fo:padding-left="0.267cm" fo:padding-right="0.267cm"/>
    </style:style>
    <style:style style:name="gr120" style:family="graphic" style:parent-style-name="standard">
      <style:graphic-properties draw:stroke="none" draw:fill-color="#666666" draw:textarea-horizontal-align="justify" draw:textarea-vertical-align="middle" draw:auto-grow-height="false" fo:min-height="1.347cm" fo:min-width="0cm"/>
    </style:style>
    <style:style style:name="gr121"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cm" fo:padding-top="0.142cm" fo:padding-bottom="0.142cm" fo:padding-left="0.267cm" fo:padding-right="0.267cm"/>
    </style:style>
    <style:style style:name="gr122"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1cm" fo:padding-top="0.142cm" fo:padding-bottom="0.142cm" fo:padding-left="0.267cm" fo:padding-right="0.267cm"/>
    </style:style>
    <style:style style:name="gr123" style:family="graphic" style:parent-style-name="standard">
      <style:graphic-properties draw:stroke="none" draw:fill-color="#666666" draw:textarea-horizontal-align="justify" draw:textarea-vertical-align="middle" draw:auto-grow-height="false" fo:min-height="1.345cm" fo:min-width="0cm"/>
    </style:style>
    <style:style style:name="gr124"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36cm" fo:padding-top="0.142cm" fo:padding-bottom="0.142cm" fo:padding-left="0.267cm" fo:padding-right="0.267cm"/>
    </style:style>
    <style:style style:name="gr125" style:family="graphic" style:parent-style-name="standard">
      <style:graphic-properties draw:stroke="none" draw:fill-color="#666666" draw:textarea-horizontal-align="justify" draw:textarea-vertical-align="middle" draw:auto-grow-height="false" fo:min-height="1.342cm" fo:min-width="0cm"/>
    </style:style>
    <style:style style:name="gr126"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41cm" fo:padding-top="0.142cm" fo:padding-bottom="0.142cm" fo:padding-left="0.267cm" fo:padding-right="0.267cm"/>
    </style:style>
    <style:style style:name="gr127" style:family="graphic" style:parent-style-name="standard">
      <style:graphic-properties draw:textarea-horizontal-align="justify" draw:textarea-vertical-align="middle" draw:auto-grow-height="false" fo:min-height="0.991cm" fo:min-width="4.141cm"/>
    </style:style>
    <style:style style:name="gr128" style:family="graphic" style:parent-style-name="standard">
      <style:graphic-properties draw:stroke="none" draw:fill-color="#666666" draw:textarea-horizontal-align="justify" draw:textarea-vertical-align="middle" draw:auto-grow-height="false" fo:min-height="0.695cm" fo:min-width="0cm"/>
    </style:style>
    <style:style style:name="gr129" style:family="graphic" style:parent-style-name="standard">
      <style:graphic-properties draw:stroke="none" draw:fill-color="#666666" draw:textarea-horizontal-align="justify" draw:textarea-vertical-align="middle" draw:auto-grow-height="false" fo:min-height="0cm" fo:min-width="2.652cm"/>
    </style:style>
    <style:style style:name="gr130" style:family="graphic" style:parent-style-name="standard">
      <style:graphic-properties draw:stroke="none" draw:fill-color="#666666" draw:textarea-horizontal-align="justify" draw:textarea-vertical-align="middle" draw:auto-grow-height="false" fo:min-height="0cm" fo:min-width="2.654cm"/>
    </style:style>
    <style:style style:name="gr131" style:family="graphic" style:parent-style-name="standard">
      <style:graphic-properties draw:fill-color="#ffffff" draw:textarea-horizontal-align="justify" draw:textarea-vertical-align="middle" draw:auto-grow-height="false" fo:min-height="2.302cm" fo:min-width="1.152cm" draw:shadow="hidden"/>
    </style:style>
    <style:style style:name="gr132" style:family="graphic" style:parent-style-name="standard">
      <style:graphic-properties draw:stroke="none" draw:fill-color="#ffffff" draw:textarea-horizontal-align="justify" draw:textarea-vertical-align="middle" draw:auto-grow-height="false" fo:min-height="0.491cm" fo:min-width="0.2cm"/>
    </style:style>
    <style:style style:name="gr133" style:family="graphic" style:parent-style-name="standard">
      <style:graphic-properties draw:stroke="none" draw:fill-color="#666666" draw:textarea-horizontal-align="justify" draw:textarea-vertical-align="middle" draw:auto-grow-height="false" fo:min-height="0.03cm" fo:min-width="0cm"/>
    </style:style>
    <style:style style:name="gr134" style:family="graphic" style:parent-style-name="standard">
      <style:graphic-properties draw:stroke="none" draw:fill-color="#ffffff" draw:textarea-horizontal-align="justify" draw:textarea-vertical-align="middle" draw:auto-grow-height="false" fo:min-height="0.091cm" fo:min-width="0.622cm"/>
    </style:style>
    <style:style style:name="gr135" style:family="graphic" style:parent-style-name="standard">
      <style:graphic-properties draw:stroke="none" draw:fill-color="#ffffff" draw:textarea-horizontal-align="justify" draw:textarea-vertical-align="middle" draw:auto-grow-height="false" fo:min-height="0.09cm" fo:min-width="0cm"/>
    </style:style>
    <style:style style:name="gr136" style:family="graphic" style:parent-style-name="standard">
      <style:graphic-properties draw:stroke="none" draw:fill-color="#ffffff" draw:textarea-horizontal-align="justify" draw:textarea-vertical-align="middle" draw:auto-grow-height="false" fo:min-height="0.491cm" fo:min-width="0.225cm"/>
    </style:style>
    <style:style style:name="gr137" style:family="graphic" style:parent-style-name="standard">
      <style:graphic-properties draw:textarea-horizontal-align="justify" draw:textarea-vertical-align="middle" draw:auto-grow-height="false" fo:min-height="0.7cm" fo:min-width="4.802cm"/>
    </style:style>
    <style:style style:name="gr138" style:family="graphic" style:parent-style-name="standard">
      <style:graphic-properties draw:textarea-horizontal-align="justify" draw:textarea-vertical-align="middle" draw:auto-grow-height="false" fo:min-height="2.104cm" fo:min-width="3.875cm"/>
    </style:style>
    <style:style style:name="gr139" style:family="graphic" style:parent-style-name="standard">
      <style:graphic-properties draw:stroke="none" draw:textarea-horizontal-align="justify" draw:textarea-vertical-align="middle" draw:auto-grow-height="false" fo:min-height="1.384cm" fo:min-width="0cm"/>
    </style:style>
    <style:style style:name="gr140" style:family="graphic" style:parent-style-name="standard">
      <style:graphic-properties draw:stroke="none" draw:textarea-horizontal-align="justify" draw:textarea-vertical-align="middle" draw:auto-grow-height="false" fo:min-height="0.915cm" fo:min-width="0cm"/>
    </style:style>
    <style:style style:name="gr141" style:family="graphic" style:parent-style-name="standard">
      <style:graphic-properties draw:stroke="none" draw:textarea-horizontal-align="justify" draw:textarea-vertical-align="middle" draw:auto-grow-height="false" fo:min-height="0.535cm" fo:min-width="0cm"/>
    </style:style>
    <style:style style:name="gr142" style:family="graphic" style:parent-style-name="standard">
      <style:graphic-properties draw:stroke="none" draw:textarea-horizontal-align="justify" draw:textarea-vertical-align="middle" draw:auto-grow-height="false" fo:min-height="4.297cm" fo:min-width="4.488cm"/>
    </style:style>
    <style:style style:name="gr143" style:family="graphic" style:parent-style-name="standard">
      <style:graphic-properties draw:stroke="none" draw:textarea-horizontal-align="justify" draw:textarea-vertical-align="middle" draw:auto-grow-height="false" fo:min-height="0.32cm" fo:min-width="4.815cm"/>
    </style:style>
    <style:style style:name="gr144" style:family="graphic" style:parent-style-name="standard">
      <style:graphic-properties draw:stroke="none" draw:fill-color="#666666" draw:textarea-horizontal-align="justify" draw:textarea-vertical-align="middle" draw:auto-grow-height="false" fo:min-height="2.501cm" fo:min-width="3.819cm"/>
    </style:style>
    <style:style style:name="gr145" style:family="graphic" style:parent-style-name="standard">
      <style:graphic-properties draw:stroke="none" draw:fill-color="#666666" draw:textarea-horizontal-align="justify" draw:textarea-vertical-align="middle" draw:auto-grow-height="false" fo:min-height="0.162cm" fo:min-width="0cm"/>
    </style:style>
    <style:style style:name="gr146" style:family="graphic" style:parent-style-name="standard">
      <style:graphic-properties draw:stroke="none" draw:fill-color="#666666" draw:textarea-horizontal-align="justify" draw:textarea-vertical-align="middle" draw:auto-grow-height="false" fo:min-height="0.311cm" fo:min-width="0.402cm"/>
    </style:style>
    <style:style style:name="gr147" style:family="graphic" style:parent-style-name="standard">
      <style:graphic-properties draw:stroke="none" draw:textarea-horizontal-align="justify" draw:textarea-vertical-align="middle" draw:auto-grow-height="false" fo:min-height="0cm" fo:min-width="0.624cm"/>
    </style:style>
    <style:style style:name="gr148" style:family="graphic" style:parent-style-name="standard">
      <style:graphic-properties draw:stroke="none" draw:textarea-horizontal-align="justify" draw:textarea-vertical-align="middle" draw:auto-grow-height="false" fo:min-height="0cm" fo:min-width="0.641cm"/>
    </style:style>
    <style:style style:name="gr149" style:family="graphic" style:parent-style-name="standard">
      <style:graphic-properties draw:stroke="none" draw:textarea-horizontal-align="justify" draw:textarea-vertical-align="middle" draw:auto-grow-height="false" fo:min-height="0.406cm" fo:min-width="0.39cm"/>
    </style:style>
    <style:style style:name="gr150" style:family="graphic" style:parent-style-name="standard">
      <style:graphic-properties draw:stroke="none" draw:textarea-horizontal-align="justify" draw:textarea-vertical-align="middle" draw:auto-grow-height="false" fo:min-height="0cm" fo:min-width="0.859cm"/>
    </style:style>
    <style:style style:name="gr151" style:family="graphic" style:parent-style-name="standard">
      <style:graphic-properties draw:stroke="none" draw:textarea-horizontal-align="justify" draw:textarea-vertical-align="middle" draw:auto-grow-height="false" fo:min-height="0.111cm" fo:min-width="0.714cm"/>
    </style:style>
    <style:style style:name="gr152" style:family="graphic" style:parent-style-name="standard">
      <style:graphic-properties draw:stroke="none" draw:textarea-horizontal-align="justify" draw:textarea-vertical-align="middle" draw:auto-grow-height="false" fo:min-height="0.362cm" fo:min-width="0cm"/>
    </style:style>
    <style:style style:name="gr153" style:family="graphic" style:parent-style-name="standard">
      <style:graphic-properties draw:stroke="none" draw:textarea-horizontal-align="justify" draw:textarea-vertical-align="middle" draw:auto-grow-height="false" fo:min-height="0.173cm" fo:min-width="0cm"/>
    </style:style>
    <style:style style:name="gr154" style:family="graphic" style:parent-style-name="standard">
      <style:graphic-properties draw:stroke="none" draw:textarea-horizontal-align="justify" draw:textarea-vertical-align="middle" draw:auto-grow-height="false" fo:min-height="0.594cm" fo:min-width="4.808cm"/>
    </style:style>
    <style:style style:name="gr155" style:family="graphic" style:parent-style-name="standard">
      <style:graphic-properties draw:textarea-horizontal-align="justify" draw:textarea-vertical-align="middle" draw:auto-grow-height="false" fo:min-height="4.456cm" fo:min-width="3.03cm"/>
    </style:style>
    <style:style style:name="gr156" style:family="graphic" style:parent-style-name="standard">
      <style:graphic-properties draw:textarea-horizontal-align="justify" draw:textarea-vertical-align="middle" draw:auto-grow-height="false" fo:min-height="0.121cm" fo:min-width="1.263cm"/>
    </style:style>
    <style:style style:name="gr157" style:family="graphic" style:parent-style-name="standard">
      <style:graphic-properties draw:textarea-horizontal-align="justify" draw:textarea-vertical-align="middle" draw:auto-grow-height="false" fo:min-height="0.037cm" fo:min-width="0.786cm"/>
    </style:style>
    <style:style style:name="gr158" style:family="graphic" style:parent-style-name="standard">
      <style:graphic-properties draw:fill-color="#666666" draw:textarea-horizontal-align="justify" draw:textarea-vertical-align="middle" draw:auto-grow-height="false" fo:min-height="1.167cm" fo:min-width="0.756cm"/>
    </style:style>
    <style:style style:name="gr159" style:family="graphic" style:parent-style-name="standard">
      <style:graphic-properties draw:fill-color="#666666" draw:textarea-horizontal-align="justify" draw:textarea-vertical-align="middle" draw:auto-grow-height="false" fo:min-height="0cm" fo:min-width="0cm"/>
    </style:style>
    <style:style style:name="gr160" style:family="graphic" style:parent-style-name="standard">
      <style:graphic-properties draw:fill-color="#666666" draw:textarea-horizontal-align="justify" draw:textarea-vertical-align="middle" draw:auto-grow-height="false" fo:min-height="0.286cm" fo:min-width="0.036cm" fo:wrap-option="wrap"/>
    </style:style>
    <style:style style:name="gr161" style:family="graphic" style:parent-style-name="standard">
      <style:graphic-properties draw:fill-color="#666666" draw:textarea-horizontal-align="justify" draw:textarea-vertical-align="middle" draw:auto-grow-height="false" fo:min-height="0.074cm" fo:min-width="0cm" fo:wrap-option="wrap"/>
    </style:style>
    <style:style style:name="gr162" style:family="graphic" style:parent-style-name="standard">
      <style:graphic-properties draw:fill-color="#666666" draw:textarea-horizontal-align="justify" draw:textarea-vertical-align="middle" draw:auto-grow-height="false" fo:min-height="0cm" fo:min-width="0.267cm" draw:shadow="hidden"/>
    </style:style>
    <style:style style:name="gr163" style:family="graphic" style:parent-style-name="standard">
      <style:graphic-properties draw:textarea-horizontal-align="justify" draw:textarea-vertical-align="middle" draw:auto-grow-height="false" fo:min-height="4.525cm" fo:min-width="4.285cm" draw:shadow="hidden"/>
    </style:style>
    <style:style style:name="gr164" style:family="graphic" style:parent-style-name="standard">
      <style:graphic-properties draw:fill-color="#666666" draw:textarea-horizontal-align="justify" draw:textarea-vertical-align="middle" draw:auto-grow-height="false" fo:min-height="0.837cm" fo:min-width="0cm"/>
    </style:style>
    <style:style style:name="gr165" style:family="graphic" style:parent-style-name="standard">
      <style:graphic-properties draw:textarea-horizontal-align="justify" draw:textarea-vertical-align="middle" draw:auto-grow-height="false" fo:min-height="0.134cm" fo:min-width="4.792cm"/>
    </style:style>
    <style:style style:name="gr166" style:family="graphic" style:parent-style-name="standard">
      <style:graphic-properties draw:textarea-horizontal-align="justify" draw:textarea-vertical-align="middle" draw:auto-grow-height="false" fo:min-height="0.134cm" fo:min-width="4.634cm"/>
    </style:style>
    <style:style style:name="gr167" style:family="graphic" style:parent-style-name="standard">
      <style:graphic-properties draw:textarea-horizontal-align="justify" draw:textarea-vertical-align="middle" draw:auto-grow-height="false" fo:min-height="1.3cm" fo:min-width="1.241cm"/>
    </style:style>
    <style:style style:name="gr168" style:family="graphic" style:parent-style-name="standard">
      <style:graphic-properties draw:textarea-horizontal-align="justify" draw:textarea-vertical-align="middle" draw:auto-grow-height="false" fo:min-height="1.3cm" fo:min-width="1.18cm"/>
    </style:style>
    <style:style style:name="gr169" style:family="graphic" style:parent-style-name="standard">
      <style:graphic-properties draw:textarea-horizontal-align="justify" draw:textarea-vertical-align="middle" draw:auto-grow-height="false" fo:min-height="1.3cm" fo:min-width="1.275cm"/>
    </style:style>
    <style:style style:name="gr170" style:family="graphic" style:parent-style-name="standard">
      <style:graphic-properties draw:textarea-horizontal-align="justify" draw:textarea-vertical-align="middle" draw:auto-grow-height="false" fo:min-height="1.761cm" fo:min-width="1.241cm"/>
    </style:style>
    <style:style style:name="gr171" style:family="graphic" style:parent-style-name="standard">
      <style:graphic-properties draw:textarea-horizontal-align="justify" draw:textarea-vertical-align="middle" draw:auto-grow-height="false" fo:min-height="1.761cm" fo:min-width="1.18cm"/>
    </style:style>
    <style:style style:name="gr172" style:family="graphic" style:parent-style-name="standard">
      <style:graphic-properties draw:textarea-horizontal-align="justify" draw:textarea-vertical-align="middle" draw:auto-grow-height="false" fo:min-height="1.761cm" fo:min-width="1.275cm"/>
    </style:style>
    <style:style style:name="gr173" style:family="graphic" style:parent-style-name="standard">
      <style:graphic-properties draw:textarea-horizontal-align="justify" draw:textarea-vertical-align="middle" draw:auto-grow-height="false" fo:min-height="0cm" fo:min-width="4.792cm"/>
    </style:style>
    <style:style style:name="gr174" style:family="graphic" style:parent-style-name="standard">
      <style:graphic-properties draw:textarea-horizontal-align="justify" draw:textarea-vertical-align="middle" draw:auto-grow-height="false" fo:min-height="0cm" fo:min-width="4.634cm"/>
    </style:style>
    <style:style style:name="gr175" style:family="graphic" style:parent-style-name="standard">
      <style:graphic-properties draw:fill-color="#ffffff" draw:textarea-horizontal-align="justify" draw:textarea-vertical-align="middle" draw:auto-grow-height="false" fo:min-height="0.432cm" fo:min-width="2.742cm"/>
    </style:style>
    <style:style style:name="gr176" style:family="graphic" style:parent-style-name="standard">
      <style:graphic-properties draw:fill-color="#ffffff" draw:textarea-horizontal-align="justify" draw:textarea-vertical-align="middle" draw:auto-grow-height="false" fo:min-height="1.741cm" fo:min-width="0.914cm"/>
    </style:style>
    <style:style style:name="gr177" style:family="graphic" style:parent-style-name="standard">
      <style:graphic-properties draw:fill-color="#ffffff" draw:textarea-horizontal-align="justify" draw:textarea-vertical-align="middle" draw:auto-grow-height="false" fo:min-height="0.422cm" fo:min-width="2.642cm"/>
    </style:style>
    <style:style style:name="gr178" style:family="graphic" style:parent-style-name="standard">
      <style:graphic-properties draw:fill-color="#ffffff" draw:textarea-horizontal-align="justify" draw:textarea-vertical-align="middle" draw:auto-grow-height="false" fo:min-height="0.168cm" fo:min-width="2.642cm"/>
    </style:style>
    <style:style style:name="gr179" style:family="graphic" style:parent-style-name="standard">
      <style:graphic-properties draw:fill-color="#ffffff" draw:textarea-horizontal-align="justify" draw:textarea-vertical-align="middle" draw:auto-grow-height="false" fo:min-height="0.011cm" fo:min-width="0cm"/>
    </style:style>
    <style:style style:name="gr180" style:family="graphic" style:parent-style-name="standard">
      <style:graphic-properties draw:fill-color="#ffffff" draw:textarea-horizontal-align="justify" draw:textarea-vertical-align="middle" draw:auto-grow-height="false" fo:min-height="0cm" fo:min-width="1.617cm"/>
    </style:style>
    <style:style style:name="gr181" style:family="graphic" style:parent-style-name="standard">
      <style:graphic-properties draw:fill-color="#ffffff" draw:textarea-horizontal-align="justify" draw:textarea-vertical-align="middle" draw:auto-grow-height="false" fo:min-height="0.348cm" fo:min-width="0cm" draw:shadow="hidden"/>
    </style:style>
    <style:style style:name="gr182" style:family="graphic" style:parent-style-name="standard">
      <style:graphic-properties draw:fill-color="#ffffff" draw:textarea-horizontal-align="justify" draw:textarea-vertical-align="middle" draw:auto-grow-height="false" fo:min-height="0.287cm" fo:min-width="0cm" draw:shadow="hidden"/>
    </style:style>
    <style:style style:name="gr183" style:family="graphic" style:parent-style-name="standard">
      <style:graphic-properties draw:fill-color="#ffffff" draw:textarea-horizontal-align="justify" draw:textarea-vertical-align="middle" draw:auto-grow-height="false" fo:min-height="0.255cm" fo:min-width="4.738cm" fo:wrap-option="wrap"/>
    </style:style>
    <style:style style:name="gr184" style:family="graphic" style:parent-style-name="standard">
      <style:graphic-properties draw:fill-color="#ffffff" draw:textarea-horizontal-align="justify" draw:textarea-vertical-align="middle" draw:auto-grow-height="false" fo:min-height="0.122cm" fo:min-width="0cm"/>
    </style:style>
    <style:style style:name="gr185" style:family="graphic" style:parent-style-name="standard">
      <style:graphic-properties draw:fill-color="#ffffff" draw:textarea-horizontal-align="justify" draw:textarea-vertical-align="middle" draw:auto-grow-height="false" fo:min-height="0.331cm" fo:min-width="2.291cm"/>
    </style:style>
    <style:style style:name="gr186" style:family="graphic" style:parent-style-name="standard">
      <style:graphic-properties draw:fill-color="#ffffff" draw:textarea-horizontal-align="justify" draw:textarea-vertical-align="middle" draw:auto-grow-height="false" fo:min-height="4.231cm" fo:min-width="0cm"/>
    </style:style>
    <style:style style:name="gr187" style:family="graphic" style:parent-style-name="standard">
      <style:graphic-properties draw:fill-color="#ffffff" draw:textarea-horizontal-align="justify" draw:textarea-vertical-align="middle" draw:auto-grow-height="false" fo:min-height="0cm" fo:min-width="3.89cm"/>
    </style:style>
    <style:style style:name="gr188" style:family="graphic" style:parent-style-name="standard">
      <style:graphic-properties draw:fill-color="#ffffff" draw:textarea-horizontal-align="justify" draw:textarea-vertical-align="middle" draw:auto-grow-height="false" fo:min-height="0cm" fo:min-width="3.463cm"/>
    </style:style>
    <style:style style:name="gr189" style:family="graphic" style:parent-style-name="standard">
      <style:graphic-properties draw:fill-color="#ffffff" draw:textarea-horizontal-align="justify" draw:textarea-vertical-align="middle" draw:auto-grow-height="false" fo:min-height="0cm" fo:min-width="2.909cm"/>
    </style:style>
    <style:style style:name="gr190" style:family="graphic" style:parent-style-name="standard">
      <style:graphic-properties draw:fill-color="#ffffff" draw:textarea-horizontal-align="justify" draw:textarea-vertical-align="middle" draw:auto-grow-height="false" fo:min-height="1.098cm" fo:min-width="4.801cm"/>
    </style:style>
    <style:style style:name="gr191" style:family="graphic" style:parent-style-name="standard">
      <style:graphic-properties draw:fill-color="#ffffff" draw:textarea-horizontal-align="justify" draw:textarea-vertical-align="middle" draw:auto-grow-height="false" fo:min-height="3.335cm" fo:min-width="1.872cm"/>
    </style:style>
    <style:style style:name="gr192" style:family="graphic" style:parent-style-name="standard">
      <style:graphic-properties draw:fill-color="#666666" draw:textarea-horizontal-align="justify" draw:textarea-vertical-align="middle" draw:auto-grow-height="false" fo:min-height="1.094cm" fo:min-width="0.756cm"/>
    </style:style>
    <style:style style:name="gr193" style:family="graphic" style:parent-style-name="standard">
      <style:graphic-properties draw:fill-color="#666666" draw:textarea-horizontal-align="justify" draw:textarea-vertical-align="middle" draw:auto-grow-height="false" fo:min-height="0.013cm" fo:min-width="0cm"/>
    </style:style>
    <style:style style:name="pr1" style:family="presentation" style:parent-style-name="預設-notes">
      <style:graphic-properties draw:fill-color="#ffffff" fo:min-height="13.364cm"/>
      <style:paragraph-properties style:writing-mode="lr-tb"/>
    </style:style>
    <style:style style:name="P1" style:family="paragraph">
      <loext:graphic-properties draw:fill-color="#666666"/>
      <style:paragraph-properties fo:text-align="center"/>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writing-mode="lr-tb"/>
      <style:text-properties fo:color="#ffffff" loext:opacity="100%" fo:font-size="12pt" style:font-size-asian="12pt" style:font-size-complex="12pt"/>
    </style:style>
    <style:style style:name="P5" style:family="paragraph">
      <loext:graphic-properties draw:fill-color="#666666"/>
      <style:paragraph-properties fo:text-align="center" style:writing-mode="lr-tb"/>
      <style:text-properties fo:color="#ffffff" loext:opacity="100%" fo:font-size="12pt" style:font-size-asian="12pt" style:font-size-complex="12pt"/>
    </style:style>
    <style:style style:name="P6" style:family="paragraph">
      <loext:graphic-properties draw:fill-color="#808080" draw:opacity="76%"/>
      <style:paragraph-properties fo:text-align="center"/>
    </style:style>
    <style:style style:name="P7" style:family="paragraph">
      <loext:graphic-properties draw:fill="solid" draw:fill-color="#ffffff"/>
      <style:paragraph-properties fo:text-align="center"/>
    </style:style>
    <style:style style:name="P8" style:family="paragraph">
      <loext:graphic-properties draw:fill-color="#ffffff"/>
      <style:paragraph-properties style:writing-mode="lr-tb"/>
    </style:style>
    <style:style style:name="P9" style:family="paragraph">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loext:graphic-properties draw:fill="solid" draw:fill-color="#666666"/>
      <style:paragraph-properties fo:text-align="center"/>
    </style:style>
    <style:style style:name="P12" style:family="paragraph">
      <loext:graphic-properties draw:fill="none" draw:fill-color="#ffffff"/>
      <style:paragraph-properties style:writing-mode="lr-tb"/>
      <style:text-properties fo:color="#ffffff" loext:opacity="100%" style:font-name="Noto Mono1"/>
    </style:style>
    <style:style style:name="T1" style:family="text">
      <style:text-properties fo:color="#ffffff" loext:opacity="100%" fo:font-size="12pt" style:font-size-asian="12pt" style:font-size-complex="12pt"/>
    </style:style>
    <style:style style:name="T2" style:family="text">
      <style:text-properties fo:color="#ffffff" loext:opacity="100%" style:font-name="Noto Mono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0">
        <draw:g>
          <draw:custom-shape draw:style-name="gr1" draw:text-style-name="P1"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2" draw:layer="layout" svg:width="1.091cm" svg:height="2.251cm" svg:x="2.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draw:layer="layout" svg:width="1.091cm" svg:height="2.251cm" svg:x="3.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draw:layer="layout" svg:width="1.091cm" svg:height="2.251cm" svg:x="4.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draw:layer="layout" svg:width="1.091cm" svg:height="2.251cm" svg:x="5.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 draw:text-style-name="P2" draw:layer="layout" svg:width="2cm" svg:height="2cm" svg:x="3.344cm" svg:y="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4.079cm" svg:y="3.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2.826cm" svg:y="2.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5.262cm" svg:y="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5.638cm" svg:y="3.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2.6cm" svg:height="2.57cm" svg:x="4.46cm" svg:y="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1cm" svg:height="1.459cm" svg:x="2.374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3.55cm" svg:height="1.281cm" svg:x="3.129cm" svg:y="3.927cm">
            <text:p/>
            <draw:enhanced-geometry svg:viewBox="0 0 21600 21600" draw:type="rectangle" draw:enhanced-path="M 0 0 L 21600 0 21600 21600 0 21600 0 0 Z N"/>
          </draw:custom-shape>
        </draw:g>
        <draw:g>
          <draw:g>
            <draw:custom-shape draw:style-name="gr1" draw:text-style-name="P1" draw:layer="layout" svg:width="8cm" svg:height="8cm" svg:x="1cm" svg:y="10.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7" draw:text-style-name="P3" draw:layer="layout" svg:width="2.433cm" svg:height="3.837cm" draw:transform="skewX (-0.327423767674136) rotate (-0.645248224462304) translate (2.488cm 12.108cm)" svg:viewBox="0 0 2434 3838" svg:d="M0 0c3165 0 2336 3549 2336 3549l-61 289">
            <text:p/>
          </draw:path>
          <draw:path draw:style-name="gr7" draw:text-style-name="P3" draw:layer="layout" svg:width="3.255cm" svg:height="4.272cm" draw:transform="skewX (-0.00366519142918807) rotate (-0.463733982254894) translate (3.50700003064225cm 12.1079999381632cm)" svg:viewBox="0 0 3256 4273" svg:d="M0 0c4233-1 3125 3951 3125 3951l-81 322">
            <text:p/>
          </draw:path>
          <draw:path draw:style-name="gr7" draw:text-style-name="P3" draw:layer="layout" svg:width="3.852cm" svg:height="4.42cm" draw:transform="skewX (0.158824961931484) rotate (-0.387114028092342) translate (4.835cm 12.113cm)" svg:viewBox="0 0 3853 4421" svg:d="M0 0c5008 1 3698 4088 3698 4088l-96 333">
            <text:p/>
          </draw:path>
          <draw:custom-shape draw:style-name="gr8" draw:text-style-name="P5" draw:layer="layout" svg:width="1.018cm" svg:height="0.397cm" draw:transform="rotate (-0.862018117559999) translate (3.118cm 12.389cm)">
            <text:p text:style-name="P4"><text:span text:style-name="T1">70</text:span></text:p>
            <draw:enhanced-geometry svg:viewBox="0 0 21600 21600" draw:type="rectangle" draw:enhanced-path="M 0 0 L 21600 0 21600 21600 0 21600 0 0 Z N"/>
          </draw:custom-shape>
          <draw:custom-shape draw:style-name="gr8" draw:text-style-name="P5" draw:layer="layout" svg:width="1.018cm" svg:height="0.397cm" draw:transform="rotate (-0.759392757542733) translate (4.508cm 12.41cm)">
            <text:p text:style-name="P4"><text:span text:style-name="T1">80</text:span></text:p>
            <draw:enhanced-geometry svg:viewBox="0 0 21600 21600" draw:type="rectangle" draw:enhanced-path="M 0 0 L 21600 0 21600 21600 0 21600 0 0 Z N"/>
          </draw:custom-shape>
          <draw:custom-shape draw:style-name="gr8" draw:text-style-name="P5" draw:layer="layout" svg:width="1.018cm" svg:height="0.397cm" draw:transform="rotate (-0.56356681546897) translate (5.947cm 12.418cm)">
            <text:p text:style-name="P4"><text:span text:style-name="T1">90</text:span></text:p>
            <draw:enhanced-geometry svg:viewBox="0 0 21600 21600" draw:type="rectangle" draw:enhanced-path="M 0 0 L 21600 0 21600 21600 0 21600 0 0 Z N"/>
          </draw:custom-shape>
        </draw:g>
        <draw:g>
          <draw:custom-shape draw:style-name="gr1" draw:text-style-name="P1" draw:layer="layout" svg:width="8cm" svg:height="8cm" svg:x="9.864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 draw:text-style-name="P2" draw:layer="layout" svg:width="2cm" svg:height="2cm" svg:x="11.221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3cm" svg:height="3cm" svg:x="13.504cm" svg:y="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4.496cm" svg:y="5.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2.597cm" svg:height="2.6cm" svg:x="11.216cm" svg:y="5.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1.013cm" svg:height="0.923cm" svg:x="12.579cm" svg:y="4.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1.013cm" svg:height="0.923cm" svg:x="13.758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892cm" svg:height="0.833cm" svg:x="11.226cm" svg:y="4.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892cm" svg:height="0.833cm" svg:x="13.653cm" svg:y="6.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 draw:text-style-name="P6" draw:layer="layout" svg:width="5.299cm" svg:height="3.13cm" svg:x="11.219cm" svg:y="4.505cm">
          <text:p/>
          <draw:enhanced-geometry svg:viewBox="0 0 21600 21600" draw:type="rectangle" draw:enhanced-path="M 0 0 L 21600 0 21600 21600 0 21600 0 0 Z N"/>
        </draw:custom-shape>
        <draw:g>
          <draw:custom-shape draw:style-name="gr1" draw:text-style-name="P1" draw:layer="layout" svg:width="8cm" svg:height="8cm" svg:x="9.887cm" svg:y="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8cm" svg:height="8cm" svg:x="9.887cm" svg:y="1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2" draw:layer="layout" svg:width="3cm" svg:height="3cm" svg:x="12.289cm" svg:y="1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3.79cm" svg:y1="16.176cm" svg:x2="13.79cm" svg:y2="16.976cm">
            <text:p/>
          </draw:line>
          <draw:line draw:style-name="gr14" draw:text-style-name="P3" draw:layer="layout" svg:x1="13.79cm" svg:y1="12.188cm" svg:x2="13.79cm" svg:y2="12.988cm">
            <text:p/>
          </draw:line>
          <draw:line draw:style-name="gr14" draw:text-style-name="P3" draw:layer="layout" svg:x1="15.39cm" svg:y1="14.552cm" svg:x2="16.19cm" svg:y2="14.552cm">
            <text:p/>
          </draw:line>
          <draw:line draw:style-name="gr14" draw:text-style-name="P3" draw:layer="layout" svg:x1="11.39cm" svg:y1="14.552cm" svg:x2="12.19cm" svg:y2="14.552cm">
            <text:p/>
          </draw:line>
          <draw:line draw:style-name="gr14" draw:text-style-name="P3" draw:layer="layout" svg:x1="14.946cm" svg:y1="15.693cm" svg:x2="15.512cm" svg:y2="16.259cm">
            <text:p/>
          </draw:line>
          <draw:line draw:style-name="gr14" draw:text-style-name="P3" draw:layer="layout" svg:x1="12.082cm" svg:y1="12.853cm" svg:x2="12.648cm" svg:y2="13.419cm">
            <text:p/>
          </draw:line>
          <draw:line draw:style-name="gr14" draw:text-style-name="P3" draw:layer="layout" svg:x1="12.612cm" svg:y1="15.703cm" svg:x2="12.046cm" svg:y2="16.269cm">
            <text:p/>
          </draw:line>
          <draw:line draw:style-name="gr14" draw:text-style-name="P3" draw:layer="layout" svg:x1="15.479cm" svg:y1="12.877cm" svg:x2="14.913cm" svg:y2="13.443cm">
            <text:p/>
          </draw:line>
          <draw:line draw:style-name="gr14" draw:text-style-name="P3" draw:layer="layout" svg:x1="14.427cm" svg:y1="16.04cm" svg:x2="14.733cm" svg:y2="16.779cm">
            <text:p/>
          </draw:line>
          <draw:line draw:style-name="gr14" draw:text-style-name="P3" draw:layer="layout" svg:x1="12.851cm" svg:y1="12.352cm" svg:x2="13.157cm" svg:y2="13.091cm">
            <text:p/>
          </draw:line>
          <draw:line draw:style-name="gr14" draw:text-style-name="P3" draw:layer="layout" svg:x1="14.709cm" svg:y1="12.358cm" svg:x2="14.403cm" svg:y2="13.097cm">
            <text:p/>
          </draw:line>
          <draw:line draw:style-name="gr14" draw:text-style-name="P3" draw:layer="layout" svg:x1="13.145cm" svg:y1="16.016cm" svg:x2="12.839cm" svg:y2="16.755cm">
            <text:p/>
          </draw:line>
          <draw:line draw:style-name="gr14" draw:text-style-name="P3" draw:layer="layout" svg:x1="11.538cm" svg:y1="15.518cm" svg:x2="12.277cm" svg:y2="15.212cm">
            <text:p/>
          </draw:line>
          <draw:line draw:style-name="gr14" draw:text-style-name="P3" draw:layer="layout" svg:x1="15.236cm" svg:y1="13.936cm" svg:x2="15.975cm" svg:y2="13.63cm">
            <text:p/>
          </draw:line>
          <draw:line draw:style-name="gr14" draw:text-style-name="P3" draw:layer="layout" svg:x1="15.25cm" svg:y1="15.194cm" svg:x2="15.989cm" svg:y2="15.5cm">
            <text:p/>
          </draw:line>
          <draw:line draw:style-name="gr14" draw:text-style-name="P3" draw:layer="layout" svg:x1="11.589cm" svg:y1="13.56cm" svg:x2="12.328cm" svg:y2="13.866cm">
            <text:p/>
          </draw:line>
        </draw:g>
        <draw:g>
          <draw:g>
            <draw:custom-shape draw:style-name="gr1" draw:text-style-name="P1" draw:layer="layout" svg:width="8cm" svg:height="8cm" svg:x="1cm" svg:y="20.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 draw:text-style-name="P2" draw:layer="layout" svg:width="1.589cm" svg:height="1.492cm" svg:x="4.281cm" svg:y="25.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842cm" svg:height="4.618cm" svg:x="4.647cm" svg:y="2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52cm" svg:height="0.915cm" svg:x="4.605cm" svg:y="25.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415cm" svg:height="2.077cm" svg:x="4.87cm" svg:y="23.6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2.1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426cm" svg:height="0.179cm" svg:x="4.878cm" svg:y="22.7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3.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3.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3" draw:text-style-name="P2" draw:layer="layout" svg:width="2cm" svg:height="2cm" svg:x="12.244cm" svg:y="21.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2.979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1.726cm" svg:y="21.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4.162cm" svg:y="2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4.538cm" svg:y="2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2.6cm" svg:height="2.57cm" svg:x="13.36cm" svg:y="2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1cm" svg:height="1.459cm" svg:x="11.274cm" svg:y="22.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3.55cm" svg:height="1.281cm" svg:x="12.029cm" svg:y="23.028cm">
              <text:p/>
              <draw:enhanced-geometry svg:viewBox="0 0 21600 21600" draw:type="rectangle" draw:enhanced-path="M 0 0 L 21600 0 21600 21600 0 21600 0 0 Z N"/>
            </draw:custom-shape>
          </draw:g>
          <draw:custom-shape draw:style-name="gr20" draw:text-style-name="P2" draw:layer="layout" svg:width="0.914cm" svg:height="0.986cm" svg:x="11.996cm" svg:y="24.555cm">
            <text:p/>
            <draw:enhanced-geometry svg:viewBox="0 0 780 907" draw:type="non-primitive" draw:enhanced-path="M 390 0 L 492 276 780 228 594 457 780 679 492 631 390 907 288 631 0 679 186 457 0 228 288 276 390 0 Z N"/>
          </draw:custom-shape>
          <draw:custom-shape draw:style-name="gr20" draw:text-style-name="P2" draw:layer="layout" svg:width="0.914cm" svg:height="0.986cm" svg:x="13.497cm" svg:y="25.356cm">
            <text:p/>
            <draw:enhanced-geometry svg:viewBox="0 0 780 907" draw:type="non-primitive" draw:enhanced-path="M 390 0 L 492 276 780 228 594 457 780 679 492 631 390 907 288 631 0 679 186 457 0 228 288 276 390 0 Z N"/>
          </draw:custom-shape>
          <draw:custom-shape draw:style-name="gr20" draw:text-style-name="P2" draw:layer="layout" svg:width="0.914cm" svg:height="0.986cm" svg:x="14.998cm" svg:y="24.857cm">
            <text:p/>
            <draw:enhanced-geometry svg:viewBox="0 0 780 907" draw:type="non-primitive" draw:enhanced-path="M 390 0 L 492 276 780 228 594 457 780 679 492 631 390 907 288 631 0 679 186 457 0 228 288 276 390 0 Z N"/>
          </draw:custom-shape>
          <draw:custom-shape draw:style-name="gr21" draw:text-style-name="P2" draw:layer="layout" svg:width="0.409cm" svg:height="0.433cm" svg:x="13.759cm" svg:y="24.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409cm" svg:height="0.433cm" svg:x="12.159cm" svg:y="25.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235cm" svg:height="0.286cm" svg:x="15.659cm" svg:y="2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235cm" svg:height="0.286cm" svg:x="14.659cm" svg:y="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235cm" svg:height="0.286cm" svg:x="12.959cm" svg:y="25.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16cm" svg:height="0.204cm" svg:x="15.159cm" svg:y="26.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16cm" svg:height="0.204cm" svg:x="15.76cm" svg:y="26.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16cm" svg:height="0.204cm" svg:x="11.761cm" svg:y="25.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4"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預設">
        <draw:g>
          <draw:custom-shape draw:style-name="gr1" draw:text-style-name="P1" draw:layer="layout" svg:width="8cm" svg:height="8cm" svg:x="9.889cm" svg:y="1.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 draw:text-style-name="P1" draw:layer="layout" svg:width="8cm" svg:height="8cm" svg:x="0.89cm" svg:y="10.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5" draw:text-style-name="P9" draw:layer="layout" svg:width="1.888cm" svg:height="2.02cm" svg:x="3.848cm" svg:y="1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 draw:text-style-name="P9" draw:layer="layout" svg:width="1.941cm" svg:height="1.9cm" svg:x="3.85cm" svg:y="14.817cm" svg:viewBox="0 0 1942 1901" svg:d="M944 149c165 0 328-47 472-135 7-5 14-9 21-14 7 5 13 11 19 16 148 130 271 316 356 540 85 223 130 478 130 736 0 211-30 418-87 609h-1768c-57-191-87-398-87-609 0-258 45-513 130-736 85-222 206-407 352-536 141 85 300 129 462 129z">
              <text:p/>
            </draw:path>
          </draw:g>
        </draw:g>
        <draw:g>
          <draw:g>
            <draw:custom-shape draw:style-name="gr1" draw:text-style-name="P1" draw:layer="layout" svg:width="8cm" svg:height="8cm" svg:x="9.89cm" svg:y="10.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7" draw:text-style-name="P9" draw:layer="layout" svg:width="2.405cm" svg:height="2.561cm" svg:x="12.6cm" svg:y="11.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text-style-name="P9" draw:layer="layout" svg:width="2.474cm" svg:height="2.41cm" svg:x="12.602cm" svg:y="14.307cm" svg:viewBox="0 0 2475 2411" svg:d="M1202 189c212 0 419-59 602-172 10-5 19-11 28-17 8 7 16 14 24 21 188 164 345 400 453 684 109 283 166 606 166 933 0 268-38 531-111 773h-2253c-73-242-111-505-111-773 0-327 57-650 166-933 107-282 262-516 448-680 179 108 382 164 588 164z">
              <text:p/>
            </draw:path>
          </draw:g>
          <draw:g>
            <draw:custom-shape draw:style-name="gr29" draw:text-style-name="P9" draw:layer="layout" svg:width="0.299cm" svg:height="1.119cm" svg:x="12.208cm" svg:y="12.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9" draw:layer="layout" svg:width="0.299cm" svg:height="1.118cm" svg:x="15.141cm" svg:y="12.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1" draw:text-style-name="P9" draw:layer="layout" svg:width="2.924cm" svg:height="1.06cm" svg:x="12.361cm" svg:y="11.425cm" svg:viewBox="0 0 2925 1061" svg:d="M2729 626c-128-152-313-278-535-365-223-88-475-134-732-134-256 0-508 46-731 134-222 87-407 213-535 365-113 133-179 282-193 435-2-21-3-42-3-63 0-175 68-347 196-499s313-278 535-365c223-88 475-134 731-134 257 0 509 46 732 134 222 87 407 213 535 365s196 324 196 499c0 21-1 42-3 63-14-153-80-302-193-435z">
              <text:p/>
            </draw:path>
            <draw:path draw:style-name="gr31" draw:text-style-name="P9" draw:layer="layout" svg:width="0.398cm" svg:height="0.747cm" svg:x="14.938cm" svg:y="13.317cm" svg:viewBox="0 0 399 748" svg:d="M0 622c78-57 146-119 203-186 113-134 179-283 193-436 2 21 3 42 3 63 0 176-68 348-196 499-57 68-125 130-203 186z">
              <text:p/>
            </draw:path>
            <draw:custom-shape draw:style-name="gr32" draw:text-style-name="P9" draw:layer="layout" svg:width="0.282cm" svg:height="0.216cm" svg:x="14.674cm" svg:y="1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 draw:text-style-name="P1" draw:layer="layout" svg:width="8cm" svg:height="8cm" svg:x="0.888cm" svg:y="1.0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33" draw:text-style-name="P2" draw:layer="layout" svg:width="2.124cm" svg:height="0.658cm" draw:transform="rotate (-1.5707963267949) translate (4.511cm 2.41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2" draw:layer="layout" svg:width="2.131cm" svg:height="0.658cm" draw:transform="rotate (1.5707963267949) translate (5.11cm 4.529cm)">
                <text:p/>
                <draw:enhanced-geometry svg:viewBox="0 0 21600 21600" draw:mirror-horizontal="false"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2" draw:layer="layout" svg:width="3.626cm" svg:height="0.984cm" draw:transform="rotate (-1.5707963267949) translate (5.285cm 4.071cm)">
                <text:p/>
                <draw:enhanced-geometry svg:viewBox="0 0 21600 21600" draw:type="rectangle" draw:enhanced-path="M 0 0 L 21600 0 21600 21600 0 21600 0 0 Z N"/>
              </draw:custom-shape>
            </draw:g>
          </draw:g>
          <draw:g>
            <draw:g>
              <draw:custom-shape draw:style-name="gr36" draw:text-style-name="P9" draw:layer="layout" svg:width="0.526cm" svg:height="0.711cm" svg:x="2.613cm" svg:y="2.398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9" draw:layer="layout" svg:width="0.526cm" svg:height="0.711cm" svg:x="2.615cm" svg:y="3.142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9" draw:layer="layout" svg:width="0.259cm" svg:height="1.767cm" svg:x="2.747cm" svg:y="3.868cm">
                <text:p/>
                <draw:enhanced-geometry svg:viewBox="0 0 21600 21600" draw:type="rectangle" draw:enhanced-path="M 0 0 L 21600 0 21600 21600 0 21600 0 0 Z N"/>
              </draw:custom-shape>
              <draw:custom-shape draw:style-name="gr38" draw:text-style-name="P9" draw:layer="layout" svg:width="0.662cm" svg:height="2.054cm" svg:x="2.556cm" svg:y="5.651cm">
                <text:p/>
                <draw:enhanced-geometry svg:viewBox="0 0 21600 21600" draw:type="rectangle" draw:enhanced-path="M 0 0 L 21600 0 21600 21600 0 21600 0 0 Z N"/>
              </draw:custom-shape>
            </draw:g>
          </draw:g>
          <draw:g>
            <draw:custom-shape draw:style-name="gr39" draw:text-style-name="P9" draw:layer="layout" svg:width="0.829cm" svg:height="0.445cm" svg:x="6.336cm" svg:y="4.661cm">
              <text:p/>
              <draw:enhanced-geometry svg:viewBox="0 0 21600 21600" draw:type="rectangle" draw:enhanced-path="M 0 0 L 21600 0 21600 21600 0 21600 0 0 Z N"/>
            </draw:custom-shape>
            <draw:path draw:style-name="gr40" draw:text-style-name="P9" draw:layer="layout" svg:width="0.41cm" svg:height="2.229cm" svg:x="6.753cm" svg:y="2.432cm" svg:viewBox="0 0 411 2230" svg:d="M203 1794c0-50-8-100-25-144s-41-80-71-105c-29-26-62-39-96-39-4 0-7 0-11 0v-1506l411 2230h-411v-147c4 0 7 0 11 0 34 0 67-13 96-39 30-25 54-61 71-105s25-94 25-145z">
              <text:p/>
            </draw:path>
            <draw:path draw:style-name="gr41" draw:text-style-name="P9" draw:layer="layout" svg:width="0.705cm" svg:height="2.369cm" draw:transform="skewX (0.243997029428807) rotate (0.4618141200777) translate (6.60670044564921cm 5.36831891214068cm)" svg:viewBox="0 0 706 2370" svg:d="M611 0c9 40 18 81 27 123 45 228 68 486 68 749s-23 521-68 749c-44 227-108 416-185 548-77 131-165 201-254 201-69 0-136-41-199-120 19-23 37-50 55-81 77-131 141-320 186-548 44-228 67-486 67-749 0-262-23-521-68-748-8-43-17-84-27-124z">
              <text:p/>
            </draw:path>
            <draw:polygon draw:style-name="gr42" draw:text-style-name="P9" draw:layer="layout" svg:width="0.411cm" svg:height="0.4cm" svg:x="6.753cm" svg:y="5.101cm" svg:viewBox="0 0 412 401" draw:points="0,401 0,0 412,0 285,401">
              <text:p/>
            </draw:polygon>
            <draw:path draw:style-name="gr40" draw:text-style-name="P9" draw:layer="layout" svg:width="0.41cm" svg:height="2.229cm" svg:x="6.336cm" svg:y="2.432cm" svg:viewBox="0 0 411 2230" svg:d="M207 1794c0-50 9-100 26-144s41-80 71-105c29-26 62-39 96-39 3 0 7 0 11 0v-1506l-411 2230h411v-147c-4 0-8 0-11 0-34 0-67-13-96-39-30-25-54-61-71-105s-26-94-26-145z">
              <text:p/>
            </draw:path>
            <draw:path draw:style-name="gr41" draw:text-style-name="P9" draw:layer="layout" svg:width="0.707cm" svg:height="2.366cm" draw:transform="skewX (-0.246964089157198) rotate (-0.465304778581688) translate (6.26179662533262cm 5.05255553687865cm)" svg:viewBox="0 0 708 2367" svg:d="M95 1c-10 40-19 81-27 123-45 228-68 486-68 748 0 263 24 521 68 748 45 228 109 416 186 547 78 131 165 200 255 200 68 0 136-41 199-120-19-23-38-50-55-81-78-131-142-319-187-547-44-227-68-485-68-748 0-262 24-520 68-748 9-42 18-83 27-123z">
              <text:p/>
            </draw:path>
            <draw:polygon draw:style-name="gr42" draw:text-style-name="P9" draw:layer="layout" svg:width="0.411cm" svg:height="0.4cm" svg:x="6.335cm" svg:y="5.101cm" svg:viewBox="0 0 412 401" draw:points="412,401 412,0 0,0 127,401">
              <text:p/>
            </draw:polygon>
          </draw:g>
        </draw:g>
        <draw:custom-shape draw:style-name="gr43" draw:text-style-name="P9" draw:layer="layout" svg:width="5.297cm" svg:height="5.324cm" svg:x="11.245cm" svg:y="2.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4" draw:text-style-name="P1" draw:layer="layout" svg:width="1.414cm" svg:height="1.095cm" svg:x="14.855cm" svg:y="5.62cm" svg:viewBox="0 0 1415 1096" svg:d="M1277 651c-64 109-137 212-216 309-27 12-53 26-77 41l-154 95-118-112c-54-212-302-228-580-207-306 23-6-460 153-527 194-81 391-332 563-223 271 173 359-213 477 176 19 60 55 120 90 178-40 93-86 183-138 270z">
          <text:p/>
        </draw:path>
        <draw:g>
          <draw:g>
            <draw:custom-shape draw:style-name="gr1" draw:text-style-name="P1" draw:layer="layout" svg:width="8cm" svg:height="8cm" svg:x="9.89cm" svg:y="19.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20.407cm">
              <text:p/>
              <draw:enhanced-geometry svg:viewBox="0 0 21600 21600" draw:type="rectangle" draw:enhanced-path="M 0 0 L 21600 0 21600 21600 0 21600 0 0 Z N"/>
            </draw:custom-shape>
          </draw:g>
          <draw:custom-shape draw:style-name="gr46" draw:text-style-name="P9" draw:layer="layout" svg:width="5.351cm" svg:height="5.409cm" svg:x="11.201cm" svg:y="20.344cm">
            <text:p/>
            <draw:enhanced-geometry svg:viewBox="0 0 21600 21600" draw:type="rectangle" draw:enhanced-path="M 0 0 L 21600 0 21600 21600 0 21600 0 0 Z N"/>
          </draw:custom-shape>
          <draw:path draw:style-name="gr47" draw:text-style-name="P1" draw:layer="layout" svg:width="2.835cm" svg:height="1.582cm" svg:x="13.788cm" svg:y="21.902cm" svg:viewBox="0 0 2836 1583" svg:d="M984 905c311-77-28-282-146-165-140 138-266-48-437 44-88 47-543 268-357 33 138-174 32-196 0-286-49-137 181-66 371-66 186 0 88-277 225-318s265 92 410 11c142-80 321-19 476-88 127-56 281-53 423-66 160-15 314 15 476 0 149-13 412 7 411 143-1 132-510 164-344 263 170 103 248 146 238 264-10 115 101 180 53 340-52 170-155 219-265 319-111 101 87 436-106 110-61-104-369-360-330-77 19 138-262 245-265 44-2-133-135-251-291-275-402-60 209 12-66 176-198 118-287-63-357-143l-93-110-119-109z">
            <text:p/>
          </draw:path>
          <draw:path draw:style-name="gr47" draw:text-style-name="P1" draw:layer="layout" svg:width="1.849cm" svg:height="2.508cm" svg:x="13.369cm" svg:y="22.757cm" svg:viewBox="0 0 1850 2509" svg:d="M995 2509c-159-99-333-228-352-476-15-211 23-384 32-582 11-210-128-420-351-370-217 48-383-272-304-494 67-186 5-432 240-529 199-83 427-86 607 53 159 122 401 4 512 247 78 171 148 294 400 387 165 61 13 501-160 529-463 77 79 224-64 424-133 186-309 337-416 547l-96 176 16 88z">
            <text:p/>
          </draw:path>
          <draw:path draw:style-name="gr47" draw:text-style-name="P1" draw:layer="layout" svg:width="2.502cm" svg:height="3.544cm" svg:x="11.354cm" svg:y="21.515cm" svg:viewBox="0 0 2503 3545" svg:d="M376 597c12-261-327 23-368-86-65-170 283-186 449-268 376-186-52 221 368 109 225-60 242-248 477-256 166-6 329-165 517-61 144 80 348 97 504 36 381-148 47 188 0 245-110 131-267 208-395 317-289 246-68-107-177-183-168-116-341 78-204 232 67 76 246 391-28 293-336-120-142 233-436 171-290-61-35 403-299 220-209-144-325 220-136 220 246 0 126 275 340 244 184-26 304 55 422 146 153 118 421 185 382 379-36 173 144 244-109 403-142 89-199 223-273 367-76 148 140 321 14 403-138 88-180-189-204-318-29-149-141-277-163-427-19-126 108-246-123-355-146-68-261-229-232-390 21-116 156-273-81-354-131-45-232-92-300-269-59-153-128-254-204-379-72-116-64-290 82-366l122-61z">
            <text:p/>
          </draw:path>
        </draw:g>
        <draw:g>
          <draw:g>
            <draw:custom-shape draw:style-name="gr1" draw:text-style-name="P1" draw:layer="layout" svg:width="8cm" svg:height="8cm" svg:x="0.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3" draw:text-style-name="P9" draw:layer="layout" svg:width="5.297cm" svg:height="5.324cm" svg:x="2.249cm" svg:y="20.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7" draw:text-style-name="P1" draw:layer="layout" svg:width="1.849cm" svg:height="2.508cm" svg:x="4.812cm" svg:y="22.699cm" svg:viewBox="0 0 1850 2509" svg:d="M995 2509c-159-99-333-228-352-476-15-211 23-384 32-582 11-210-128-420-351-370-217 48-383-272-304-494 67-186 5-432 240-529 199-83 427-86 607 53 159 122 401 4 512 247 78 171 148 294 400 387 165 61 13 501-160 529-463 77 79 224-64 424-133 186-309 337-416 547l-96 176 16 88z">
              <text:p/>
            </draw:path>
            <draw:path draw:style-name="gr44" draw:text-style-name="P1" draw:layer="layout" svg:width="2.174cm" svg:height="3.872cm" svg:x="2.455cm" svg:y="21.246cm" svg:viewBox="0 0 2175 3873" svg:d="M934 3728c-3-20-6-38-9-54-28-171-137-318-159-489-18-144 107-282-119-406-142-78-254-262-225-447 20-133 151-313-80-405-127-51-225-105-292-308-16-49-32-93-50-135 42-309 145-609 303-881 35-61 73-120 114-177 29 1 69-6 124-23 219-68 236-284 464-293 162-7 321-188 504-70 141 91 338 112 490 42 371-170 46 215 0 279-106 150-259 239-384 364-281 281-67-123-173-210-163-133-331 89-198 266 65 87 240 447-27 335-327-138-138 266-424 196-283-70-35 460-292 252-203-166-317 251-132 251 240 0 123 314 331 280 179-30 296 63 411 167 149 134 410 211 371 433-34 198 140 280-106 462-137 101-193 255-265 419-43 98 9 205 37 297-74-45-145-93-214-145z">
              <text:p/>
            </draw:path>
            <draw:path draw:style-name="gr44" draw:text-style-name="P1" draw:layer="layout" svg:width="2.487cm" svg:height="2.128cm" svg:x="4.8cm" svg:y="21.308cm" svg:viewBox="0 0 2488 2129" svg:d="M2163 542c213 367 325 783 325 1206 0 75-3 150-10 224-76-108-194-188-324-212-568-103 295 19-94 302-279 204-405-108-503-245l-131-189-169-189 131-76c439-133-38-484-205-284-198 239-376-81-617 76-125 82-766 462-503 57 193-299 45-338 0-491-70-238 254-114 522-114 263 0 125-478 318-548s375 158 579 19c77-54 163-70 251-78 168 159 313 341 430 542z">
              <text:p/>
            </draw:path>
          </draw:g>
        </draw:g>
        <draw:path draw:style-name="gr47" draw:text-style-name="P1" draw:layer="layout" svg:width="3.521cm" svg:height="1.861cm" svg:x="12.148cm" svg:y="3.115cm" svg:viewBox="0 0 3522 1862" svg:d="M1222 1065c386-91-34-331-181-194-174 163-331-56-543 52-110 56-674 315-443 38 171-204 40-230 0-336-61-162 224-77 460-77 231 0 110-327 280-375s329 108 509 13c176-94 398-23 591-104 158-66 349-61 526-77 199-17 390 17 592 0 185-16 511 8 509 168-1 155-633 193-427 310 212 121 308 172 296 310-12 136 126 212 65 401-63 200-192 257-328 375-138 119 108 513-132 129-76-122-459-423-410-90 23 162-325 289-329 51-3-156-167-295-362-322-499-71 260 13-82 206-245 139-357-74-443-168l-115-129-148-129z">
          <text:p/>
        </draw:path>
        <draw:path draw:style-name="gr47" draw:text-style-name="P1" draw:layer="layout" svg:width="2.297cm" svg:height="2.953cm" svg:x="11.627cm" svg:y="4.121cm" svg:viewBox="0 0 2298 2954" svg:d="M1236 2954c-197-117-414-269-437-560-19-250 28-452 40-686 13-247-160-495-437-436-270 57-476-319-377-581 82-219 6-508 298-623 247-98 531-101 754 62 198 144 498 5 636 291 97 201 183 347 496 456 206 72 17 589-198 623-576 91 98 263-80 499-165 219-383 396-516 643l-119 208 20 104z">
          <text:p/>
        </draw:path>
        <presentation:notes draw:style-name="dp2">
          <draw:page-thumbnail draw:style-name="gr24"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預設">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39cm" svg:y="2.407cm">
            <text:p/>
            <draw:enhanced-geometry svg:viewBox="0 0 21600 21600" draw:type="rectangle" draw:enhanced-path="M 0 0 L 21600 0 21600 21600 0 21600 0 0 Z N"/>
          </draw:custom-shape>
        </draw:g>
        <draw:g>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1" draw:text-style-name="P9" draw:layer="layout" svg:width="1.554cm" svg:height="1.684cm" svg:x="2.315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2" draw:text-style-name="P9" draw:layer="layout" svg:width="1.597cm" svg:height="1.582cm" svg:x="2.316cm" svg:y="15.082cm" svg:viewBox="0 0 1598 1583" svg:d="M777 124c135 0 270-39 388-112 6-5 12-8 17-12 6 4 11 9 16 13 122 109 223 264 293 450s107 398 107 613c0 176-25 348-72 507h-1454c-47-159-72-331-72-507 0-215 37-427 107-613 70-185 169-339 290-446 116 70 246 107 380 107z">
              <text:p/>
            </draw:path>
          </draw:g>
          <draw:g>
            <draw:custom-shape draw:style-name="gr53" draw:text-style-name="P9" draw:layer="layout" svg:width="1.553cm" svg:height="1.684cm" svg:x="4.138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2" draw:text-style-name="P9" draw:layer="layout" svg:width="1.597cm" svg:height="1.582cm" svg:x="4.138cm" svg:y="15.082cm" svg:viewBox="0 0 1598 1583" svg:d="M777 124c135 0 270-39 388-112 6-5 12-8 17-12 6 4 11 9 16 13 122 109 223 264 293 450s107 398 107 613c0 176-25 348-72 507h-1454c-47-159-72-331-72-507 0-215 37-427 107-613 70-185 169-339 290-446 116 70 246 107 380 107z">
              <text:p/>
            </draw:path>
          </draw:g>
          <draw:g>
            <draw:custom-shape draw:style-name="gr54" draw:text-style-name="P9" draw:layer="layout" svg:width="1.554cm" svg:height="1.683cm" svg:x="5.915cm" svg:y="1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2" draw:text-style-name="P9" draw:layer="layout" svg:width="1.597cm" svg:height="1.582cm" svg:x="5.916cm" svg:y="15.08cm" svg:viewBox="0 0 1598 1583" svg:d="M777 124c135 0 270-39 388-112 6-5 12-8 17-12 6 4 11 9 16 13 122 109 223 264 293 450s107 398 107 613c0 176-25 348-72 507h-1454c-47-159-72-331-72-507 0-215 37-427 107-613 70-185 169-339 290-446 116 70 246 107 380 107z">
              <text:p/>
            </draw:path>
          </draw:g>
          <draw:custom-shape draw:style-name="gr55" draw:text-style-name="P9" draw:layer="layout" svg:width="2.62cm" svg:height="0.674cm" svg:x="3.927cm" svg:y="11.43cm">
            <text:p/>
            <draw:enhanced-geometry svg:viewBox="0 0 21600 21600" draw:text-areas="800 800 20800 20800" draw:type="round-rectangular-callout" draw:modifiers="4590.30904235025 605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9" draw:layer="layout" svg:width="1.177cm" svg:height="0.674cm" svg:x="2.235cm" svg:y="11.638cm">
            <text:p/>
            <draw:enhanced-geometry svg:viewBox="0 0 21600 21600" draw:text-areas="800 800 20800 20800" draw:type="round-rectangular-callout" draw:modifiers="16520.882852292 56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9" draw:layer="layout" svg:width="1.177cm" svg:height="0.674cm" svg:x="5.554cm" svg:y="12.439cm">
            <text:p/>
            <draw:enhanced-geometry svg:viewBox="0 0 21600 21600" draw:text-areas="800 800 20800 20800" draw:type="round-rectangular-callout" draw:modifiers="15310.6960950764 26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7" draw:text-style-name="P3" draw:layer="layout" svg:width="5.08cm" svg:height="5.091cm" svg:x="2.35cm" svg:y="20.521cm">
            <text:p/>
            <draw:enhanced-geometry svg:viewBox="0 0 21600 21600" draw:type="rectangle" draw:enhanced-path="M 0 0 L 21600 0 21600 21600 0 21600 0 0 Z N"/>
          </draw:custom-shape>
          <draw:custom-shape draw:style-name="gr58" draw:text-style-name="P3" draw:layer="layout" svg:width="1.505cm" svg:height="1.599cm" svg:x="5.937cm" svg:y="20.56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9" draw:text-style-name="P11" draw:layer="layout" svg:width="1.992cm" svg:height="2.108cm" draw:transform="rotate (-3.14159265358979) translate (7.694cm 22.271cm)">
            <text:p/>
            <draw:enhanced-geometry svg:viewBox="0 0 21600 21600" draw:glue-points="0 0 0 10800 0 21600 10800 21600 21600 21600 10800 10800" draw:text-areas="1900 12700 12700 19700" draw:type="right-triangle" draw:enhanced-path="M 0 0 L 21600 21600 0 21600 0 0 Z N"/>
          </draw:custom-shape>
          <draw:frame draw:style-name="gr60" draw:text-style-name="P12" draw:layer="layout" svg:width="4.697cm" svg:height="3.837cm" svg:x="2.407cm" svg:y="21.709cm">
            <draw:text-box>
              <text:p><text:span text:style-name="T2">INT MAIN{ <text:s/></text:span></text:p>
              <text:p><text:span text:style-name="T2"><text:s text:c="2"/></text:span><text:span text:style-name="T2">Float VAR</text:span></text:p>
              <text:p><text:span text:style-name="T2"><text:s text:c="2"/></text:span><text:span text:style-name="T2">if ():</text:span></text:p>
              <text:p><text:span text:style-name="T2"><text:s text:c="4"/></text:span></text:p>
              <text:p><text:span text:style-name="T2"><text:s text:c="2"/></text:span><text:span text:style-name="T2">endif</text:span></text:p>
              <text:p><text:span text:style-name="T2">}</text:span></text:p>
            </draw:text-box>
          </draw:frame>
        </draw:g>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7" draw:text-style-name="P3" draw:layer="layout" svg:width="5.08cm" svg:height="5.091cm" svg:x="11.368cm" svg:y="20.499cm">
            <text:p/>
            <draw:enhanced-geometry svg:viewBox="0 0 21600 21600" draw:type="rectangle" draw:enhanced-path="M 0 0 L 21600 0 21600 21600 0 21600 0 0 Z N"/>
          </draw:custom-shape>
          <draw:custom-shape draw:style-name="gr58" draw:text-style-name="P3" draw:layer="layout" svg:width="1.505cm" svg:height="1.599cm" svg:x="14.955cm" svg:y="20.54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9" draw:text-style-name="P11" draw:layer="layout" svg:width="1.992cm" svg:height="2.108cm" draw:transform="rotate (-3.14159265358979) translate (16.712cm 22.249cm)">
            <text:p/>
            <draw:enhanced-geometry svg:viewBox="0 0 21600 21600" draw:glue-points="0 0 0 10800 0 21600 10800 21600 21600 21600 10800 10800" draw:text-areas="1900 12700 12700 19700" draw:type="right-triangle" draw:enhanced-path="M 0 0 L 21600 21600 0 21600 0 0 Z N"/>
          </draw:custom-shape>
          <draw:frame draw:style-name="gr60" draw:text-style-name="P12" draw:layer="layout" svg:width="4.697cm" svg:height="3.837cm" svg:x="11.425cm" svg:y="21.687cm">
            <draw:text-box>
              <text:p><text:span text:style-name="T2">{CATAG1: <text:s/></text:span></text:p>
              <text:p><text:span text:style-name="T2"><text:s text:c="2"/></text:span><text:span text:style-name="T2">{ITEM1:</text:span></text:p>
              <text:p><text:span text:style-name="T2"><text:s text:c="3"/></text:span><text:span text:style-name="T2">}</text:span></text:p>
              <text:p><text:span text:style-name="T2"><text:s text:c="2"/></text:span><text:span text:style-name="T2">{ITEM2:</text:span></text:p>
              <text:p><text:span text:style-name="T2"><text:s text:c="2"/></text:span><text:span text:style-name="T2">}</text:span></text:p>
              <text:p><text:span text:style-name="T2">}</text:span></text:p>
            </draw:text-box>
          </draw:frame>
        </draw:g>
        <presentation:notes draw:style-name="dp2">
          <draw:page-thumbnail draw:style-name="gr24"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預設">
        <draw:g>
          <draw:g>
            <draw:g>
              <draw:custom-shape draw:style-name="gr1" draw:text-style-name="P1"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1" draw:text-style-name="P2" draw:layer="layout" svg:width="1.455cm" svg:height="1.79cm" svg:x="4.26cm" svg:y="4.027cm">
                <text:p/>
                <draw:enhanced-geometry svg:viewBox="0 0 21600 21600" draw:mirror-horizontal="false" draw:mirror-vertical="false" draw:type="rectangle" draw:enhanced-path="M 0 0 L 21600 0 21600 21600 0 21600 0 0 Z N"/>
              </draw:custom-shape>
              <draw:custom-shape draw:style-name="gr62" draw:text-style-name="P1" draw:layer="layout" svg:width="0.941cm" svg:height="0.955cm" svg:x="4.494cm" svg:y="4.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2.331cm" svg:height="0.824cm" svg:x="3.794cm" svg:y="5.987cm">
                <text:p/>
                <draw:enhanced-geometry svg:viewBox="0 0 21600 21600" draw:mirror-horizontal="false" draw:mirror-vertical="false" draw:type="rectangle" draw:enhanced-path="M 0 0 L 21600 0 21600 21600 0 21600 0 0 Z N"/>
              </draw:custom-shape>
              <draw:custom-shape draw:style-name="gr64" draw:text-style-name="P2" draw:layer="layout" svg:width="0.622cm" svg:height="0.821cm" svg:x="4.654cm" svg:y="3.078cm">
                <text:p/>
                <draw:enhanced-geometry svg:viewBox="0 0 21600 21600" draw:mirror-horizontal="false" draw:mirror-vertical="false" draw:type="rectangle" draw:enhanced-path="M 0 0 L 21600 0 21600 21600 0 21600 0 0 Z N"/>
              </draw:custom-shape>
              <draw:g>
                <draw:custom-shape draw:style-name="gr65" draw:text-style-name="P2" draw:layer="layout" svg:width="1.507cm" svg:height="1.79cm" svg:x="6.139cm" svg:y="4.027cm">
                  <text:p/>
                  <draw:enhanced-geometry svg:viewBox="0 0 21600 21600" draw:mirror-horizontal="false" draw:mirror-vertical="false" draw:type="rectangle" draw:enhanced-path="M 0 0 L 21600 0 21600 21600 0 21600 0 0 Z N"/>
                </draw:custom-shape>
                <draw:line draw:style-name="gr66" draw:text-style-name="P3" draw:layer="layout" svg:x1="6.139cm" svg:y1="5.222cm" svg:x2="7.644cm" svg:y2="5.222cm">
                  <text:p/>
                </draw:line>
                <draw:line draw:style-name="gr66" draw:text-style-name="P3" draw:layer="layout" svg:x1="6.139cm" svg:y1="4.625cm" svg:x2="7.644cm" svg:y2="4.625cm">
                  <text:p/>
                </draw:line>
              </draw:g>
              <draw:g>
                <draw:custom-shape draw:style-name="gr65" draw:text-style-name="P2" draw:layer="layout" svg:width="1.507cm" svg:height="1.79cm" svg:x="2.374cm" svg:y="4.027cm">
                  <text:p/>
                  <draw:enhanced-geometry svg:viewBox="0 0 21600 21600" draw:mirror-horizontal="false" draw:mirror-vertical="false" draw:type="rectangle" draw:enhanced-path="M 0 0 L 21600 0 21600 21600 0 21600 0 0 Z N"/>
                </draw:custom-shape>
                <draw:line draw:style-name="gr66" draw:text-style-name="P3" draw:layer="layout" svg:x1="2.374cm" svg:y1="5.222cm" svg:x2="3.879cm" svg:y2="5.222cm">
                  <text:p/>
                </draw:line>
                <draw:line draw:style-name="gr66" draw:text-style-name="P3" draw:layer="layout" svg:x1="2.374cm" svg:y1="4.625cm" svg:x2="3.879cm" svg:y2="4.625cm">
                  <text:p/>
                </draw:line>
              </draw:g>
            </draw:g>
          </draw:g>
        </draw:g>
        <draw:g>
          <draw:custom-shape draw:style-name="gr1" draw:text-style-name="P1" draw:layer="layout" svg:width="8cm" svg:height="8cm" svg:x="1.001cm" svg:y="20.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2.351cm" svg:y="21.382cm">
            <text:p/>
            <draw:enhanced-geometry svg:viewBox="0 0 21600 21600" draw:type="rectangle" draw:enhanced-path="M 0 0 L 21600 0 21600 21600 0 21600 0 0 Z N"/>
          </draw:custom-shape>
        </draw:g>
        <draw:g>
          <draw:custom-shape draw:style-name="gr1" draw:text-style-name="P1" draw:layer="layout" svg:width="8cm" svg:height="8cm" svg:x="9.888cm" svg:y="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11.238cm" svg:y="21.4cm">
            <text:p/>
            <draw:enhanced-geometry svg:viewBox="0 0 21600 21600" draw:type="rectangle" draw:enhanced-path="M 0 0 L 21600 0 21600 21600 0 21600 0 0 Z N"/>
          </draw:custom-shape>
        </draw:g>
        <draw:g>
          <draw:custom-shape draw:style-name="gr1" draw:text-style-name="P1" draw:layer="layout" svg:width="8cm" svg:height="8cm" svg:x="9.978cm" svg:y="10.5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11.328cm" svg:y="11.879cm">
            <text:p/>
            <draw:enhanced-geometry svg:viewBox="0 0 21600 21600" draw:type="rectangle" draw:enhanced-path="M 0 0 L 21600 0 21600 21600 0 21600 0 0 Z N"/>
          </draw:custom-shape>
        </draw:g>
        <draw:g>
          <draw:g>
            <draw:custom-shape draw:style-name="gr1" draw:text-style-name="P1" draw:layer="layout" svg:width="8cm" svg:height="8cm" svg:x="1cm" svg:y="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2.35cm" svg:y="11.75cm">
              <text:p/>
              <draw:enhanced-geometry svg:viewBox="0 0 21600 21600" draw:type="rectangle" draw:enhanced-path="M 0 0 L 21600 0 21600 21600 0 21600 0 0 Z N"/>
            </draw:custom-shape>
          </draw:g>
          <draw:g>
            <draw:g>
              <draw:custom-shape draw:style-name="gr67" draw:text-style-name="P2" draw:layer="layout" svg:width="1.411cm" svg:height="2.693cm" svg:x="4.272cm" svg:y="14.3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8" draw:text-style-name="P1" draw:layer="layout" svg:width="0.935cm" svg:height="1.856cm" svg:x="4.502cm" svg:y="15.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9" draw:text-style-name="P2" draw:layer="layout" svg:width="0.948cm" svg:height="0.338cm" svg:x="5.889cm" svg:y="14.0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0" draw:text-style-name="P2" draw:layer="layout" svg:width="1.838cm" svg:height="0.28cm" svg:x="4.022cm" svg:y="14.088cm">
              <text:p/>
              <draw:enhanced-geometry svg:viewBox="0 0 21600 21600" draw:type="rectangle" draw:enhanced-path="M 0 0 L 21600 0 21600 21600 0 21600 0 0 Z N"/>
            </draw:custom-shape>
            <draw:custom-shape draw:style-name="gr71" draw:text-style-name="P2" draw:layer="layout" svg:width="1.455cm" svg:height="1.775cm" svg:x="4.192cm" svg:y="11.963cm">
              <text:p/>
              <draw:enhanced-geometry svg:viewBox="0 0 21600 21600" draw:mirror-horizontal="false" draw:mirror-vertical="false" draw:type="rectangle" draw:enhanced-path="M 0 0 L 21600 0 21600 21600 0 21600 0 0 Z N"/>
            </draw:custom-shape>
            <draw:custom-shape draw:style-name="gr72" draw:text-style-name="P1" draw:layer="layout" svg:width="0.941cm" svg:height="0.947cm" svg:x="4.453cm" svg:y="12.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9" draw:layer="layout" svg:width="1.311cm" svg:height="1.062cm" svg:x="4.276cm" svg:y="11.754cm" svg:viewBox="0 0 1312 1063" draw:points="1180,131 113,131 113,1063 0,1063 0,0 1312,0 1312,1063 1180,1063">
              <text:p/>
            </draw:polygon>
            <draw:custom-shape draw:style-name="gr74" draw:text-style-name="P2" draw:layer="layout" svg:width="1.28cm" svg:height="0.241cm" svg:x="4.287cm" svg:y="13.796cm">
              <text:p/>
              <draw:enhanced-geometry svg:viewBox="0 0 21600 21600" draw:type="rectangle" draw:enhanced-path="M 0 0 L 21600 0 21600 21600 0 21600 0 0 Z N"/>
            </draw:custom-shape>
          </draw:g>
        </draw:g>
        <draw:g>
          <draw:g>
            <draw:custom-shape draw:style-name="gr1" draw:text-style-name="P1" draw:layer="layout" svg:width="8cm" svg:height="8cm" svg:x="9.888cm" svg:y="1.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5" draw:text-style-name="P2" draw:layer="layout" svg:width="0.969cm" svg:height="1.191cm" draw:transform="skewX (-0.000872664625997117) rotate (-0.700749694675723) translate (14.788cm 3.277cm)">
              <text:p/>
              <draw:enhanced-geometry svg:viewBox="0 0 21600 21600" draw:mirror-horizontal="false" draw:mirror-vertical="false" draw:type="rectangle" draw:enhanced-path="M 0 0 L 21600 0 21600 21600 0 21600 0 0 Z N"/>
            </draw:custom-shape>
            <draw:custom-shape draw:style-name="gr76" draw:text-style-name="P1" draw:layer="layout" svg:width="0.627cm" svg:height="0.635cm" draw:transform="rotate (-0.699702497124526) translate (14.743cm 3.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2" draw:layer="layout" svg:width="1.552cm" svg:height="0.549cm" draw:transform="rotate (-0.700051562974926) translate (13.711cm 4.075cm)">
              <text:p/>
              <draw:enhanced-geometry svg:viewBox="0 0 21600 21600" draw:mirror-horizontal="false" draw:mirror-vertical="false" draw:type="rectangle" draw:enhanced-path="M 0 0 L 21600 0 21600 21600 0 21600 0 0 Z N"/>
            </draw:custom-shape>
            <draw:custom-shape draw:style-name="gr78" draw:text-style-name="P2" draw:layer="layout" svg:width="0.414cm" svg:height="0.546cm" draw:transform="skewX (0.00174532925199429) rotate (-0.698131700797732) translate (15.396cm 2.964cm)">
              <text:p/>
              <draw:enhanced-geometry svg:viewBox="0 0 21600 21600" draw:mirror-horizontal="false" draw:mirror-vertical="false" draw:type="rectangle" draw:enhanced-path="M 0 0 L 21600 0 21600 21600 0 21600 0 0 Z N"/>
            </draw:custom-shape>
            <draw:g>
              <draw:custom-shape draw:style-name="gr79" draw:text-style-name="P2" draw:layer="layout" svg:width="1.003cm" svg:height="1.192cm" draw:transform="skewX (-0.00174532925199428) rotate (-0.700749694675723) translate (15.745cm 4.083cm)">
                <text:p/>
                <draw:enhanced-geometry svg:viewBox="0 0 21600 21600" draw:mirror-horizontal="false" draw:mirror-vertical="false" draw:type="rectangle" draw:enhanced-path="M 0 0 L 21600 0 21600 21600 0 21600 0 0 Z N"/>
              </draw:custom-shape>
              <draw:line draw:style-name="gr66" draw:text-style-name="P3" draw:layer="layout" svg:x1="15.233cm" svg:y1="4.692cm" svg:x2="15.999cm" svg:y2="5.338cm">
                <text:p/>
              </draw:line>
              <draw:line draw:style-name="gr66" draw:text-style-name="P3" draw:layer="layout" svg:x1="15.489cm" svg:y1="4.388cm" svg:x2="16.255cm" svg:y2="5.034cm">
                <text:p/>
              </draw:line>
            </draw:g>
            <draw:g>
              <draw:custom-shape draw:style-name="gr79" draw:text-style-name="P2" draw:layer="layout" svg:width="1.003cm" svg:height="1.192cm" draw:transform="skewX (-0.00174532925199438) rotate (-0.701447826376521) translate (13.829cm 2.468cm)">
                <text:p/>
                <draw:enhanced-geometry svg:viewBox="0 0 21600 21600" draw:mirror-horizontal="false" draw:mirror-vertical="false" draw:type="rectangle" draw:enhanced-path="M 0 0 L 21600 0 21600 21600 0 21600 0 0 Z N"/>
              </draw:custom-shape>
              <draw:line draw:style-name="gr66" draw:text-style-name="P3" draw:layer="layout" svg:x1="13.316cm" svg:y1="3.077cm" svg:x2="14.082cm" svg:y2="3.723cm">
                <text:p/>
              </draw:line>
              <draw:line draw:style-name="gr66" draw:text-style-name="P3" draw:layer="layout" svg:x1="13.572cm" svg:y1="2.773cm" svg:x2="14.338cm" svg:y2="3.419cm">
                <text:p/>
              </draw:line>
            </draw:g>
          </draw:g>
          <draw:path draw:style-name="gr80" draw:text-style-name="P9" draw:layer="layout" svg:width="5.306cm" svg:height="0.921cm" svg:x="11.227cm" svg:y="6.782cm" svg:viewBox="0 0 5307 922" svg:d="M5307 922h-5307v-581c204-61 427-115 665-161 614-118 1309-180 2017-180 709 0 1404 62 2018 180 216 42 419 90 607 144z">
            <text:p/>
          </draw:path>
        </draw:g>
        <draw:custom-shape draw:style-name="gr81" draw:text-style-name="P9" draw:layer="layout" svg:width="5.309cm" svg:height="4.045cm" svg:x="11.34cm" svg:y="13.163cm">
          <text:p/>
          <draw:enhanced-geometry svg:viewBox="0 0 21600 21600" draw:type="rectangle" draw:enhanced-path="M 0 0 L 21600 0 21600 21600 0 21600 0 0 Z N"/>
        </draw:custom-shape>
        <draw:custom-shape draw:style-name="gr82" draw:text-style-name="P1" draw:layer="layout" svg:width="0.324cm" svg:height="0.478cm" svg:x="11.633cm" svg:y="13cm">
          <text:p/>
          <draw:enhanced-geometry svg:viewBox="0 0 21600 21600" draw:type="rectangle" draw:enhanced-path="M 0 0 L 21600 0 21600 21600 0 21600 0 0 Z N"/>
        </draw:custom-shape>
        <draw:custom-shape draw:style-name="gr82" draw:text-style-name="P1" draw:layer="layout" svg:width="0.324cm" svg:height="0.478cm" svg:x="15.833cm" svg:y="13cm">
          <text:p/>
          <draw:enhanced-geometry svg:viewBox="0 0 21600 21600" draw:type="rectangle" draw:enhanced-path="M 0 0 L 21600 0 21600 21600 0 21600 0 0 Z N"/>
        </draw:custom-shape>
        <draw:custom-shape draw:style-name="gr83" draw:text-style-name="P9" draw:layer="layout" svg:width="0.211cm" svg:height="0.818cm" svg:x="11.69cm" svg:y="12.604cm">
          <text:p/>
          <draw:enhanced-geometry svg:viewBox="0 0 21600 21600" draw:type="rectangle" draw:enhanced-path="M 0 0 L 21600 0 21600 21600 0 21600 0 0 Z N"/>
        </draw:custom-shape>
        <draw:custom-shape draw:style-name="gr83" draw:text-style-name="P9" draw:layer="layout" svg:width="0.211cm" svg:height="0.818cm" svg:x="15.89cm" svg:y="12.604cm">
          <text:p/>
          <draw:enhanced-geometry svg:viewBox="0 0 21600 21600" draw:type="rectangle" draw:enhanced-path="M 0 0 L 21600 0 21600 21600 0 21600 0 0 Z N"/>
        </draw:custom-shape>
        <draw:path draw:style-name="gr84" draw:text-style-name="P3" draw:layer="layout" svg:width="0.525cm" svg:height="3.787cm" draw:transform="rotate (-1.5707963267949) translate (15.797cm 13.506cm)" svg:viewBox="0 0 526 3788" svg:d="M6 3788c1173 0-6-3788-6-3788">
          <text:p/>
        </draw:path>
        <draw:path draw:style-name="gr84" draw:text-style-name="P3" draw:layer="layout" svg:width="0.955cm" svg:height="3.793cm" draw:transform="rotate (-1.5707963267949) translate (15.797cm 13.518cm)" svg:viewBox="0 0 956 3794" svg:d="M11 3794c2132 0-11-3794-11-3794">
          <text:p/>
        </draw:path>
        <draw:path draw:style-name="gr84" draw:text-style-name="P3" draw:layer="layout" svg:width="1.382cm" svg:height="3.793cm" draw:transform="rotate (-1.5707963267949) translate (15.797cm 13.518cm)" svg:viewBox="0 0 1383 3794" svg:d="M16 3794c3084 0-16-3794-16-3794">
          <text:p/>
        </draw:path>
        <draw:path draw:style-name="gr84" draw:text-style-name="P3" draw:layer="layout" svg:width="2.079cm" svg:height="3.793cm" draw:transform="rotate (-1.5707963267949) translate (15.797cm 13.518cm)" svg:viewBox="0 0 2080 3794" svg:d="M24 3794c4639 0-24-3794-24-3794">
          <text:p/>
        </draw:path>
        <draw:custom-shape draw:style-name="gr85" draw:text-style-name="P9" draw:layer="layout" svg:width="0.536cm" svg:height="0.828cm" svg:x="12.3cm" svg:y="12.272cm">
          <text:p/>
          <draw:enhanced-geometry svg:viewBox="0 0 21600 21600" draw:type="rectangle" draw:enhanced-path="M 0 0 L 21600 0 21600 21600 0 21600 0 0 Z N"/>
        </draw:custom-shape>
        <presentation:notes draw:style-name="dp2">
          <draw:page-thumbnail draw:style-name="gr24"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預設">
        <draw:g>
          <draw:g>
            <draw:custom-shape draw:style-name="gr1" draw:text-style-name="P1" draw:layer="layout" svg:width="8cm" svg:height="8cm" svg:x="0.888cm" svg:y="1.0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2.238cm" svg:y="2.403cm">
              <text:p/>
              <draw:enhanced-geometry svg:viewBox="0 0 21600 21600" draw:type="rectangle" draw:enhanced-path="M 0 0 L 21600 0 21600 21600 0 21600 0 0 Z N"/>
            </draw:custom-shape>
          </draw:g>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4cm" svg:y="20.409cm">
            <text:p/>
            <draw:enhanced-geometry svg:viewBox="0 0 21600 21600" draw:type="rectangle" draw:enhanced-path="M 0 0 L 21600 0 21600 21600 0 21600 0 0 Z N"/>
          </draw:custom-shape>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6" draw:text-style-name="P9" draw:layer="layout" svg:width="5.334cm" svg:height="2.444cm" svg:x="11.236cm" svg:y="2.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7" draw:text-style-name="P9" draw:layer="layout" svg:width="5.339cm" svg:height="4.04cm" svg:x="11.231cm" svg:y="3.668cm" svg:viewBox="0 0 5340 4041" svg:d="M4986 1850c-234 186-571 340-977 447-405 108-865 164-1333 164-469 0-929-56-1334-164-406-107-743-261-977-447-207-165-327-349-352-538-5 30-7 59-7 88 0 215 123 426 357 612 234 185 571 340 977 447 405 107 865 164 1334 164 468 0 928-57 1333-164 406-107 743-262 977-447 201-161 321-339 350-523v1248c4 27 6 54 6 82 0 214-123 425-357 611s-571 340-977 448c-405 107-865 163-1333 163-469 0-929-56-1334-163-406-108-743-262-977-448-224-178-347-380-356-585h-6v-2845h28c-15 51-22 103-22 155 0 215 123 426 357 612s571 340 977 447c405 108 865 164 1334 164 468 0 928-56 1333-164 406-107 743-261 977-447 201-161 321-339 350-523v1095c-32 179-151 354-348 511zM5319 0h15v67c-4-23-8-45-15-67z">
              <text:p/>
            </draw:path>
          </draw:g>
        </draw:g>
        <draw:g>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8" draw:text-style-name="P9" draw:layer="layout" svg:width="5.292cm" svg:height="3.235cm" svg:x="2.245cm" svg:y="12.69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9" draw:text-style-name="P1" draw:layer="layout" svg:width="0.983cm" svg:height="2.387cm" svg:x="2.567cm" svg:y="13.0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2.726cm" svg:height="0.589cm" svg:x="4.442cm" svg:y="13.0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2.726cm" svg:height="0.589cm" svg:x="4.443cm" svg:y="13.9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2.726cm" svg:height="0.589cm" svg:x="4.444cm" svg:y="14.8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3.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3.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3.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4.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5.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1" draw:text-style-name="P9" draw:layer="layout" svg:width="0.663cm" svg:height="0.293cm" svg:x="2.716cm" svg:y="14.911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2" draw:text-style-name="P9" draw:layer="layout" svg:width="3.939cm" svg:height="3.93cm" draw:transform="rotate (-0.785398163397448) translate (13.894cm 20.27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9" draw:layer="layout" svg:width="0.494cm" svg:height="0.204cm" draw:transform="skewX (0.00488692190558398) rotate (-0.782605636594258) translate (13.525cm 22.075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4" draw:text-style-name="P1" draw:layer="layout" svg:width="3.154cm" svg:height="0.455cm" draw:transform="rotate (-0.785398163397449) translate (13.227cm 20.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 draw:layer="layout" svg:width="2.187cm" svg:height="0.455cm" draw:transform="rotate (1.5707963267949) translate (13.671cm 24.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 draw:layer="layout" svg:width="1.079cm" svg:height="1.079cm" svg:x="13.353cm" svg:y="2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 draw:layer="layout" svg:width="1.079cm" svg:height="1.079cm" svg:x="14.629cm" svg:y="22.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 draw:layer="layout" svg:width="1.079cm" svg:height="1.079cm" svg:x="13.344cm" svg:y="23.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7" draw:text-style-name="P9" draw:layer="layout" svg:width="2.614cm" svg:height="2.614cm" svg:x="2.253cm" svg:y="20.41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8" draw:text-style-name="P1" draw:layer="layout" svg:width="0.038cm" svg:height="0.784cm" svg:x="2.522cm" svg:y="20.502cm">
              <text:p/>
              <draw:enhanced-geometry svg:viewBox="0 0 21600 21600" draw:type="rectangle" draw:enhanced-path="M 0 0 L 21600 0 21600 21600 0 21600 0 0 Z N"/>
            </draw:custom-shape>
            <draw:custom-shape draw:style-name="gr98" draw:text-style-name="P1" draw:layer="layout" svg:width="0.037cm" svg:height="0.784cm" svg:x="2.631cm" svg:y="20.502cm">
              <text:p/>
              <draw:enhanced-geometry svg:viewBox="0 0 21600 21600" draw:type="rectangle" draw:enhanced-path="M 0 0 L 21600 0 21600 21600 0 21600 0 0 Z N"/>
            </draw:custom-shape>
            <draw:custom-shape draw:style-name="gr98" draw:text-style-name="P1" draw:layer="layout" svg:width="0.038cm" svg:height="0.784cm" svg:x="2.738cm" svg:y="20.502cm">
              <text:p/>
              <draw:enhanced-geometry svg:viewBox="0 0 21600 21600" draw:type="rectangle" draw:enhanced-path="M 0 0 L 21600 0 21600 21600 0 21600 0 0 Z N"/>
            </draw:custom-shape>
            <draw:custom-shape draw:style-name="gr98" draw:text-style-name="P1" draw:layer="layout" svg:width="0.038cm" svg:height="0.784cm" svg:x="2.846cm" svg:y="20.502cm">
              <text:p/>
              <draw:enhanced-geometry svg:viewBox="0 0 21600 21600" draw:type="rectangle" draw:enhanced-path="M 0 0 L 21600 0 21600 21600 0 21600 0 0 Z N"/>
            </draw:custom-shape>
            <draw:custom-shape draw:style-name="gr98" draw:text-style-name="P1" draw:layer="layout" svg:width="0.036cm" svg:height="0.784cm" svg:x="2.954cm" svg:y="20.502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8cm 20.659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148cm 20.769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8cm 20.87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8cm 20.984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8cm 21.091cm)">
              <text:p/>
              <draw:enhanced-geometry svg:viewBox="0 0 21600 21600" draw:type="rectangle" draw:enhanced-path="M 0 0 L 21600 0 21600 21600 0 21600 0 0 Z N"/>
            </draw:custom-shape>
            <draw:custom-shape draw:style-name="gr100" draw:text-style-name="P1" draw:layer="layout" svg:width="0.578cm" svg:height="0.571cm" svg:x="2.465cm" svg:y="20.613cm">
              <text:p/>
              <draw:enhanced-geometry svg:viewBox="0 0 21600 21600" draw:type="rectangle" draw:enhanced-path="M 0 0 L 21600 0 21600 21600 0 21600 0 0 Z N"/>
            </draw:custom-shape>
          </draw:g>
          <draw:g>
            <draw:custom-shape draw:style-name="gr98" draw:text-style-name="P1" draw:layer="layout" svg:width="0.038cm" svg:height="0.784cm" svg:x="2.524cm" svg:y="20.502cm">
              <text:p/>
              <draw:enhanced-geometry svg:viewBox="0 0 21600 21600" draw:type="rectangle" draw:enhanced-path="M 0 0 L 21600 0 21600 21600 0 21600 0 0 Z N"/>
            </draw:custom-shape>
            <draw:custom-shape draw:style-name="gr98" draw:text-style-name="P1" draw:layer="layout" svg:width="0.036cm" svg:height="0.784cm" svg:x="2.633cm" svg:y="20.502cm">
              <text:p/>
              <draw:enhanced-geometry svg:viewBox="0 0 21600 21600" draw:type="rectangle" draw:enhanced-path="M 0 0 L 21600 0 21600 21600 0 21600 0 0 Z N"/>
            </draw:custom-shape>
            <draw:custom-shape draw:style-name="gr98" draw:text-style-name="P1" draw:layer="layout" svg:width="0.039cm" svg:height="0.784cm" svg:x="2.739cm" svg:y="20.502cm">
              <text:p/>
              <draw:enhanced-geometry svg:viewBox="0 0 21600 21600" draw:type="rectangle" draw:enhanced-path="M 0 0 L 21600 0 21600 21600 0 21600 0 0 Z N"/>
            </draw:custom-shape>
            <draw:custom-shape draw:style-name="gr98" draw:text-style-name="P1" draw:layer="layout" svg:width="0.038cm" svg:height="0.784cm" svg:x="2.847cm" svg:y="20.502cm">
              <text:p/>
              <draw:enhanced-geometry svg:viewBox="0 0 21600 21600" draw:type="rectangle" draw:enhanced-path="M 0 0 L 21600 0 21600 21600 0 21600 0 0 Z N"/>
            </draw:custom-shape>
            <draw:custom-shape draw:style-name="gr98" draw:text-style-name="P1" draw:layer="layout" svg:width="0.036cm" svg:height="0.784cm" svg:x="2.955cm" svg:y="20.502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9cm 20.659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149cm 20.769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9cm 20.87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9cm 20.984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9cm 21.091cm)">
              <text:p/>
              <draw:enhanced-geometry svg:viewBox="0 0 21600 21600" draw:type="rectangle" draw:enhanced-path="M 0 0 L 21600 0 21600 21600 0 21600 0 0 Z N"/>
            </draw:custom-shape>
            <draw:custom-shape draw:style-name="gr101" draw:text-style-name="P1" draw:layer="layout" svg:width="0.577cm" svg:height="0.571cm" svg:x="2.468cm" svg:y="20.613cm">
              <text:p/>
              <draw:enhanced-geometry svg:viewBox="0 0 21600 21600" draw:type="rectangle" draw:enhanced-path="M 0 0 L 21600 0 21600 21600 0 21600 0 0 Z N"/>
            </draw:custom-shape>
          </draw:g>
          <draw:g>
            <draw:custom-shape draw:style-name="gr98" draw:text-style-name="P1" draw:layer="layout" svg:width="0.039cm" svg:height="0.784cm" svg:x="3.313cm" svg:y="20.502cm">
              <text:p/>
              <draw:enhanced-geometry svg:viewBox="0 0 21600 21600" draw:type="rectangle" draw:enhanced-path="M 0 0 L 21600 0 21600 21600 0 21600 0 0 Z N"/>
            </draw:custom-shape>
            <draw:custom-shape draw:style-name="gr98" draw:text-style-name="P1" draw:layer="layout" svg:width="0.036cm" svg:height="0.784cm" svg:x="3.422cm" svg:y="20.502cm">
              <text:p/>
              <draw:enhanced-geometry svg:viewBox="0 0 21600 21600" draw:type="rectangle" draw:enhanced-path="M 0 0 L 21600 0 21600 21600 0 21600 0 0 Z N"/>
            </draw:custom-shape>
            <draw:custom-shape draw:style-name="gr98" draw:text-style-name="P1" draw:layer="layout" svg:width="0.039cm" svg:height="0.784cm" svg:x="3.529cm" svg:y="20.502cm">
              <text:p/>
              <draw:enhanced-geometry svg:viewBox="0 0 21600 21600" draw:type="rectangle" draw:enhanced-path="M 0 0 L 21600 0 21600 21600 0 21600 0 0 Z N"/>
            </draw:custom-shape>
            <draw:custom-shape draw:style-name="gr98" draw:text-style-name="P1" draw:layer="layout" svg:width="0.038cm" svg:height="0.784cm" svg:x="3.636cm" svg:y="20.502cm">
              <text:p/>
              <draw:enhanced-geometry svg:viewBox="0 0 21600 21600" draw:type="rectangle" draw:enhanced-path="M 0 0 L 21600 0 21600 21600 0 21600 0 0 Z N"/>
            </draw:custom-shape>
            <draw:custom-shape draw:style-name="gr98" draw:text-style-name="P1" draw:layer="layout" svg:width="0.036cm" svg:height="0.784cm" svg:x="3.745cm" svg:y="20.502cm">
              <text:p/>
              <draw:enhanced-geometry svg:viewBox="0 0 21600 21600" draw:type="rectangle" draw:enhanced-path="M 0 0 L 21600 0 21600 21600 0 21600 0 0 Z N"/>
            </draw:custom-shape>
            <draw:custom-shape draw:style-name="gr98" draw:text-style-name="P1" draw:layer="layout" svg:width="0.039cm" svg:height="0.784cm" draw:transform="rotate (-1.5707963267949) translate (3.94cm 20.659cm)">
              <text:p/>
              <draw:enhanced-geometry svg:viewBox="0 0 21600 21600" draw:type="rectangle" draw:enhanced-path="M 0 0 L 21600 0 21600 21600 0 21600 0 0 Z N"/>
            </draw:custom-shape>
            <draw:custom-shape draw:style-name="gr98" draw:text-style-name="P1" draw:layer="layout" svg:width="0.035cm" svg:height="0.784cm" draw:transform="rotate (-1.5707963267949) translate (3.94cm 20.769cm)">
              <text:p/>
              <draw:enhanced-geometry svg:viewBox="0 0 21600 21600" draw:type="rectangle" draw:enhanced-path="M 0 0 L 21600 0 21600 21600 0 21600 0 0 Z N"/>
            </draw:custom-shape>
            <draw:custom-shape draw:style-name="gr98" draw:text-style-name="P1" draw:layer="layout" svg:width="0.039cm" svg:height="0.784cm" draw:transform="rotate (-1.5707963267949) translate (3.94cm 20.875cm)">
              <text:p/>
              <draw:enhanced-geometry svg:viewBox="0 0 21600 21600" draw:type="rectangle" draw:enhanced-path="M 0 0 L 21600 0 21600 21600 0 21600 0 0 Z N"/>
            </draw:custom-shape>
            <draw:custom-shape draw:style-name="gr98" draw:text-style-name="P1" draw:layer="layout" svg:width="0.036cm" svg:height="0.784cm" draw:transform="rotate (-1.5707963267949) translate (3.94cm 20.984cm)">
              <text:p/>
              <draw:enhanced-geometry svg:viewBox="0 0 21600 21600" draw:type="rectangle" draw:enhanced-path="M 0 0 L 21600 0 21600 21600 0 21600 0 0 Z N"/>
            </draw:custom-shape>
            <draw:custom-shape draw:style-name="gr98" draw:text-style-name="P1" draw:layer="layout" svg:width="0.036cm" svg:height="0.784cm" draw:transform="rotate (-1.5707963267949) translate (3.94cm 21.091cm)">
              <text:p/>
              <draw:enhanced-geometry svg:viewBox="0 0 21600 21600" draw:type="rectangle" draw:enhanced-path="M 0 0 L 21600 0 21600 21600 0 21600 0 0 Z N"/>
            </draw:custom-shape>
            <draw:custom-shape draw:style-name="gr102" draw:text-style-name="P1" draw:layer="layout" svg:width="0.575cm" svg:height="0.571cm" svg:x="3.257cm" svg:y="20.613cm">
              <text:p/>
              <draw:enhanced-geometry svg:viewBox="0 0 21600 21600" draw:type="rectangle" draw:enhanced-path="M 0 0 L 21600 0 21600 21600 0 21600 0 0 Z N"/>
            </draw:custom-shape>
          </draw:g>
          <draw:g>
            <draw:custom-shape draw:style-name="gr99" draw:text-style-name="P1" draw:layer="layout" svg:width="0.037cm" svg:height="0.783cm" svg:x="3.316cm" svg:y="21.29cm">
              <text:p/>
              <draw:enhanced-geometry svg:viewBox="0 0 21600 21600" draw:type="rectangle" draw:enhanced-path="M 0 0 L 21600 0 21600 21600 0 21600 0 0 Z N"/>
            </draw:custom-shape>
            <draw:custom-shape draw:style-name="gr99" draw:text-style-name="P1" draw:layer="layout" svg:width="0.036cm" svg:height="0.783cm" svg:x="3.423cm" svg:y="21.29cm">
              <text:p/>
              <draw:enhanced-geometry svg:viewBox="0 0 21600 21600" draw:type="rectangle" draw:enhanced-path="M 0 0 L 21600 0 21600 21600 0 21600 0 0 Z N"/>
            </draw:custom-shape>
            <draw:custom-shape draw:style-name="gr99" draw:text-style-name="P1" draw:layer="layout" svg:width="0.039cm" svg:height="0.783cm" svg:x="3.53cm" svg:y="21.29cm">
              <text:p/>
              <draw:enhanced-geometry svg:viewBox="0 0 21600 21600" draw:type="rectangle" draw:enhanced-path="M 0 0 L 21600 0 21600 21600 0 21600 0 0 Z N"/>
            </draw:custom-shape>
            <draw:custom-shape draw:style-name="gr99" draw:text-style-name="P1" draw:layer="layout" svg:width="0.037cm" svg:height="0.783cm" svg:x="3.638cm" svg:y="21.29cm">
              <text:p/>
              <draw:enhanced-geometry svg:viewBox="0 0 21600 21600" draw:type="rectangle" draw:enhanced-path="M 0 0 L 21600 0 21600 21600 0 21600 0 0 Z N"/>
            </draw:custom-shape>
            <draw:custom-shape draw:style-name="gr99" draw:text-style-name="P1" draw:layer="layout" svg:width="0.036cm" svg:height="0.783cm" svg:x="3.747cm" svg:y="21.29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1cm 21.448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941cm 21.555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1cm 21.664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941cm 21.77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1cm 21.879cm)">
              <text:p/>
              <draw:enhanced-geometry svg:viewBox="0 0 21600 21600" draw:type="rectangle" draw:enhanced-path="M 0 0 L 21600 0 21600 21600 0 21600 0 0 Z N"/>
            </draw:custom-shape>
            <draw:custom-shape draw:style-name="gr103" draw:text-style-name="P1" draw:layer="layout" svg:width="0.577cm" svg:height="0.573cm" svg:x="3.258cm" svg:y="21.4cm">
              <text:p/>
              <draw:enhanced-geometry svg:viewBox="0 0 21600 21600" draw:type="rectangle" draw:enhanced-path="M 0 0 L 21600 0 21600 21600 0 21600 0 0 Z N"/>
            </draw:custom-shape>
          </draw:g>
          <draw:g>
            <draw:custom-shape draw:style-name="gr99" draw:text-style-name="P1" draw:layer="layout" svg:width="0.038cm" svg:height="0.783cm" svg:x="2.525cm" svg:y="21.29cm">
              <text:p/>
              <draw:enhanced-geometry svg:viewBox="0 0 21600 21600" draw:type="rectangle" draw:enhanced-path="M 0 0 L 21600 0 21600 21600 0 21600 0 0 Z N"/>
            </draw:custom-shape>
            <draw:custom-shape draw:style-name="gr99" draw:text-style-name="P1" draw:layer="layout" svg:width="0.038cm" svg:height="0.783cm" svg:x="2.634cm" svg:y="21.29cm">
              <text:p/>
              <draw:enhanced-geometry svg:viewBox="0 0 21600 21600" draw:type="rectangle" draw:enhanced-path="M 0 0 L 21600 0 21600 21600 0 21600 0 0 Z N"/>
            </draw:custom-shape>
            <draw:custom-shape draw:style-name="gr99" draw:text-style-name="P1" draw:layer="layout" svg:width="0.037cm" svg:height="0.783cm" svg:x="2.742cm" svg:y="21.29cm">
              <text:p/>
              <draw:enhanced-geometry svg:viewBox="0 0 21600 21600" draw:type="rectangle" draw:enhanced-path="M 0 0 L 21600 0 21600 21600 0 21600 0 0 Z N"/>
            </draw:custom-shape>
            <draw:custom-shape draw:style-name="gr99" draw:text-style-name="P1" draw:layer="layout" svg:width="0.037cm" svg:height="0.783cm" svg:x="2.849cm" svg:y="21.29cm">
              <text:p/>
              <draw:enhanced-geometry svg:viewBox="0 0 21600 21600" draw:type="rectangle" draw:enhanced-path="M 0 0 L 21600 0 21600 21600 0 21600 0 0 Z N"/>
            </draw:custom-shape>
            <draw:custom-shape draw:style-name="gr99" draw:text-style-name="P1" draw:layer="layout" svg:width="0.036cm" svg:height="0.783cm" svg:x="2.958cm" svg:y="21.29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1cm 21.448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151cm 21.555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1cm 21.664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151cm 21.77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1cm 21.879cm)">
              <text:p/>
              <draw:enhanced-geometry svg:viewBox="0 0 21600 21600" draw:type="rectangle" draw:enhanced-path="M 0 0 L 21600 0 21600 21600 0 21600 0 0 Z N"/>
            </draw:custom-shape>
            <draw:custom-shape draw:style-name="gr103" draw:text-style-name="P1" draw:layer="layout" svg:width="0.577cm" svg:height="0.573cm" svg:x="2.469cm" svg:y="21.4cm">
              <text:p/>
              <draw:enhanced-geometry svg:viewBox="0 0 21600 21600" draw:type="rectangle" draw:enhanced-path="M 0 0 L 21600 0 21600 21600 0 21600 0 0 Z N"/>
            </draw:custom-shape>
          </draw:g>
          <draw:g>
            <draw:custom-shape draw:style-name="gr99" draw:text-style-name="P1" draw:layer="layout" svg:width="0.038cm" svg:height="0.783cm" svg:x="3.317cm" svg:y="22.077cm">
              <text:p/>
              <draw:enhanced-geometry svg:viewBox="0 0 21600 21600" draw:type="rectangle" draw:enhanced-path="M 0 0 L 21600 0 21600 21600 0 21600 0 0 Z N"/>
            </draw:custom-shape>
            <draw:custom-shape draw:style-name="gr99" draw:text-style-name="P1" draw:layer="layout" svg:width="0.036cm" svg:height="0.783cm" svg:x="3.425cm" svg:y="22.077cm">
              <text:p/>
              <draw:enhanced-geometry svg:viewBox="0 0 21600 21600" draw:type="rectangle" draw:enhanced-path="M 0 0 L 21600 0 21600 21600 0 21600 0 0 Z N"/>
            </draw:custom-shape>
            <draw:custom-shape draw:style-name="gr99" draw:text-style-name="P1" draw:layer="layout" svg:width="0.038cm" svg:height="0.783cm" svg:x="3.533cm" svg:y="22.077cm">
              <text:p/>
              <draw:enhanced-geometry svg:viewBox="0 0 21600 21600" draw:type="rectangle" draw:enhanced-path="M 0 0 L 21600 0 21600 21600 0 21600 0 0 Z N"/>
            </draw:custom-shape>
            <draw:custom-shape draw:style-name="gr99" draw:text-style-name="P1" draw:layer="layout" svg:width="0.038cm" svg:height="0.783cm" svg:x="3.639cm" svg:y="22.077cm">
              <text:p/>
              <draw:enhanced-geometry svg:viewBox="0 0 21600 21600" draw:type="rectangle" draw:enhanced-path="M 0 0 L 21600 0 21600 21600 0 21600 0 0 Z N"/>
            </draw:custom-shape>
            <draw:custom-shape draw:style-name="gr99" draw:text-style-name="P1" draw:layer="layout" svg:width="0.037cm" svg:height="0.783cm" svg:x="3.748cm" svg:y="22.077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942cm 22.234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942cm 22.344cm)">
              <text:p/>
              <draw:enhanced-geometry svg:viewBox="0 0 21600 21600" draw:type="rectangle" draw:enhanced-path="M 0 0 L 21600 0 21600 21600 0 21600 0 0 Z N"/>
            </draw:custom-shape>
            <draw:custom-shape draw:style-name="gr99" draw:text-style-name="P1" draw:layer="layout" svg:width="0.038cm" svg:height="0.783cm" draw:transform="rotate (-1.5707963267949) translate (3.942cm 22.45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942cm 22.558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942cm 22.668cm)">
              <text:p/>
              <draw:enhanced-geometry svg:viewBox="0 0 21600 21600" draw:type="rectangle" draw:enhanced-path="M 0 0 L 21600 0 21600 21600 0 21600 0 0 Z N"/>
            </draw:custom-shape>
            <draw:custom-shape draw:style-name="gr102" draw:text-style-name="P1" draw:layer="layout" svg:width="0.575cm" svg:height="0.571cm" svg:x="3.261cm" svg:y="22.189cm">
              <text:p/>
              <draw:enhanced-geometry svg:viewBox="0 0 21600 21600" draw:type="rectangle" draw:enhanced-path="M 0 0 L 21600 0 21600 21600 0 21600 0 0 Z N"/>
            </draw:custom-shape>
          </draw:g>
          <draw:g>
            <draw:custom-shape draw:style-name="gr99" draw:text-style-name="P1" draw:layer="layout" svg:width="0.039cm" svg:height="0.783cm" svg:x="2.527cm" svg:y="22.077cm">
              <text:p/>
              <draw:enhanced-geometry svg:viewBox="0 0 21600 21600" draw:type="rectangle" draw:enhanced-path="M 0 0 L 21600 0 21600 21600 0 21600 0 0 Z N"/>
            </draw:custom-shape>
            <draw:custom-shape draw:style-name="gr99" draw:text-style-name="P1" draw:layer="layout" svg:width="0.036cm" svg:height="0.783cm" svg:x="2.637cm" svg:y="22.077cm">
              <text:p/>
              <draw:enhanced-geometry svg:viewBox="0 0 21600 21600" draw:type="rectangle" draw:enhanced-path="M 0 0 L 21600 0 21600 21600 0 21600 0 0 Z N"/>
            </draw:custom-shape>
            <draw:custom-shape draw:style-name="gr99" draw:text-style-name="P1" draw:layer="layout" svg:width="0.037cm" svg:height="0.783cm" svg:x="2.743cm" svg:y="22.077cm">
              <text:p/>
              <draw:enhanced-geometry svg:viewBox="0 0 21600 21600" draw:type="rectangle" draw:enhanced-path="M 0 0 L 21600 0 21600 21600 0 21600 0 0 Z N"/>
            </draw:custom-shape>
            <draw:custom-shape draw:style-name="gr99" draw:text-style-name="P1" draw:layer="layout" svg:width="0.039cm" svg:height="0.783cm" svg:x="2.85cm" svg:y="22.077cm">
              <text:p/>
              <draw:enhanced-geometry svg:viewBox="0 0 21600 21600" draw:type="rectangle" draw:enhanced-path="M 0 0 L 21600 0 21600 21600 0 21600 0 0 Z N"/>
            </draw:custom-shape>
            <draw:custom-shape draw:style-name="gr99" draw:text-style-name="P1" draw:layer="layout" svg:width="0.036cm" svg:height="0.783cm" svg:x="2.959cm" svg:y="22.077cm">
              <text:p/>
              <draw:enhanced-geometry svg:viewBox="0 0 21600 21600" draw:type="rectangle" draw:enhanced-path="M 0 0 L 21600 0 21600 21600 0 21600 0 0 Z N"/>
            </draw:custom-shape>
            <draw:custom-shape draw:style-name="gr104" draw:text-style-name="P1" draw:layer="layout" svg:width="0.039cm" svg:height="0.782cm" draw:transform="rotate (-1.5707963267949) translate (3.152cm 22.234cm)">
              <text:p/>
              <draw:enhanced-geometry svg:viewBox="0 0 21600 21600" draw:type="rectangle" draw:enhanced-path="M 0 0 L 21600 0 21600 21600 0 21600 0 0 Z N"/>
            </draw:custom-shape>
            <draw:custom-shape draw:style-name="gr104" draw:text-style-name="P1" draw:layer="layout" svg:width="0.036cm" svg:height="0.782cm" draw:transform="rotate (-1.5707963267949) translate (3.152cm 22.344cm)">
              <text:p/>
              <draw:enhanced-geometry svg:viewBox="0 0 21600 21600" draw:type="rectangle" draw:enhanced-path="M 0 0 L 21600 0 21600 21600 0 21600 0 0 Z N"/>
            </draw:custom-shape>
            <draw:custom-shape draw:style-name="gr104" draw:text-style-name="P1" draw:layer="layout" svg:width="0.038cm" svg:height="0.782cm" draw:transform="rotate (-1.5707963267949) translate (3.152cm 22.45cm)">
              <text:p/>
              <draw:enhanced-geometry svg:viewBox="0 0 21600 21600" draw:type="rectangle" draw:enhanced-path="M 0 0 L 21600 0 21600 21600 0 21600 0 0 Z N"/>
            </draw:custom-shape>
            <draw:custom-shape draw:style-name="gr104" draw:text-style-name="P1" draw:layer="layout" svg:width="0.039cm" svg:height="0.782cm" draw:transform="rotate (-1.5707963267949) translate (3.152cm 22.558cm)">
              <text:p/>
              <draw:enhanced-geometry svg:viewBox="0 0 21600 21600" draw:type="rectangle" draw:enhanced-path="M 0 0 L 21600 0 21600 21600 0 21600 0 0 Z N"/>
            </draw:custom-shape>
            <draw:custom-shape draw:style-name="gr104" draw:text-style-name="P1" draw:layer="layout" svg:width="0.035cm" svg:height="0.782cm" draw:transform="rotate (-1.5707963267949) translate (3.152cm 22.668cm)">
              <text:p/>
              <draw:enhanced-geometry svg:viewBox="0 0 21600 21600" draw:type="rectangle" draw:enhanced-path="M 0 0 L 21600 0 21600 21600 0 21600 0 0 Z N"/>
            </draw:custom-shape>
            <draw:custom-shape draw:style-name="gr101" draw:text-style-name="P1" draw:layer="layout" svg:width="0.577cm" svg:height="0.571cm" svg:x="2.47cm" svg:y="22.189cm">
              <text:p/>
              <draw:enhanced-geometry svg:viewBox="0 0 21600 21600" draw:type="rectangle" draw:enhanced-path="M 0 0 L 21600 0 21600 21600 0 21600 0 0 Z N"/>
            </draw:custom-shape>
          </draw:g>
          <draw:g>
            <draw:custom-shape draw:style-name="gr105" draw:text-style-name="P9" draw:layer="layout" svg:width="2.314cm" svg:height="0.644cm" draw:transform="rotate (-1.5707963267949) translate (4.819cm 20.525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6" draw:text-style-name="P1" draw:layer="layout" svg:width="0.139cm" svg:height="0.477cm" draw:transform="rotate (-1.5707963267949) translate (4.721cm 20.6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 draw:layer="layout" svg:width="1.559cm" svg:height="0.118cm" draw:transform="rotate (-1.5707963267949) translate (4.721cm 21.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 draw:layer="layout" svg:width="1.56cm" svg:height="0.117cm" draw:transform="rotate (-1.5707963267949) translate (4.541cm 21.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 draw:layer="layout" svg:width="1.559cm" svg:height="0.117cm" draw:transform="rotate (-1.5707963267949) translate (4.361cm 21.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6cm" draw:transform="rotate (-1.5707963267949) translate (4.721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4cm" draw:transform="rotate (-1.5707963267949) translate (4.64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5cm" draw:transform="rotate (-1.5707963267949) translate (4.541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4cm" draw:transform="rotate (-1.5707963267949) translate (4.46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5cm" draw:transform="rotate (-1.5707963267949) translate (4.361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6cm" draw:transform="rotate (-1.5707963267949) translate (4.282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97" draw:text-style-name="P9" draw:layer="layout" svg:width="2.614cm" svg:height="2.614cm" svg:x="2.254cm" svg:y="23.11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8" draw:text-style-name="P1" draw:layer="layout" svg:width="0.038cm" svg:height="0.784cm" svg:x="2.523cm" svg:y="23.203cm">
              <text:p/>
              <draw:enhanced-geometry svg:viewBox="0 0 21600 21600" draw:type="rectangle" draw:enhanced-path="M 0 0 L 21600 0 21600 21600 0 21600 0 0 Z N"/>
            </draw:custom-shape>
            <draw:custom-shape draw:style-name="gr98" draw:text-style-name="P1" draw:layer="layout" svg:width="0.037cm" svg:height="0.784cm" svg:x="2.632cm" svg:y="23.203cm">
              <text:p/>
              <draw:enhanced-geometry svg:viewBox="0 0 21600 21600" draw:type="rectangle" draw:enhanced-path="M 0 0 L 21600 0 21600 21600 0 21600 0 0 Z N"/>
            </draw:custom-shape>
            <draw:custom-shape draw:style-name="gr98" draw:text-style-name="P1" draw:layer="layout" svg:width="0.038cm" svg:height="0.784cm" svg:x="2.739cm" svg:y="23.203cm">
              <text:p/>
              <draw:enhanced-geometry svg:viewBox="0 0 21600 21600" draw:type="rectangle" draw:enhanced-path="M 0 0 L 21600 0 21600 21600 0 21600 0 0 Z N"/>
            </draw:custom-shape>
            <draw:custom-shape draw:style-name="gr98" draw:text-style-name="P1" draw:layer="layout" svg:width="0.038cm" svg:height="0.784cm" svg:x="2.847cm" svg:y="23.203cm">
              <text:p/>
              <draw:enhanced-geometry svg:viewBox="0 0 21600 21600" draw:type="rectangle" draw:enhanced-path="M 0 0 L 21600 0 21600 21600 0 21600 0 0 Z N"/>
            </draw:custom-shape>
            <draw:custom-shape draw:style-name="gr98" draw:text-style-name="P1" draw:layer="layout" svg:width="0.036cm" svg:height="0.784cm" svg:x="2.955cm" svg:y="23.203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9cm 23.36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149cm 23.47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9cm 23.576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9cm 23.68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9cm 23.792cm)">
              <text:p/>
              <draw:enhanced-geometry svg:viewBox="0 0 21600 21600" draw:type="rectangle" draw:enhanced-path="M 0 0 L 21600 0 21600 21600 0 21600 0 0 Z N"/>
            </draw:custom-shape>
            <draw:custom-shape draw:style-name="gr100" draw:text-style-name="P1" draw:layer="layout" svg:width="0.578cm" svg:height="0.571cm" svg:x="2.466cm" svg:y="23.314cm">
              <text:p/>
              <draw:enhanced-geometry svg:viewBox="0 0 21600 21600" draw:type="rectangle" draw:enhanced-path="M 0 0 L 21600 0 21600 21600 0 21600 0 0 Z N"/>
            </draw:custom-shape>
          </draw:g>
          <draw:g>
            <draw:custom-shape draw:style-name="gr98" draw:text-style-name="P1" draw:layer="layout" svg:width="0.038cm" svg:height="0.784cm" svg:x="2.525cm" svg:y="23.203cm">
              <text:p/>
              <draw:enhanced-geometry svg:viewBox="0 0 21600 21600" draw:type="rectangle" draw:enhanced-path="M 0 0 L 21600 0 21600 21600 0 21600 0 0 Z N"/>
            </draw:custom-shape>
            <draw:custom-shape draw:style-name="gr98" draw:text-style-name="P1" draw:layer="layout" svg:width="0.036cm" svg:height="0.784cm" svg:x="2.634cm" svg:y="23.203cm">
              <text:p/>
              <draw:enhanced-geometry svg:viewBox="0 0 21600 21600" draw:type="rectangle" draw:enhanced-path="M 0 0 L 21600 0 21600 21600 0 21600 0 0 Z N"/>
            </draw:custom-shape>
            <draw:custom-shape draw:style-name="gr98" draw:text-style-name="P1" draw:layer="layout" svg:width="0.039cm" svg:height="0.784cm" svg:x="2.74cm" svg:y="23.203cm">
              <text:p/>
              <draw:enhanced-geometry svg:viewBox="0 0 21600 21600" draw:type="rectangle" draw:enhanced-path="M 0 0 L 21600 0 21600 21600 0 21600 0 0 Z N"/>
            </draw:custom-shape>
            <draw:custom-shape draw:style-name="gr98" draw:text-style-name="P1" draw:layer="layout" svg:width="0.038cm" svg:height="0.784cm" svg:x="2.848cm" svg:y="23.203cm">
              <text:p/>
              <draw:enhanced-geometry svg:viewBox="0 0 21600 21600" draw:type="rectangle" draw:enhanced-path="M 0 0 L 21600 0 21600 21600 0 21600 0 0 Z N"/>
            </draw:custom-shape>
            <draw:custom-shape draw:style-name="gr98" draw:text-style-name="P1" draw:layer="layout" svg:width="0.036cm" svg:height="0.784cm" svg:x="2.956cm" svg:y="23.203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5cm 23.36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15cm 23.47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5cm 23.576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5cm 23.68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5cm 23.792cm)">
              <text:p/>
              <draw:enhanced-geometry svg:viewBox="0 0 21600 21600" draw:type="rectangle" draw:enhanced-path="M 0 0 L 21600 0 21600 21600 0 21600 0 0 Z N"/>
            </draw:custom-shape>
            <draw:custom-shape draw:style-name="gr101" draw:text-style-name="P1" draw:layer="layout" svg:width="0.577cm" svg:height="0.571cm" svg:x="2.469cm" svg:y="23.314cm">
              <text:p/>
              <draw:enhanced-geometry svg:viewBox="0 0 21600 21600" draw:type="rectangle" draw:enhanced-path="M 0 0 L 21600 0 21600 21600 0 21600 0 0 Z N"/>
            </draw:custom-shape>
          </draw:g>
          <draw:g>
            <draw:custom-shape draw:style-name="gr98" draw:text-style-name="P1" draw:layer="layout" svg:width="0.039cm" svg:height="0.784cm" svg:x="3.314cm" svg:y="23.203cm">
              <text:p/>
              <draw:enhanced-geometry svg:viewBox="0 0 21600 21600" draw:type="rectangle" draw:enhanced-path="M 0 0 L 21600 0 21600 21600 0 21600 0 0 Z N"/>
            </draw:custom-shape>
            <draw:custom-shape draw:style-name="gr98" draw:text-style-name="P1" draw:layer="layout" svg:width="0.036cm" svg:height="0.784cm" svg:x="3.423cm" svg:y="23.203cm">
              <text:p/>
              <draw:enhanced-geometry svg:viewBox="0 0 21600 21600" draw:type="rectangle" draw:enhanced-path="M 0 0 L 21600 0 21600 21600 0 21600 0 0 Z N"/>
            </draw:custom-shape>
            <draw:custom-shape draw:style-name="gr98" draw:text-style-name="P1" draw:layer="layout" svg:width="0.039cm" svg:height="0.784cm" svg:x="3.53cm" svg:y="23.203cm">
              <text:p/>
              <draw:enhanced-geometry svg:viewBox="0 0 21600 21600" draw:type="rectangle" draw:enhanced-path="M 0 0 L 21600 0 21600 21600 0 21600 0 0 Z N"/>
            </draw:custom-shape>
            <draw:custom-shape draw:style-name="gr98" draw:text-style-name="P1" draw:layer="layout" svg:width="0.038cm" svg:height="0.784cm" svg:x="3.637cm" svg:y="23.203cm">
              <text:p/>
              <draw:enhanced-geometry svg:viewBox="0 0 21600 21600" draw:type="rectangle" draw:enhanced-path="M 0 0 L 21600 0 21600 21600 0 21600 0 0 Z N"/>
            </draw:custom-shape>
            <draw:custom-shape draw:style-name="gr98" draw:text-style-name="P1" draw:layer="layout" svg:width="0.036cm" svg:height="0.784cm" svg:x="3.746cm" svg:y="23.203cm">
              <text:p/>
              <draw:enhanced-geometry svg:viewBox="0 0 21600 21600" draw:type="rectangle" draw:enhanced-path="M 0 0 L 21600 0 21600 21600 0 21600 0 0 Z N"/>
            </draw:custom-shape>
            <draw:custom-shape draw:style-name="gr98" draw:text-style-name="P1" draw:layer="layout" svg:width="0.039cm" svg:height="0.784cm" draw:transform="rotate (-1.5707963267949) translate (3.941cm 23.36cm)">
              <text:p/>
              <draw:enhanced-geometry svg:viewBox="0 0 21600 21600" draw:type="rectangle" draw:enhanced-path="M 0 0 L 21600 0 21600 21600 0 21600 0 0 Z N"/>
            </draw:custom-shape>
            <draw:custom-shape draw:style-name="gr98" draw:text-style-name="P1" draw:layer="layout" svg:width="0.035cm" svg:height="0.784cm" draw:transform="rotate (-1.5707963267949) translate (3.941cm 23.47cm)">
              <text:p/>
              <draw:enhanced-geometry svg:viewBox="0 0 21600 21600" draw:type="rectangle" draw:enhanced-path="M 0 0 L 21600 0 21600 21600 0 21600 0 0 Z N"/>
            </draw:custom-shape>
            <draw:custom-shape draw:style-name="gr98" draw:text-style-name="P1" draw:layer="layout" svg:width="0.039cm" svg:height="0.784cm" draw:transform="rotate (-1.5707963267949) translate (3.941cm 23.576cm)">
              <text:p/>
              <draw:enhanced-geometry svg:viewBox="0 0 21600 21600" draw:type="rectangle" draw:enhanced-path="M 0 0 L 21600 0 21600 21600 0 21600 0 0 Z N"/>
            </draw:custom-shape>
            <draw:custom-shape draw:style-name="gr98" draw:text-style-name="P1" draw:layer="layout" svg:width="0.036cm" svg:height="0.784cm" draw:transform="rotate (-1.5707963267949) translate (3.941cm 23.685cm)">
              <text:p/>
              <draw:enhanced-geometry svg:viewBox="0 0 21600 21600" draw:type="rectangle" draw:enhanced-path="M 0 0 L 21600 0 21600 21600 0 21600 0 0 Z N"/>
            </draw:custom-shape>
            <draw:custom-shape draw:style-name="gr98" draw:text-style-name="P1" draw:layer="layout" svg:width="0.036cm" svg:height="0.784cm" draw:transform="rotate (-1.5707963267949) translate (3.941cm 23.792cm)">
              <text:p/>
              <draw:enhanced-geometry svg:viewBox="0 0 21600 21600" draw:type="rectangle" draw:enhanced-path="M 0 0 L 21600 0 21600 21600 0 21600 0 0 Z N"/>
            </draw:custom-shape>
            <draw:custom-shape draw:style-name="gr102" draw:text-style-name="P1" draw:layer="layout" svg:width="0.575cm" svg:height="0.571cm" svg:x="3.258cm" svg:y="23.314cm">
              <text:p/>
              <draw:enhanced-geometry svg:viewBox="0 0 21600 21600" draw:type="rectangle" draw:enhanced-path="M 0 0 L 21600 0 21600 21600 0 21600 0 0 Z N"/>
            </draw:custom-shape>
          </draw:g>
          <draw:g>
            <draw:custom-shape draw:style-name="gr99" draw:text-style-name="P1" draw:layer="layout" svg:width="0.037cm" svg:height="0.783cm" svg:x="3.317cm" svg:y="23.991cm">
              <text:p/>
              <draw:enhanced-geometry svg:viewBox="0 0 21600 21600" draw:type="rectangle" draw:enhanced-path="M 0 0 L 21600 0 21600 21600 0 21600 0 0 Z N"/>
            </draw:custom-shape>
            <draw:custom-shape draw:style-name="gr99" draw:text-style-name="P1" draw:layer="layout" svg:width="0.036cm" svg:height="0.783cm" svg:x="3.424cm" svg:y="23.991cm">
              <text:p/>
              <draw:enhanced-geometry svg:viewBox="0 0 21600 21600" draw:type="rectangle" draw:enhanced-path="M 0 0 L 21600 0 21600 21600 0 21600 0 0 Z N"/>
            </draw:custom-shape>
            <draw:custom-shape draw:style-name="gr99" draw:text-style-name="P1" draw:layer="layout" svg:width="0.039cm" svg:height="0.783cm" svg:x="3.531cm" svg:y="23.991cm">
              <text:p/>
              <draw:enhanced-geometry svg:viewBox="0 0 21600 21600" draw:type="rectangle" draw:enhanced-path="M 0 0 L 21600 0 21600 21600 0 21600 0 0 Z N"/>
            </draw:custom-shape>
            <draw:custom-shape draw:style-name="gr99" draw:text-style-name="P1" draw:layer="layout" svg:width="0.037cm" svg:height="0.783cm" svg:x="3.639cm" svg:y="23.991cm">
              <text:p/>
              <draw:enhanced-geometry svg:viewBox="0 0 21600 21600" draw:type="rectangle" draw:enhanced-path="M 0 0 L 21600 0 21600 21600 0 21600 0 0 Z N"/>
            </draw:custom-shape>
            <draw:custom-shape draw:style-name="gr99" draw:text-style-name="P1" draw:layer="layout" svg:width="0.036cm" svg:height="0.783cm" svg:x="3.748cm" svg:y="23.991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2cm 24.149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942cm 24.256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2cm 24.365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942cm 24.471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2cm 24.58cm)">
              <text:p/>
              <draw:enhanced-geometry svg:viewBox="0 0 21600 21600" draw:type="rectangle" draw:enhanced-path="M 0 0 L 21600 0 21600 21600 0 21600 0 0 Z N"/>
            </draw:custom-shape>
            <draw:custom-shape draw:style-name="gr103" draw:text-style-name="P1" draw:layer="layout" svg:width="0.577cm" svg:height="0.573cm" svg:x="3.259cm" svg:y="24.101cm">
              <text:p/>
              <draw:enhanced-geometry svg:viewBox="0 0 21600 21600" draw:type="rectangle" draw:enhanced-path="M 0 0 L 21600 0 21600 21600 0 21600 0 0 Z N"/>
            </draw:custom-shape>
          </draw:g>
          <draw:g>
            <draw:custom-shape draw:style-name="gr99" draw:text-style-name="P1" draw:layer="layout" svg:width="0.038cm" svg:height="0.783cm" svg:x="2.526cm" svg:y="23.991cm">
              <text:p/>
              <draw:enhanced-geometry svg:viewBox="0 0 21600 21600" draw:type="rectangle" draw:enhanced-path="M 0 0 L 21600 0 21600 21600 0 21600 0 0 Z N"/>
            </draw:custom-shape>
            <draw:custom-shape draw:style-name="gr99" draw:text-style-name="P1" draw:layer="layout" svg:width="0.038cm" svg:height="0.783cm" svg:x="2.635cm" svg:y="23.991cm">
              <text:p/>
              <draw:enhanced-geometry svg:viewBox="0 0 21600 21600" draw:type="rectangle" draw:enhanced-path="M 0 0 L 21600 0 21600 21600 0 21600 0 0 Z N"/>
            </draw:custom-shape>
            <draw:custom-shape draw:style-name="gr99" draw:text-style-name="P1" draw:layer="layout" svg:width="0.037cm" svg:height="0.783cm" svg:x="2.743cm" svg:y="23.991cm">
              <text:p/>
              <draw:enhanced-geometry svg:viewBox="0 0 21600 21600" draw:type="rectangle" draw:enhanced-path="M 0 0 L 21600 0 21600 21600 0 21600 0 0 Z N"/>
            </draw:custom-shape>
            <draw:custom-shape draw:style-name="gr99" draw:text-style-name="P1" draw:layer="layout" svg:width="0.037cm" svg:height="0.783cm" svg:x="2.85cm" svg:y="23.991cm">
              <text:p/>
              <draw:enhanced-geometry svg:viewBox="0 0 21600 21600" draw:type="rectangle" draw:enhanced-path="M 0 0 L 21600 0 21600 21600 0 21600 0 0 Z N"/>
            </draw:custom-shape>
            <draw:custom-shape draw:style-name="gr99" draw:text-style-name="P1" draw:layer="layout" svg:width="0.036cm" svg:height="0.783cm" svg:x="2.959cm" svg:y="23.991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2cm 24.149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152cm 24.256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2cm 24.365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152cm 24.471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2cm 24.58cm)">
              <text:p/>
              <draw:enhanced-geometry svg:viewBox="0 0 21600 21600" draw:type="rectangle" draw:enhanced-path="M 0 0 L 21600 0 21600 21600 0 21600 0 0 Z N"/>
            </draw:custom-shape>
            <draw:custom-shape draw:style-name="gr103" draw:text-style-name="P1" draw:layer="layout" svg:width="0.577cm" svg:height="0.573cm" svg:x="2.47cm" svg:y="24.101cm">
              <text:p/>
              <draw:enhanced-geometry svg:viewBox="0 0 21600 21600" draw:type="rectangle" draw:enhanced-path="M 0 0 L 21600 0 21600 21600 0 21600 0 0 Z N"/>
            </draw:custom-shape>
          </draw:g>
          <draw:g>
            <draw:custom-shape draw:style-name="gr99" draw:text-style-name="P1" draw:layer="layout" svg:width="0.038cm" svg:height="0.783cm" svg:x="3.318cm" svg:y="24.778cm">
              <text:p/>
              <draw:enhanced-geometry svg:viewBox="0 0 21600 21600" draw:type="rectangle" draw:enhanced-path="M 0 0 L 21600 0 21600 21600 0 21600 0 0 Z N"/>
            </draw:custom-shape>
            <draw:custom-shape draw:style-name="gr99" draw:text-style-name="P1" draw:layer="layout" svg:width="0.036cm" svg:height="0.783cm" svg:x="3.426cm" svg:y="24.778cm">
              <text:p/>
              <draw:enhanced-geometry svg:viewBox="0 0 21600 21600" draw:type="rectangle" draw:enhanced-path="M 0 0 L 21600 0 21600 21600 0 21600 0 0 Z N"/>
            </draw:custom-shape>
            <draw:custom-shape draw:style-name="gr99" draw:text-style-name="P1" draw:layer="layout" svg:width="0.038cm" svg:height="0.783cm" svg:x="3.534cm" svg:y="24.778cm">
              <text:p/>
              <draw:enhanced-geometry svg:viewBox="0 0 21600 21600" draw:type="rectangle" draw:enhanced-path="M 0 0 L 21600 0 21600 21600 0 21600 0 0 Z N"/>
            </draw:custom-shape>
            <draw:custom-shape draw:style-name="gr99" draw:text-style-name="P1" draw:layer="layout" svg:width="0.038cm" svg:height="0.783cm" svg:x="3.64cm" svg:y="24.778cm">
              <text:p/>
              <draw:enhanced-geometry svg:viewBox="0 0 21600 21600" draw:type="rectangle" draw:enhanced-path="M 0 0 L 21600 0 21600 21600 0 21600 0 0 Z N"/>
            </draw:custom-shape>
            <draw:custom-shape draw:style-name="gr99" draw:text-style-name="P1" draw:layer="layout" svg:width="0.037cm" svg:height="0.783cm" svg:x="3.749cm" svg:y="24.778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943cm 24.93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943cm 25.045cm)">
              <text:p/>
              <draw:enhanced-geometry svg:viewBox="0 0 21600 21600" draw:type="rectangle" draw:enhanced-path="M 0 0 L 21600 0 21600 21600 0 21600 0 0 Z N"/>
            </draw:custom-shape>
            <draw:custom-shape draw:style-name="gr99" draw:text-style-name="P1" draw:layer="layout" svg:width="0.038cm" svg:height="0.783cm" draw:transform="rotate (-1.5707963267949) translate (3.943cm 25.151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943cm 25.259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943cm 25.369cm)">
              <text:p/>
              <draw:enhanced-geometry svg:viewBox="0 0 21600 21600" draw:type="rectangle" draw:enhanced-path="M 0 0 L 21600 0 21600 21600 0 21600 0 0 Z N"/>
            </draw:custom-shape>
            <draw:custom-shape draw:style-name="gr102" draw:text-style-name="P1" draw:layer="layout" svg:width="0.575cm" svg:height="0.571cm" svg:x="3.262cm" svg:y="24.89cm">
              <text:p/>
              <draw:enhanced-geometry svg:viewBox="0 0 21600 21600" draw:type="rectangle" draw:enhanced-path="M 0 0 L 21600 0 21600 21600 0 21600 0 0 Z N"/>
            </draw:custom-shape>
          </draw:g>
          <draw:g>
            <draw:custom-shape draw:style-name="gr99" draw:text-style-name="P1" draw:layer="layout" svg:width="0.039cm" svg:height="0.783cm" svg:x="2.528cm" svg:y="24.778cm">
              <text:p/>
              <draw:enhanced-geometry svg:viewBox="0 0 21600 21600" draw:type="rectangle" draw:enhanced-path="M 0 0 L 21600 0 21600 21600 0 21600 0 0 Z N"/>
            </draw:custom-shape>
            <draw:custom-shape draw:style-name="gr99" draw:text-style-name="P1" draw:layer="layout" svg:width="0.036cm" svg:height="0.783cm" svg:x="2.638cm" svg:y="24.778cm">
              <text:p/>
              <draw:enhanced-geometry svg:viewBox="0 0 21600 21600" draw:type="rectangle" draw:enhanced-path="M 0 0 L 21600 0 21600 21600 0 21600 0 0 Z N"/>
            </draw:custom-shape>
            <draw:custom-shape draw:style-name="gr99" draw:text-style-name="P1" draw:layer="layout" svg:width="0.037cm" svg:height="0.783cm" svg:x="2.744cm" svg:y="24.778cm">
              <text:p/>
              <draw:enhanced-geometry svg:viewBox="0 0 21600 21600" draw:type="rectangle" draw:enhanced-path="M 0 0 L 21600 0 21600 21600 0 21600 0 0 Z N"/>
            </draw:custom-shape>
            <draw:custom-shape draw:style-name="gr99" draw:text-style-name="P1" draw:layer="layout" svg:width="0.039cm" svg:height="0.783cm" svg:x="2.851cm" svg:y="24.778cm">
              <text:p/>
              <draw:enhanced-geometry svg:viewBox="0 0 21600 21600" draw:type="rectangle" draw:enhanced-path="M 0 0 L 21600 0 21600 21600 0 21600 0 0 Z N"/>
            </draw:custom-shape>
            <draw:custom-shape draw:style-name="gr99" draw:text-style-name="P1" draw:layer="layout" svg:width="0.036cm" svg:height="0.783cm" svg:x="2.96cm" svg:y="24.778cm">
              <text:p/>
              <draw:enhanced-geometry svg:viewBox="0 0 21600 21600" draw:type="rectangle" draw:enhanced-path="M 0 0 L 21600 0 21600 21600 0 21600 0 0 Z N"/>
            </draw:custom-shape>
            <draw:custom-shape draw:style-name="gr104" draw:text-style-name="P1" draw:layer="layout" svg:width="0.039cm" svg:height="0.782cm" draw:transform="rotate (-1.5707963267949) translate (3.153cm 24.935cm)">
              <text:p/>
              <draw:enhanced-geometry svg:viewBox="0 0 21600 21600" draw:type="rectangle" draw:enhanced-path="M 0 0 L 21600 0 21600 21600 0 21600 0 0 Z N"/>
            </draw:custom-shape>
            <draw:custom-shape draw:style-name="gr104" draw:text-style-name="P1" draw:layer="layout" svg:width="0.036cm" svg:height="0.782cm" draw:transform="rotate (-1.5707963267949) translate (3.153cm 25.045cm)">
              <text:p/>
              <draw:enhanced-geometry svg:viewBox="0 0 21600 21600" draw:type="rectangle" draw:enhanced-path="M 0 0 L 21600 0 21600 21600 0 21600 0 0 Z N"/>
            </draw:custom-shape>
            <draw:custom-shape draw:style-name="gr104" draw:text-style-name="P1" draw:layer="layout" svg:width="0.038cm" svg:height="0.782cm" draw:transform="rotate (-1.5707963267949) translate (3.153cm 25.151cm)">
              <text:p/>
              <draw:enhanced-geometry svg:viewBox="0 0 21600 21600" draw:type="rectangle" draw:enhanced-path="M 0 0 L 21600 0 21600 21600 0 21600 0 0 Z N"/>
            </draw:custom-shape>
            <draw:custom-shape draw:style-name="gr104" draw:text-style-name="P1" draw:layer="layout" svg:width="0.039cm" svg:height="0.782cm" draw:transform="rotate (-1.5707963267949) translate (3.153cm 25.259cm)">
              <text:p/>
              <draw:enhanced-geometry svg:viewBox="0 0 21600 21600" draw:type="rectangle" draw:enhanced-path="M 0 0 L 21600 0 21600 21600 0 21600 0 0 Z N"/>
            </draw:custom-shape>
            <draw:custom-shape draw:style-name="gr104" draw:text-style-name="P1" draw:layer="layout" svg:width="0.035cm" svg:height="0.782cm" draw:transform="rotate (-1.5707963267949) translate (3.153cm 25.369cm)">
              <text:p/>
              <draw:enhanced-geometry svg:viewBox="0 0 21600 21600" draw:type="rectangle" draw:enhanced-path="M 0 0 L 21600 0 21600 21600 0 21600 0 0 Z N"/>
            </draw:custom-shape>
            <draw:custom-shape draw:style-name="gr101" draw:text-style-name="P1" draw:layer="layout" svg:width="0.577cm" svg:height="0.571cm" svg:x="2.471cm" svg:y="24.89cm">
              <text:p/>
              <draw:enhanced-geometry svg:viewBox="0 0 21600 21600" draw:type="rectangle" draw:enhanced-path="M 0 0 L 21600 0 21600 21600 0 21600 0 0 Z N"/>
            </draw:custom-shape>
          </draw:g>
          <draw:g>
            <draw:custom-shape draw:style-name="gr105" draw:text-style-name="P9" draw:layer="layout" svg:width="2.314cm" svg:height="0.644cm" draw:transform="rotate (-1.5707963267949) translate (4.82cm 23.22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6" draw:text-style-name="P1" draw:layer="layout" svg:width="0.139cm" svg:height="0.477cm" draw:transform="rotate (-1.5707963267949) translate (4.722cm 23.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 draw:layer="layout" svg:width="1.559cm" svg:height="0.118cm" draw:transform="rotate (-1.5707963267949) translate (4.722cm 23.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 draw:layer="layout" svg:width="1.56cm" svg:height="0.117cm" draw:transform="rotate (-1.5707963267949) translate (4.542cm 23.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 draw:layer="layout" svg:width="1.559cm" svg:height="0.117cm" draw:transform="rotate (-1.5707963267949) translate (4.362cm 23.9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6cm" draw:transform="rotate (-1.5707963267949) translate (4.722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4cm" draw:transform="rotate (-1.5707963267949) translate (4.641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5cm" draw:transform="rotate (-1.5707963267949) translate (4.542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4cm" draw:transform="rotate (-1.5707963267949) translate (4.461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5cm" draw:transform="rotate (-1.5707963267949) translate (4.362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6cm" draw:transform="rotate (-1.5707963267949) translate (4.283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09" draw:text-style-name="P9" draw:layer="layout" svg:width="2.584cm" svg:height="1.58cm" svg:x="4.954cm" svg:y="20.401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0" draw:text-style-name="P1" draw:layer="layout" svg:width="0.481cm" svg:height="1.166cm" svg:x="5.11cm" svg:y="20.5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1.331cm" svg:height="0.286cm" svg:x="6.027cm" svg:y="20.5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 draw:layer="layout" svg:width="1.331cm" svg:height="0.287cm" svg:x="6.027cm" svg:y="20.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1.33cm" svg:height="0.289cm" svg:x="6.028cm" svg:y="21.4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4cm" svg:y="20.5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3cm" svg:x="5.784cm" svg:y="20.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4cm" svg:y="20.9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4cm" svg:y="21.1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1cm" svg:x="5.784cm" svg:y="21.4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4cm" svg:y="21.6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3" draw:text-style-name="P9" draw:layer="layout" svg:width="0.324cm" svg:height="0.143cm" svg:x="5.184cm" svg:y="21.485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9" draw:layer="layout" svg:width="2.584cm" svg:height="1.58cm" svg:x="4.961cm" svg:y="22.258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0" draw:text-style-name="P1" draw:layer="layout" svg:width="0.481cm" svg:height="1.166cm" svg:x="5.117cm" svg:y="22.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1.331cm" svg:height="0.286cm" svg:x="6.034cm" svg:y="22.4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 draw:layer="layout" svg:width="1.331cm" svg:height="0.287cm" svg:x="6.034cm" svg:y="22.8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1.33cm" svg:height="0.289cm" svg:x="6.035cm" svg:y="23.2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91cm" svg:y="22.4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3cm" svg:x="5.791cm" svg:y="22.6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91cm" svg:y="22.8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91cm" svg:y="23.0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1cm" svg:x="5.791cm" svg:y="23.2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91cm" svg:y="23.4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3" draw:text-style-name="P9" draw:layer="layout" svg:width="0.324cm" svg:height="0.143cm" svg:x="5.191cm" svg:y="23.34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9" draw:layer="layout" svg:width="2.584cm" svg:height="1.58cm" svg:x="4.956cm" svg:y="24.10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0" draw:text-style-name="P1" draw:layer="layout" svg:width="0.481cm" svg:height="1.166cm" svg:x="5.112cm" svg:y="24.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1.331cm" svg:height="0.286cm" svg:x="6.029cm" svg:y="24.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 draw:layer="layout" svg:width="1.331cm" svg:height="0.287cm" svg:x="6.029cm" svg:y="24.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1.33cm" svg:height="0.289cm" svg:x="6.03cm" svg:y="25.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6cm" svg:y="24.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3cm" svg:x="5.786cm" svg:y="24.4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6cm" svg:y="24.6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6cm" svg:y="24.8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1cm" svg:x="5.786cm" svg:y="25.1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6cm" svg:y="25.3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3" draw:text-style-name="P9" draw:layer="layout" svg:width="0.324cm" svg:height="0.143cm" svg:x="5.186cm" svg:y="25.187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 draw:text-style-name="P1" draw:layer="layout" svg:width="8cm" svg:height="8cm" svg:x="9.875cm" svg:y="10.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14" draw:text-style-name="P9" draw:layer="layout" svg:width="5.322cm" svg:height="5.322cm" svg:x="11.227cm" svg:y="11.39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5" draw:text-style-name="P1" draw:layer="layout" svg:width="0.077cm" svg:height="1.596cm" svg:x="11.775cm" svg:y="11.58cm">
                <text:p/>
                <draw:enhanced-geometry svg:viewBox="0 0 21600 21600" draw:type="rectangle" draw:enhanced-path="M 0 0 L 21600 0 21600 21600 0 21600 0 0 Z N"/>
              </draw:custom-shape>
              <draw:custom-shape draw:style-name="gr115" draw:text-style-name="P1" draw:layer="layout" svg:width="0.076cm" svg:height="1.596cm" svg:x="11.996cm" svg:y="11.58cm">
                <text:p/>
                <draw:enhanced-geometry svg:viewBox="0 0 21600 21600" draw:type="rectangle" draw:enhanced-path="M 0 0 L 21600 0 21600 21600 0 21600 0 0 Z N"/>
              </draw:custom-shape>
              <draw:custom-shape draw:style-name="gr115" draw:text-style-name="P1" draw:layer="layout" svg:width="0.077cm" svg:height="1.596cm" svg:x="12.215cm" svg:y="11.58cm">
                <text:p/>
                <draw:enhanced-geometry svg:viewBox="0 0 21600 21600" draw:type="rectangle" draw:enhanced-path="M 0 0 L 21600 0 21600 21600 0 21600 0 0 Z N"/>
              </draw:custom-shape>
              <draw:custom-shape draw:style-name="gr115" draw:text-style-name="P1" draw:layer="layout" svg:width="0.077cm" svg:height="1.596cm" svg:x="12.434cm" svg:y="11.58cm">
                <text:p/>
                <draw:enhanced-geometry svg:viewBox="0 0 21600 21600" draw:type="rectangle" draw:enhanced-path="M 0 0 L 21600 0 21600 21600 0 21600 0 0 Z N"/>
              </draw:custom-shape>
              <draw:custom-shape draw:style-name="gr115" draw:text-style-name="P1" draw:layer="layout" svg:width="0.074cm" svg:height="1.596cm" svg:x="12.654cm" svg:y="11.58cm">
                <text:p/>
                <draw:enhanced-geometry svg:viewBox="0 0 21600 21600" draw:type="rectangle" draw:enhanced-path="M 0 0 L 21600 0 21600 21600 0 21600 0 0 Z N"/>
              </draw:custom-shape>
              <draw:custom-shape draw:style-name="gr116" draw:text-style-name="P1" draw:layer="layout" svg:width="0.08cm" svg:height="1.594cm" draw:transform="rotate (-1.5707963267949) translate (13.049cm 11.899cm)">
                <text:p/>
                <draw:enhanced-geometry svg:viewBox="0 0 21600 21600" draw:type="rectangle" draw:enhanced-path="M 0 0 L 21600 0 21600 21600 0 21600 0 0 Z N"/>
              </draw:custom-shape>
              <draw:custom-shape draw:style-name="gr116" draw:text-style-name="P1" draw:layer="layout" svg:width="0.071cm" svg:height="1.594cm" draw:transform="rotate (-1.5707963267949) translate (13.049cm 12.123cm)">
                <text:p/>
                <draw:enhanced-geometry svg:viewBox="0 0 21600 21600" draw:type="rectangle" draw:enhanced-path="M 0 0 L 21600 0 21600 21600 0 21600 0 0 Z N"/>
              </draw:custom-shape>
              <draw:custom-shape draw:style-name="gr116" draw:text-style-name="P1" draw:layer="layout" svg:width="0.079cm" svg:height="1.594cm" draw:transform="rotate (-1.5707963267949) translate (13.049cm 12.339cm)">
                <text:p/>
                <draw:enhanced-geometry svg:viewBox="0 0 21600 21600" draw:type="rectangle" draw:enhanced-path="M 0 0 L 21600 0 21600 21600 0 21600 0 0 Z N"/>
              </draw:custom-shape>
              <draw:custom-shape draw:style-name="gr116" draw:text-style-name="P1" draw:layer="layout" svg:width="0.074cm" svg:height="1.594cm" draw:transform="rotate (-1.5707963267949) translate (13.049cm 12.56cm)">
                <text:p/>
                <draw:enhanced-geometry svg:viewBox="0 0 21600 21600" draw:type="rectangle" draw:enhanced-path="M 0 0 L 21600 0 21600 21600 0 21600 0 0 Z N"/>
              </draw:custom-shape>
              <draw:custom-shape draw:style-name="gr116" draw:text-style-name="P1" draw:layer="layout" svg:width="0.073cm" svg:height="1.594cm" draw:transform="rotate (-1.5707963267949) translate (13.049cm 12.779cm)">
                <text:p/>
                <draw:enhanced-geometry svg:viewBox="0 0 21600 21600" draw:type="rectangle" draw:enhanced-path="M 0 0 L 21600 0 21600 21600 0 21600 0 0 Z N"/>
              </draw:custom-shape>
              <draw:custom-shape draw:style-name="gr117" draw:text-style-name="P1" draw:layer="layout" svg:width="1.176cm" svg:height="1.163cm" svg:x="11.659cm" svg:y="11.805cm">
                <text:p/>
                <draw:enhanced-geometry svg:viewBox="0 0 21600 21600" draw:type="rectangle" draw:enhanced-path="M 0 0 L 21600 0 21600 21600 0 21600 0 0 Z N"/>
              </draw:custom-shape>
            </draw:g>
            <draw:g>
              <draw:custom-shape draw:style-name="gr115" draw:text-style-name="P1" draw:layer="layout" svg:width="0.077cm" svg:height="1.596cm" svg:x="11.779cm" svg:y="11.58cm">
                <text:p/>
                <draw:enhanced-geometry svg:viewBox="0 0 21600 21600" draw:type="rectangle" draw:enhanced-path="M 0 0 L 21600 0 21600 21600 0 21600 0 0 Z N"/>
              </draw:custom-shape>
              <draw:custom-shape draw:style-name="gr115" draw:text-style-name="P1" draw:layer="layout" svg:width="0.074cm" svg:height="1.596cm" svg:x="12cm" svg:y="11.58cm">
                <text:p/>
                <draw:enhanced-geometry svg:viewBox="0 0 21600 21600" draw:type="rectangle" draw:enhanced-path="M 0 0 L 21600 0 21600 21600 0 21600 0 0 Z N"/>
              </draw:custom-shape>
              <draw:custom-shape draw:style-name="gr115" draw:text-style-name="P1" draw:layer="layout" svg:width="0.079cm" svg:height="1.596cm" svg:x="12.217cm" svg:y="11.58cm">
                <text:p/>
                <draw:enhanced-geometry svg:viewBox="0 0 21600 21600" draw:type="rectangle" draw:enhanced-path="M 0 0 L 21600 0 21600 21600 0 21600 0 0 Z N"/>
              </draw:custom-shape>
              <draw:custom-shape draw:style-name="gr115" draw:text-style-name="P1" draw:layer="layout" svg:width="0.077cm" svg:height="1.596cm" svg:x="12.436cm" svg:y="11.58cm">
                <text:p/>
                <draw:enhanced-geometry svg:viewBox="0 0 21600 21600" draw:type="rectangle" draw:enhanced-path="M 0 0 L 21600 0 21600 21600 0 21600 0 0 Z N"/>
              </draw:custom-shape>
              <draw:custom-shape draw:style-name="gr115" draw:text-style-name="P1" draw:layer="layout" svg:width="0.074cm" svg:height="1.596cm" svg:x="12.656cm" svg:y="11.58cm">
                <text:p/>
                <draw:enhanced-geometry svg:viewBox="0 0 21600 21600" draw:type="rectangle" draw:enhanced-path="M 0 0 L 21600 0 21600 21600 0 21600 0 0 Z N"/>
              </draw:custom-shape>
              <draw:custom-shape draw:style-name="gr116" draw:text-style-name="P1" draw:layer="layout" svg:width="0.08cm" svg:height="1.594cm" draw:transform="rotate (-1.5707963267949) translate (13.051cm 11.899cm)">
                <text:p/>
                <draw:enhanced-geometry svg:viewBox="0 0 21600 21600" draw:type="rectangle" draw:enhanced-path="M 0 0 L 21600 0 21600 21600 0 21600 0 0 Z N"/>
              </draw:custom-shape>
              <draw:custom-shape draw:style-name="gr116" draw:text-style-name="P1" draw:layer="layout" svg:width="0.071cm" svg:height="1.594cm" draw:transform="rotate (-1.5707963267949) translate (13.051cm 12.123cm)">
                <text:p/>
                <draw:enhanced-geometry svg:viewBox="0 0 21600 21600" draw:type="rectangle" draw:enhanced-path="M 0 0 L 21600 0 21600 21600 0 21600 0 0 Z N"/>
              </draw:custom-shape>
              <draw:custom-shape draw:style-name="gr116" draw:text-style-name="P1" draw:layer="layout" svg:width="0.079cm" svg:height="1.594cm" draw:transform="rotate (-1.5707963267949) translate (13.051cm 12.339cm)">
                <text:p/>
                <draw:enhanced-geometry svg:viewBox="0 0 21600 21600" draw:type="rectangle" draw:enhanced-path="M 0 0 L 21600 0 21600 21600 0 21600 0 0 Z N"/>
              </draw:custom-shape>
              <draw:custom-shape draw:style-name="gr116" draw:text-style-name="P1" draw:layer="layout" svg:width="0.074cm" svg:height="1.594cm" draw:transform="rotate (-1.5707963267949) translate (13.051cm 12.56cm)">
                <text:p/>
                <draw:enhanced-geometry svg:viewBox="0 0 21600 21600" draw:type="rectangle" draw:enhanced-path="M 0 0 L 21600 0 21600 21600 0 21600 0 0 Z N"/>
              </draw:custom-shape>
              <draw:custom-shape draw:style-name="gr116" draw:text-style-name="P1" draw:layer="layout" svg:width="0.073cm" svg:height="1.594cm" draw:transform="rotate (-1.5707963267949) translate (13.051cm 12.779cm)">
                <text:p/>
                <draw:enhanced-geometry svg:viewBox="0 0 21600 21600" draw:type="rectangle" draw:enhanced-path="M 0 0 L 21600 0 21600 21600 0 21600 0 0 Z N"/>
              </draw:custom-shape>
              <draw:custom-shape draw:style-name="gr118" draw:text-style-name="P1" draw:layer="layout" svg:width="1.175cm" svg:height="1.163cm" svg:x="11.665cm" svg:y="11.805cm">
                <text:p/>
                <draw:enhanced-geometry svg:viewBox="0 0 21600 21600" draw:type="rectangle" draw:enhanced-path="M 0 0 L 21600 0 21600 21600 0 21600 0 0 Z N"/>
              </draw:custom-shape>
            </draw:g>
            <draw:g>
              <draw:custom-shape draw:style-name="gr115" draw:text-style-name="P1" draw:layer="layout" svg:width="0.079cm" svg:height="1.596cm" svg:x="13.385cm" svg:y="11.58cm">
                <text:p/>
                <draw:enhanced-geometry svg:viewBox="0 0 21600 21600" draw:type="rectangle" draw:enhanced-path="M 0 0 L 21600 0 21600 21600 0 21600 0 0 Z N"/>
              </draw:custom-shape>
              <draw:custom-shape draw:style-name="gr115" draw:text-style-name="P1" draw:layer="layout" svg:width="0.074cm" svg:height="1.596cm" svg:x="13.607cm" svg:y="11.58cm">
                <text:p/>
                <draw:enhanced-geometry svg:viewBox="0 0 21600 21600" draw:type="rectangle" draw:enhanced-path="M 0 0 L 21600 0 21600 21600 0 21600 0 0 Z N"/>
              </draw:custom-shape>
              <draw:custom-shape draw:style-name="gr115" draw:text-style-name="P1" draw:layer="layout" svg:width="0.08cm" svg:height="1.596cm" svg:x="13.824cm" svg:y="11.58cm">
                <text:p/>
                <draw:enhanced-geometry svg:viewBox="0 0 21600 21600" draw:type="rectangle" draw:enhanced-path="M 0 0 L 21600 0 21600 21600 0 21600 0 0 Z N"/>
              </draw:custom-shape>
              <draw:custom-shape draw:style-name="gr115" draw:text-style-name="P1" draw:layer="layout" svg:width="0.077cm" svg:height="1.596cm" svg:x="14.043cm" svg:y="11.58cm">
                <text:p/>
                <draw:enhanced-geometry svg:viewBox="0 0 21600 21600" draw:type="rectangle" draw:enhanced-path="M 0 0 L 21600 0 21600 21600 0 21600 0 0 Z N"/>
              </draw:custom-shape>
              <draw:custom-shape draw:style-name="gr115" draw:text-style-name="P1" draw:layer="layout" svg:width="0.074cm" svg:height="1.596cm" svg:x="14.264cm" svg:y="11.58cm">
                <text:p/>
                <draw:enhanced-geometry svg:viewBox="0 0 21600 21600" draw:type="rectangle" draw:enhanced-path="M 0 0 L 21600 0 21600 21600 0 21600 0 0 Z N"/>
              </draw:custom-shape>
              <draw:custom-shape draw:style-name="gr115" draw:text-style-name="P1" draw:layer="layout" svg:width="0.08cm" svg:height="1.596cm" draw:transform="rotate (-1.5707963267949) translate (14.661cm 11.899cm)">
                <text:p/>
                <draw:enhanced-geometry svg:viewBox="0 0 21600 21600" draw:type="rectangle" draw:enhanced-path="M 0 0 L 21600 0 21600 21600 0 21600 0 0 Z N"/>
              </draw:custom-shape>
              <draw:custom-shape draw:style-name="gr115" draw:text-style-name="P1" draw:layer="layout" svg:width="0.071cm" svg:height="1.596cm" draw:transform="rotate (-1.5707963267949) translate (14.661cm 12.123cm)">
                <text:p/>
                <draw:enhanced-geometry svg:viewBox="0 0 21600 21600" draw:type="rectangle" draw:enhanced-path="M 0 0 L 21600 0 21600 21600 0 21600 0 0 Z N"/>
              </draw:custom-shape>
              <draw:custom-shape draw:style-name="gr115" draw:text-style-name="P1" draw:layer="layout" svg:width="0.079cm" svg:height="1.596cm" draw:transform="rotate (-1.5707963267949) translate (14.661cm 12.339cm)">
                <text:p/>
                <draw:enhanced-geometry svg:viewBox="0 0 21600 21600" draw:type="rectangle" draw:enhanced-path="M 0 0 L 21600 0 21600 21600 0 21600 0 0 Z N"/>
              </draw:custom-shape>
              <draw:custom-shape draw:style-name="gr115" draw:text-style-name="P1" draw:layer="layout" svg:width="0.074cm" svg:height="1.596cm" draw:transform="rotate (-1.5707963267949) translate (14.661cm 12.56cm)">
                <text:p/>
                <draw:enhanced-geometry svg:viewBox="0 0 21600 21600" draw:type="rectangle" draw:enhanced-path="M 0 0 L 21600 0 21600 21600 0 21600 0 0 Z N"/>
              </draw:custom-shape>
              <draw:custom-shape draw:style-name="gr115" draw:text-style-name="P1" draw:layer="layout" svg:width="0.073cm" svg:height="1.596cm" draw:transform="rotate (-1.5707963267949) translate (14.661cm 12.779cm)">
                <text:p/>
                <draw:enhanced-geometry svg:viewBox="0 0 21600 21600" draw:type="rectangle" draw:enhanced-path="M 0 0 L 21600 0 21600 21600 0 21600 0 0 Z N"/>
              </draw:custom-shape>
              <draw:custom-shape draw:style-name="gr119" draw:text-style-name="P1" draw:layer="layout" svg:width="1.171cm" svg:height="1.163cm" svg:x="13.271cm" svg:y="11.805cm">
                <text:p/>
                <draw:enhanced-geometry svg:viewBox="0 0 21600 21600" draw:type="rectangle" draw:enhanced-path="M 0 0 L 21600 0 21600 21600 0 21600 0 0 Z N"/>
              </draw:custom-shape>
            </draw:g>
            <draw:g>
              <draw:custom-shape draw:style-name="gr116" draw:text-style-name="P1" draw:layer="layout" svg:width="0.075cm" svg:height="1.594cm" svg:x="13.391cm" svg:y="13.184cm">
                <text:p/>
                <draw:enhanced-geometry svg:viewBox="0 0 21600 21600" draw:type="rectangle" draw:enhanced-path="M 0 0 L 21600 0 21600 21600 0 21600 0 0 Z N"/>
              </draw:custom-shape>
              <draw:custom-shape draw:style-name="gr116" draw:text-style-name="P1" draw:layer="layout" svg:width="0.074cm" svg:height="1.594cm" svg:x="13.609cm" svg:y="13.184cm">
                <text:p/>
                <draw:enhanced-geometry svg:viewBox="0 0 21600 21600" draw:type="rectangle" draw:enhanced-path="M 0 0 L 21600 0 21600 21600 0 21600 0 0 Z N"/>
              </draw:custom-shape>
              <draw:custom-shape draw:style-name="gr116" draw:text-style-name="P1" draw:layer="layout" svg:width="0.08cm" svg:height="1.594cm" svg:x="13.826cm" svg:y="13.184cm">
                <text:p/>
                <draw:enhanced-geometry svg:viewBox="0 0 21600 21600" draw:type="rectangle" draw:enhanced-path="M 0 0 L 21600 0 21600 21600 0 21600 0 0 Z N"/>
              </draw:custom-shape>
              <draw:custom-shape draw:style-name="gr116" draw:text-style-name="P1" draw:layer="layout" svg:width="0.075cm" svg:height="1.594cm" svg:x="14.047cm" svg:y="13.184cm">
                <text:p/>
                <draw:enhanced-geometry svg:viewBox="0 0 21600 21600" draw:type="rectangle" draw:enhanced-path="M 0 0 L 21600 0 21600 21600 0 21600 0 0 Z N"/>
              </draw:custom-shape>
              <draw:custom-shape draw:style-name="gr116" draw:text-style-name="P1" draw:layer="layout" svg:width="0.073cm" svg:height="1.594cm" svg:x="14.269cm" svg:y="13.184cm">
                <text:p/>
                <draw:enhanced-geometry svg:viewBox="0 0 21600 21600" draw:type="rectangle" draw:enhanced-path="M 0 0 L 21600 0 21600 21600 0 21600 0 0 Z N"/>
              </draw:custom-shape>
              <draw:custom-shape draw:style-name="gr120" draw:text-style-name="P1" draw:layer="layout" svg:width="0.076cm" svg:height="1.597cm" draw:transform="rotate (-1.5707963267949) translate (14.664cm 13.505cm)">
                <text:p/>
                <draw:enhanced-geometry svg:viewBox="0 0 21600 21600" draw:type="rectangle" draw:enhanced-path="M 0 0 L 21600 0 21600 21600 0 21600 0 0 Z N"/>
              </draw:custom-shape>
              <draw:custom-shape draw:style-name="gr120" draw:text-style-name="P1" draw:layer="layout" svg:width="0.077cm" svg:height="1.597cm" draw:transform="rotate (-1.5707963267949) translate (14.664cm 13.724cm)">
                <text:p/>
                <draw:enhanced-geometry svg:viewBox="0 0 21600 21600" draw:type="rectangle" draw:enhanced-path="M 0 0 L 21600 0 21600 21600 0 21600 0 0 Z N"/>
              </draw:custom-shape>
              <draw:custom-shape draw:style-name="gr120" draw:text-style-name="P1" draw:layer="layout" svg:width="0.075cm" svg:height="1.597cm" draw:transform="rotate (-1.5707963267949) translate (14.664cm 13.945cm)">
                <text:p/>
                <draw:enhanced-geometry svg:viewBox="0 0 21600 21600" draw:type="rectangle" draw:enhanced-path="M 0 0 L 21600 0 21600 21600 0 21600 0 0 Z N"/>
              </draw:custom-shape>
              <draw:custom-shape draw:style-name="gr120" draw:text-style-name="P1" draw:layer="layout" svg:width="0.078cm" svg:height="1.597cm" draw:transform="rotate (-1.5707963267949) translate (14.664cm 14.161cm)">
                <text:p/>
                <draw:enhanced-geometry svg:viewBox="0 0 21600 21600" draw:type="rectangle" draw:enhanced-path="M 0 0 L 21600 0 21600 21600 0 21600 0 0 Z N"/>
              </draw:custom-shape>
              <draw:custom-shape draw:style-name="gr120" draw:text-style-name="P1" draw:layer="layout" svg:width="0.075cm" svg:height="1.597cm" draw:transform="rotate (-1.5707963267949) translate (14.664cm 14.383cm)">
                <text:p/>
                <draw:enhanced-geometry svg:viewBox="0 0 21600 21600" draw:type="rectangle" draw:enhanced-path="M 0 0 L 21600 0 21600 21600 0 21600 0 0 Z N"/>
              </draw:custom-shape>
              <draw:custom-shape draw:style-name="gr121" draw:text-style-name="P1" draw:layer="layout" svg:width="1.174cm" svg:height="1.166cm" svg:x="13.274cm" svg:y="13.408cm">
                <text:p/>
                <draw:enhanced-geometry svg:viewBox="0 0 21600 21600" draw:type="rectangle" draw:enhanced-path="M 0 0 L 21600 0 21600 21600 0 21600 0 0 Z N"/>
              </draw:custom-shape>
            </draw:g>
            <draw:g>
              <draw:custom-shape draw:style-name="gr116" draw:text-style-name="P1" draw:layer="layout" svg:width="0.077cm" svg:height="1.594cm" svg:x="11.781cm" svg:y="13.184cm">
                <text:p/>
                <draw:enhanced-geometry svg:viewBox="0 0 21600 21600" draw:type="rectangle" draw:enhanced-path="M 0 0 L 21600 0 21600 21600 0 21600 0 0 Z N"/>
              </draw:custom-shape>
              <draw:custom-shape draw:style-name="gr116" draw:text-style-name="P1" draw:layer="layout" svg:width="0.077cm" svg:height="1.594cm" svg:x="12.003cm" svg:y="13.184cm">
                <text:p/>
                <draw:enhanced-geometry svg:viewBox="0 0 21600 21600" draw:type="rectangle" draw:enhanced-path="M 0 0 L 21600 0 21600 21600 0 21600 0 0 Z N"/>
              </draw:custom-shape>
              <draw:custom-shape draw:style-name="gr116" draw:text-style-name="P1" draw:layer="layout" svg:width="0.075cm" svg:height="1.594cm" svg:x="12.223cm" svg:y="13.184cm">
                <text:p/>
                <draw:enhanced-geometry svg:viewBox="0 0 21600 21600" draw:type="rectangle" draw:enhanced-path="M 0 0 L 21600 0 21600 21600 0 21600 0 0 Z N"/>
              </draw:custom-shape>
              <draw:custom-shape draw:style-name="gr116" draw:text-style-name="P1" draw:layer="layout" svg:width="0.074cm" svg:height="1.594cm" svg:x="12.441cm" svg:y="13.184cm">
                <text:p/>
                <draw:enhanced-geometry svg:viewBox="0 0 21600 21600" draw:type="rectangle" draw:enhanced-path="M 0 0 L 21600 0 21600 21600 0 21600 0 0 Z N"/>
              </draw:custom-shape>
              <draw:custom-shape draw:style-name="gr116" draw:text-style-name="P1" draw:layer="layout" svg:width="0.074cm" svg:height="1.594cm" svg:x="12.662cm" svg:y="13.184cm">
                <text:p/>
                <draw:enhanced-geometry svg:viewBox="0 0 21600 21600" draw:type="rectangle" draw:enhanced-path="M 0 0 L 21600 0 21600 21600 0 21600 0 0 Z N"/>
              </draw:custom-shape>
              <draw:custom-shape draw:style-name="gr115" draw:text-style-name="P1" draw:layer="layout" svg:width="0.076cm" svg:height="1.596cm" draw:transform="rotate (-1.5707963267949) translate (13.055cm 13.505cm)">
                <text:p/>
                <draw:enhanced-geometry svg:viewBox="0 0 21600 21600" draw:type="rectangle" draw:enhanced-path="M 0 0 L 21600 0 21600 21600 0 21600 0 0 Z N"/>
              </draw:custom-shape>
              <draw:custom-shape draw:style-name="gr115" draw:text-style-name="P1" draw:layer="layout" svg:width="0.077cm" svg:height="1.596cm" draw:transform="rotate (-1.5707963267949) translate (13.055cm 13.724cm)">
                <text:p/>
                <draw:enhanced-geometry svg:viewBox="0 0 21600 21600" draw:type="rectangle" draw:enhanced-path="M 0 0 L 21600 0 21600 21600 0 21600 0 0 Z N"/>
              </draw:custom-shape>
              <draw:custom-shape draw:style-name="gr115" draw:text-style-name="P1" draw:layer="layout" svg:width="0.075cm" svg:height="1.596cm" draw:transform="rotate (-1.5707963267949) translate (13.055cm 13.945cm)">
                <text:p/>
                <draw:enhanced-geometry svg:viewBox="0 0 21600 21600" draw:type="rectangle" draw:enhanced-path="M 0 0 L 21600 0 21600 21600 0 21600 0 0 Z N"/>
              </draw:custom-shape>
              <draw:custom-shape draw:style-name="gr115" draw:text-style-name="P1" draw:layer="layout" svg:width="0.078cm" svg:height="1.596cm" draw:transform="rotate (-1.5707963267949) translate (13.055cm 14.161cm)">
                <text:p/>
                <draw:enhanced-geometry svg:viewBox="0 0 21600 21600" draw:type="rectangle" draw:enhanced-path="M 0 0 L 21600 0 21600 21600 0 21600 0 0 Z N"/>
              </draw:custom-shape>
              <draw:custom-shape draw:style-name="gr115" draw:text-style-name="P1" draw:layer="layout" svg:width="0.075cm" svg:height="1.596cm" draw:transform="rotate (-1.5707963267949) translate (13.055cm 14.383cm)">
                <text:p/>
                <draw:enhanced-geometry svg:viewBox="0 0 21600 21600" draw:type="rectangle" draw:enhanced-path="M 0 0 L 21600 0 21600 21600 0 21600 0 0 Z N"/>
              </draw:custom-shape>
              <draw:custom-shape draw:style-name="gr122" draw:text-style-name="P1" draw:layer="layout" svg:width="1.175cm" svg:height="1.166cm" svg:x="11.667cm" svg:y="13.408cm">
                <text:p/>
                <draw:enhanced-geometry svg:viewBox="0 0 21600 21600" draw:type="rectangle" draw:enhanced-path="M 0 0 L 21600 0 21600 21600 0 21600 0 0 Z N"/>
              </draw:custom-shape>
            </draw:g>
            <draw:g>
              <draw:custom-shape draw:style-name="gr116" draw:text-style-name="P1" draw:layer="layout" svg:width="0.076cm" svg:height="1.594cm" svg:x="13.394cm" svg:y="14.786cm">
                <text:p/>
                <draw:enhanced-geometry svg:viewBox="0 0 21600 21600" draw:type="rectangle" draw:enhanced-path="M 0 0 L 21600 0 21600 21600 0 21600 0 0 Z N"/>
              </draw:custom-shape>
              <draw:custom-shape draw:style-name="gr116" draw:text-style-name="P1" draw:layer="layout" svg:width="0.074cm" svg:height="1.594cm" svg:x="13.613cm" svg:y="14.786cm">
                <text:p/>
                <draw:enhanced-geometry svg:viewBox="0 0 21600 21600" draw:type="rectangle" draw:enhanced-path="M 0 0 L 21600 0 21600 21600 0 21600 0 0 Z N"/>
              </draw:custom-shape>
              <draw:custom-shape draw:style-name="gr116" draw:text-style-name="P1" draw:layer="layout" svg:width="0.078cm" svg:height="1.594cm" svg:x="13.833cm" svg:y="14.786cm">
                <text:p/>
                <draw:enhanced-geometry svg:viewBox="0 0 21600 21600" draw:type="rectangle" draw:enhanced-path="M 0 0 L 21600 0 21600 21600 0 21600 0 0 Z N"/>
              </draw:custom-shape>
              <draw:custom-shape draw:style-name="gr116" draw:text-style-name="P1" draw:layer="layout" svg:width="0.077cm" svg:height="1.594cm" svg:x="14.049cm" svg:y="14.786cm">
                <text:p/>
                <draw:enhanced-geometry svg:viewBox="0 0 21600 21600" draw:type="rectangle" draw:enhanced-path="M 0 0 L 21600 0 21600 21600 0 21600 0 0 Z N"/>
              </draw:custom-shape>
              <draw:custom-shape draw:style-name="gr116" draw:text-style-name="P1" draw:layer="layout" svg:width="0.076cm" svg:height="1.594cm" svg:x="14.271cm" svg:y="14.786cm">
                <text:p/>
                <draw:enhanced-geometry svg:viewBox="0 0 21600 21600" draw:type="rectangle" draw:enhanced-path="M 0 0 L 21600 0 21600 21600 0 21600 0 0 Z N"/>
              </draw:custom-shape>
              <draw:custom-shape draw:style-name="gr123" draw:text-style-name="P1" draw:layer="layout" svg:width="0.08cm" svg:height="1.595cm" draw:transform="rotate (-1.5707963267949) translate (14.666cm 15.105cm)">
                <text:p/>
                <draw:enhanced-geometry svg:viewBox="0 0 21600 21600" draw:type="rectangle" draw:enhanced-path="M 0 0 L 21600 0 21600 21600 0 21600 0 0 Z N"/>
              </draw:custom-shape>
              <draw:custom-shape draw:style-name="gr123" draw:text-style-name="P1" draw:layer="layout" svg:width="0.074cm" svg:height="1.595cm" draw:transform="rotate (-1.5707963267949) translate (14.666cm 15.329cm)">
                <text:p/>
                <draw:enhanced-geometry svg:viewBox="0 0 21600 21600" draw:type="rectangle" draw:enhanced-path="M 0 0 L 21600 0 21600 21600 0 21600 0 0 Z N"/>
              </draw:custom-shape>
              <draw:custom-shape draw:style-name="gr123" draw:text-style-name="P1" draw:layer="layout" svg:width="0.077cm" svg:height="1.595cm" draw:transform="rotate (-1.5707963267949) translate (14.666cm 15.545cm)">
                <text:p/>
                <draw:enhanced-geometry svg:viewBox="0 0 21600 21600" draw:type="rectangle" draw:enhanced-path="M 0 0 L 21600 0 21600 21600 0 21600 0 0 Z N"/>
              </draw:custom-shape>
              <draw:custom-shape draw:style-name="gr123" draw:text-style-name="P1" draw:layer="layout" svg:width="0.08cm" svg:height="1.595cm" draw:transform="rotate (-1.5707963267949) translate (14.666cm 15.765cm)">
                <text:p/>
                <draw:enhanced-geometry svg:viewBox="0 0 21600 21600" draw:type="rectangle" draw:enhanced-path="M 0 0 L 21600 0 21600 21600 0 21600 0 0 Z N"/>
              </draw:custom-shape>
              <draw:custom-shape draw:style-name="gr123" draw:text-style-name="P1" draw:layer="layout" svg:width="0.071cm" svg:height="1.595cm" draw:transform="rotate (-1.5707963267949) translate (14.666cm 15.989cm)">
                <text:p/>
                <draw:enhanced-geometry svg:viewBox="0 0 21600 21600" draw:type="rectangle" draw:enhanced-path="M 0 0 L 21600 0 21600 21600 0 21600 0 0 Z N"/>
              </draw:custom-shape>
              <draw:custom-shape draw:style-name="gr124" draw:text-style-name="P1" draw:layer="layout" svg:width="1.17cm" svg:height="1.162cm" svg:x="13.28cm" svg:y="15.014cm">
                <text:p/>
                <draw:enhanced-geometry svg:viewBox="0 0 21600 21600" draw:type="rectangle" draw:enhanced-path="M 0 0 L 21600 0 21600 21600 0 21600 0 0 Z N"/>
              </draw:custom-shape>
            </draw:g>
            <draw:g>
              <draw:custom-shape draw:style-name="gr116" draw:text-style-name="P1" draw:layer="layout" svg:width="0.079cm" svg:height="1.594cm" svg:x="11.785cm" svg:y="14.786cm">
                <text:p/>
                <draw:enhanced-geometry svg:viewBox="0 0 21600 21600" draw:type="rectangle" draw:enhanced-path="M 0 0 L 21600 0 21600 21600 0 21600 0 0 Z N"/>
              </draw:custom-shape>
              <draw:custom-shape draw:style-name="gr116" draw:text-style-name="P1" draw:layer="layout" svg:width="0.074cm" svg:height="1.594cm" svg:x="12.009cm" svg:y="14.786cm">
                <text:p/>
                <draw:enhanced-geometry svg:viewBox="0 0 21600 21600" draw:type="rectangle" draw:enhanced-path="M 0 0 L 21600 0 21600 21600 0 21600 0 0 Z N"/>
              </draw:custom-shape>
              <draw:custom-shape draw:style-name="gr116" draw:text-style-name="P1" draw:layer="layout" svg:width="0.075cm" svg:height="1.594cm" svg:x="12.225cm" svg:y="14.786cm">
                <text:p/>
                <draw:enhanced-geometry svg:viewBox="0 0 21600 21600" draw:type="rectangle" draw:enhanced-path="M 0 0 L 21600 0 21600 21600 0 21600 0 0 Z N"/>
              </draw:custom-shape>
              <draw:custom-shape draw:style-name="gr116" draw:text-style-name="P1" draw:layer="layout" svg:width="0.079cm" svg:height="1.594cm" svg:x="12.443cm" svg:y="14.786cm">
                <text:p/>
                <draw:enhanced-geometry svg:viewBox="0 0 21600 21600" draw:type="rectangle" draw:enhanced-path="M 0 0 L 21600 0 21600 21600 0 21600 0 0 Z N"/>
              </draw:custom-shape>
              <draw:custom-shape draw:style-name="gr116" draw:text-style-name="P1" draw:layer="layout" svg:width="0.074cm" svg:height="1.594cm" svg:x="12.664cm" svg:y="14.786cm">
                <text:p/>
                <draw:enhanced-geometry svg:viewBox="0 0 21600 21600" draw:type="rectangle" draw:enhanced-path="M 0 0 L 21600 0 21600 21600 0 21600 0 0 Z N"/>
              </draw:custom-shape>
              <draw:custom-shape draw:style-name="gr125" draw:text-style-name="P1" draw:layer="layout" svg:width="0.08cm" svg:height="1.592cm" draw:transform="rotate (-1.5707963267949) translate (13.057cm 15.105cm)">
                <text:p/>
                <draw:enhanced-geometry svg:viewBox="0 0 21600 21600" draw:type="rectangle" draw:enhanced-path="M 0 0 L 21600 0 21600 21600 0 21600 0 0 Z N"/>
              </draw:custom-shape>
              <draw:custom-shape draw:style-name="gr125" draw:text-style-name="P1" draw:layer="layout" svg:width="0.074cm" svg:height="1.592cm" draw:transform="rotate (-1.5707963267949) translate (13.057cm 15.329cm)">
                <text:p/>
                <draw:enhanced-geometry svg:viewBox="0 0 21600 21600" draw:type="rectangle" draw:enhanced-path="M 0 0 L 21600 0 21600 21600 0 21600 0 0 Z N"/>
              </draw:custom-shape>
              <draw:custom-shape draw:style-name="gr125" draw:text-style-name="P1" draw:layer="layout" svg:width="0.077cm" svg:height="1.592cm" draw:transform="rotate (-1.5707963267949) translate (13.057cm 15.545cm)">
                <text:p/>
                <draw:enhanced-geometry svg:viewBox="0 0 21600 21600" draw:type="rectangle" draw:enhanced-path="M 0 0 L 21600 0 21600 21600 0 21600 0 0 Z N"/>
              </draw:custom-shape>
              <draw:custom-shape draw:style-name="gr125" draw:text-style-name="P1" draw:layer="layout" svg:width="0.08cm" svg:height="1.592cm" draw:transform="rotate (-1.5707963267949) translate (13.057cm 15.765cm)">
                <text:p/>
                <draw:enhanced-geometry svg:viewBox="0 0 21600 21600" draw:type="rectangle" draw:enhanced-path="M 0 0 L 21600 0 21600 21600 0 21600 0 0 Z N"/>
              </draw:custom-shape>
              <draw:custom-shape draw:style-name="gr125" draw:text-style-name="P1" draw:layer="layout" svg:width="0.071cm" svg:height="1.592cm" draw:transform="rotate (-1.5707963267949) translate (13.057cm 15.989cm)">
                <text:p/>
                <draw:enhanced-geometry svg:viewBox="0 0 21600 21600" draw:type="rectangle" draw:enhanced-path="M 0 0 L 21600 0 21600 21600 0 21600 0 0 Z N"/>
              </draw:custom-shape>
              <draw:custom-shape draw:style-name="gr126" draw:text-style-name="P1" draw:layer="layout" svg:width="1.175cm" svg:height="1.162cm" svg:x="11.669cm" svg:y="15.014cm">
                <text:p/>
                <draw:enhanced-geometry svg:viewBox="0 0 21600 21600" draw:type="rectangle" draw:enhanced-path="M 0 0 L 21600 0 21600 21600 0 21600 0 0 Z N"/>
              </draw:custom-shape>
            </draw:g>
            <draw:g>
              <draw:custom-shape draw:style-name="gr127" draw:text-style-name="P9" draw:layer="layout" svg:width="4.711cm" svg:height="1.311cm" draw:transform="rotate (-1.5707963267949) translate (16.452cm 11.62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8" draw:text-style-name="P1" draw:layer="layout" svg:width="0.283cm" svg:height="0.971cm" draw:transform="rotate (-1.5707963267949) translate (16.252cm 11.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 draw:layer="layout" svg:width="3.174cm" svg:height="0.241cm" draw:transform="rotate (-1.5707963267949) translate (16.252cm 13.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1" draw:layer="layout" svg:width="3.176cm" svg:height="0.238cm" draw:transform="rotate (-1.5707963267949) translate (15.885cm 13.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 draw:layer="layout" svg:width="3.174cm" svg:height="0.238cm" draw:transform="rotate (-1.5707963267949) translate (15.519cm 13.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53cm" draw:transform="rotate (-1.5707963267949) translate (16.252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48cm" draw:transform="rotate (-1.5707963267949) translate (16.086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51cm" draw:transform="rotate (-1.5707963267949) translate (15.885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48cm" draw:transform="rotate (-1.5707963267949) translate (15.72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51cm" draw:transform="rotate (-1.5707963267949) translate (15.519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53cm" draw:transform="rotate (-1.5707963267949) translate (15.358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presentation:notes draw:style-name="dp2">
          <draw:page-thumbnail draw:style-name="gr24"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預設">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20.408cm">
            <text:p/>
            <draw:enhanced-geometry svg:viewBox="0 0 21600 21600" draw:type="rectangle" draw:enhanced-path="M 0 0 L 21600 0 21600 21600 0 21600 0 0 Z N"/>
          </draw:custom-shape>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4cm" svg:y="20.409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4cm" svg:y="11.409cm">
            <text:p/>
            <draw:enhanced-geometry svg:viewBox="0 0 21600 21600" draw:type="rectangle" draw:enhanced-path="M 0 0 L 21600 0 21600 21600 0 21600 0 0 Z N"/>
          </draw:custom-shape>
        </draw:g>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31" draw:text-style-name="P2" draw:layer="layout" svg:width="2.906cm" svg:height="4.573cm" svg:x="3.433cm" svg:y="3.146cm" svg:viewBox="0 0 2907 4574" svg:d="M2450 1699l457 2875h-2907l457-2875zM490 1490l236-1490h1453l237 1490z">
              <text:p/>
            </draw:path>
            <draw:path draw:style-name="gr131" draw:text-style-name="P2" draw:layer="layout" svg:width="1.164cm" svg:height="3.719cm" svg:x="2.796cm" svg:y="3.809cm" svg:viewBox="0 0 1165 3720" svg:d="M972 1212h-611l174-1212h630zM572 3720h-572l336-2338h609z">
              <text:p/>
            </draw:path>
            <draw:path draw:style-name="gr131" draw:text-style-name="P2" draw:layer="layout" svg:width="0.949cm" svg:height="3.169cm" svg:x="2.27cm" svg:y="4.093cm" svg:viewBox="0 0 950 3170" svg:d="M797 1033h-527l130-1033h550zM481 3170h-481l251-1992h525z">
              <text:p/>
            </draw:path>
            <draw:path draw:style-name="gr131" draw:text-style-name="P2" draw:layer="layout" svg:width="1.164cm" svg:height="3.719cm" svg:x="5.819cm" svg:y="3.81cm" svg:viewBox="0 0 1165 3720" svg:d="M193 1212h612l-175-1212h-630zM593 3720h572l-336-2338h-609z">
              <text:p/>
            </draw:path>
            <draw:path draw:style-name="gr131" draw:text-style-name="P2" draw:layer="layout" svg:width="0.949cm" svg:height="3.169cm" svg:x="6.561cm" svg:y="4.094cm" svg:viewBox="0 0 950 3170" svg:d="M153 1033h527l-130-1033h-550zM468 3170h482l-252-1992h-524z">
              <text:p/>
            </draw:path>
          </draw:g>
        </draw:g>
        <draw:g>
          <draw:custom-shape draw:style-name="gr132" draw:text-style-name="P2" draw:layer="layout" svg:width="0.7cm" svg:height="0.741cm" svg:x="3.072cm" svg:y="11.896cm">
            <text:p/>
            <draw:enhanced-geometry svg:viewBox="0 0 21600 21600" draw:mirror-horizontal="false" draw:mirror-vertical="false" draw:type="rectangle" draw:enhanced-path="M 0 0 L 21600 0 21600 21600 0 21600 0 0 Z N"/>
          </draw:custom-shape>
          <draw:custom-shape draw:style-name="gr133" draw:text-style-name="P1" draw:layer="layout" svg:width="0.453cm" svg:height="0.396cm" svg:x="3.185cm" svg:y="12.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draw:layer="layout" svg:width="1.122cm" svg:height="0.341cm" svg:x="2.848cm" svg:y="12.708cm">
            <text:p/>
            <draw:enhanced-geometry svg:viewBox="0 0 21600 21600" draw:mirror-horizontal="false" draw:mirror-vertical="false" draw:type="rectangle" draw:enhanced-path="M 0 0 L 21600 0 21600 21600 0 21600 0 0 Z N"/>
          </draw:custom-shape>
          <draw:custom-shape draw:style-name="gr135" draw:text-style-name="P2" draw:layer="layout" svg:width="0.299cm" svg:height="0.34cm" svg:x="3.262cm" svg:y="11.503cm">
            <text:p/>
            <draw:enhanced-geometry svg:viewBox="0 0 21600 21600" draw:mirror-horizontal="false" draw:mirror-vertical="false" draw:type="rectangle" draw:enhanced-path="M 0 0 L 21600 0 21600 21600 0 21600 0 0 Z N"/>
          </draw:custom-shape>
          <draw:g>
            <draw:custom-shape draw:style-name="gr136" draw:text-style-name="P2" draw:layer="layout" svg:width="0.725cm" svg:height="0.741cm" svg:x="3.977cm" svg:y="11.896cm">
              <text:p/>
              <draw:enhanced-geometry svg:viewBox="0 0 21600 21600" draw:mirror-horizontal="false" draw:mirror-vertical="false" draw:type="rectangle" draw:enhanced-path="M 0 0 L 21600 0 21600 21600 0 21600 0 0 Z N"/>
            </draw:custom-shape>
            <draw:line draw:style-name="gr66" draw:text-style-name="P3" draw:layer="layout" svg:x1="3.977cm" svg:y1="12.391cm" svg:x2="4.702cm" svg:y2="12.391cm">
              <text:p/>
            </draw:line>
            <draw:line draw:style-name="gr66" draw:text-style-name="P3" draw:layer="layout" svg:x1="3.977cm" svg:y1="12.144cm" svg:x2="4.702cm" svg:y2="12.144cm">
              <text:p/>
            </draw:line>
          </draw:g>
          <draw:g>
            <draw:custom-shape draw:style-name="gr136" draw:text-style-name="P2" draw:layer="layout" svg:width="0.725cm" svg:height="0.741cm" svg:x="2.164cm" svg:y="11.896cm">
              <text:p/>
              <draw:enhanced-geometry svg:viewBox="0 0 21600 21600" draw:mirror-horizontal="false" draw:mirror-vertical="false" draw:type="rectangle" draw:enhanced-path="M 0 0 L 21600 0 21600 21600 0 21600 0 0 Z N"/>
            </draw:custom-shape>
            <draw:line draw:style-name="gr66" draw:text-style-name="P3" draw:layer="layout" svg:x1="2.164cm" svg:y1="12.391cm" svg:x2="2.889cm" svg:y2="12.391cm">
              <text:p/>
            </draw:line>
            <draw:line draw:style-name="gr66" draw:text-style-name="P3" draw:layer="layout" svg:x1="2.164cm" svg:y1="12.144cm" svg:x2="2.889cm" svg:y2="12.144cm">
              <text:p/>
            </draw:line>
          </draw:g>
        </draw:g>
        <draw:g>
          <draw:custom-shape draw:style-name="gr132" draw:text-style-name="P2" draw:layer="layout" svg:width="0.7cm" svg:height="0.741cm" svg:x="5.092cm" svg:y="13.556cm">
            <text:p/>
            <draw:enhanced-geometry svg:viewBox="0 0 21600 21600" draw:mirror-horizontal="false" draw:mirror-vertical="false" draw:type="rectangle" draw:enhanced-path="M 0 0 L 21600 0 21600 21600 0 21600 0 0 Z N"/>
          </draw:custom-shape>
          <draw:custom-shape draw:style-name="gr133" draw:text-style-name="P1" draw:layer="layout" svg:width="0.453cm" svg:height="0.396cm" svg:x="5.205cm" svg:y="13.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draw:layer="layout" svg:width="1.122cm" svg:height="0.341cm" svg:x="4.868cm" svg:y="14.368cm">
            <text:p/>
            <draw:enhanced-geometry svg:viewBox="0 0 21600 21600" draw:mirror-horizontal="false" draw:mirror-vertical="false" draw:type="rectangle" draw:enhanced-path="M 0 0 L 21600 0 21600 21600 0 21600 0 0 Z N"/>
          </draw:custom-shape>
          <draw:custom-shape draw:style-name="gr135" draw:text-style-name="P2" draw:layer="layout" svg:width="0.299cm" svg:height="0.34cm" svg:x="5.282cm" svg:y="13.163cm">
            <text:p/>
            <draw:enhanced-geometry svg:viewBox="0 0 21600 21600" draw:mirror-horizontal="false" draw:mirror-vertical="false" draw:type="rectangle" draw:enhanced-path="M 0 0 L 21600 0 21600 21600 0 21600 0 0 Z N"/>
          </draw:custom-shape>
          <draw:g>
            <draw:custom-shape draw:style-name="gr136" draw:text-style-name="P2" draw:layer="layout" svg:width="0.725cm" svg:height="0.741cm" svg:x="5.997cm" svg:y="13.556cm">
              <text:p/>
              <draw:enhanced-geometry svg:viewBox="0 0 21600 21600" draw:mirror-horizontal="false" draw:mirror-vertical="false" draw:type="rectangle" draw:enhanced-path="M 0 0 L 21600 0 21600 21600 0 21600 0 0 Z N"/>
            </draw:custom-shape>
            <draw:line draw:style-name="gr66" draw:text-style-name="P3" draw:layer="layout" svg:x1="5.997cm" svg:y1="14.051cm" svg:x2="6.722cm" svg:y2="14.051cm">
              <text:p/>
            </draw:line>
            <draw:line draw:style-name="gr66" draw:text-style-name="P3" draw:layer="layout" svg:x1="5.997cm" svg:y1="13.804cm" svg:x2="6.722cm" svg:y2="13.804cm">
              <text:p/>
            </draw:line>
          </draw:g>
          <draw:g>
            <draw:custom-shape draw:style-name="gr136" draw:text-style-name="P2" draw:layer="layout" svg:width="0.725cm" svg:height="0.741cm" svg:x="4.184cm" svg:y="13.556cm">
              <text:p/>
              <draw:enhanced-geometry svg:viewBox="0 0 21600 21600" draw:mirror-horizontal="false" draw:mirror-vertical="false" draw:type="rectangle" draw:enhanced-path="M 0 0 L 21600 0 21600 21600 0 21600 0 0 Z N"/>
            </draw:custom-shape>
            <draw:line draw:style-name="gr66" draw:text-style-name="P3" draw:layer="layout" svg:x1="4.184cm" svg:y1="14.051cm" svg:x2="4.909cm" svg:y2="14.051cm">
              <text:p/>
            </draw:line>
            <draw:line draw:style-name="gr66" draw:text-style-name="P3" draw:layer="layout" svg:x1="4.184cm" svg:y1="13.804cm" svg:x2="4.909cm" svg:y2="13.804cm">
              <text:p/>
            </draw:line>
          </draw:g>
        </draw:g>
        <presentation:notes draw:style-name="dp2">
          <draw:page-thumbnail draw:style-name="gr24"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預設">
        <draw:g>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7" draw:text-style-name="P9" draw:layer="layout" svg:width="5.302cm" svg:height="0.95cm" svg:x="2.244cm" svg:y="4.667cm">
              <text:p/>
              <draw:enhanced-geometry svg:viewBox="0 0 21600 21600" draw:type="rectangle" draw:enhanced-path="M 0 0 L 21600 0 21600 21600 0 21600 0 0 Z N"/>
            </draw:custom-shape>
            <draw:custom-shape draw:style-name="gr138" draw:text-style-name="P9" draw:layer="layout" svg:width="4.879cm" svg:height="2.858cm" svg:x="2.466cm" svg:y="4.847cm">
              <text:p/>
              <draw:enhanced-geometry svg:viewBox="0 0 21600 21600" draw:path-stretchpoint-x="10800" draw:path-stretchpoint-y="10800" draw:text-areas="?f3 ?f4 ?f5 ?f6" draw:type="round-rectangle" draw:modifiers="6504.93179433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9" draw:layer="layout" svg:width="0.434cm" svg:height="1.676cm" svg:x="3.136cm" svg:y="3.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9" draw:layer="layout" svg:width="0.434cm" svg:height="1.207cm" draw:transform="rotate (-1.5707963267949) translate (4.356cm 3.0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1" draw:text-style-name="P9" draw:layer="layout" svg:width="0.434cm" svg:height="0.827cm" svg:x="3.918cm" svg:y="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 draw:text-style-name="P1" draw:layer="layout" svg:width="8cm" svg:height="8cm" svg:x="0.852cm" svg:y="1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42" draw:text-style-name="P9" draw:layer="layout" svg:width="5.286cm" svg:height="4.845cm" svg:x="2.213cm" svg:y="11.838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 draw:text-style-name="P9" draw:layer="layout" svg:width="5.315cm" svg:height="0.57cm" svg:x="2.189cm" svg:y="11.395cm">
                <text:p/>
                <draw:enhanced-geometry svg:viewBox="0 0 21600 21600" draw:type="rectangle" draw:enhanced-path="M 0 0 L 21600 0 21600 21600 0 21600 0 0 Z N"/>
              </draw:custom-shape>
              <draw:custom-shape draw:style-name="gr144" draw:text-style-name="P1" draw:layer="layout" svg:width="4.319cm" svg:height="2.751cm" svg:x="2.714cm" svg:y="13.412cm">
                <text:p/>
                <draw:enhanced-geometry svg:viewBox="0 0 21600 21600" draw:type="rectangle" draw:enhanced-path="M 0 0 L 21600 0 21600 21600 0 21600 0 0 Z N"/>
              </draw:custom-shape>
              <draw:custom-shape draw:style-name="gr145" draw:text-style-name="P1" draw:layer="layout" svg:width="0.542cm" svg:height="0.582cm" svg:x="2.767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1" draw:layer="layout" svg:width="0.902cm" svg:height="0.561cm" svg:x="6.12cm" svg:y="12.322cm">
                <text:p/>
                <draw:enhanced-geometry svg:viewBox="0 0 21600 21600" draw:type="rectangle" draw:enhanced-path="M 0 0 L 21600 0 21600 21600 0 21600 0 0 Z N"/>
              </draw:custom-shape>
            </draw:g>
            <draw:g>
              <draw:custom-shape draw:style-name="gr147" draw:text-style-name="P9" draw:layer="layout" svg:width="2.11cm" svg:height="0.169cm" draw:transform="rotate (-1.5707963267949) translate (3.038cm 13.98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7" draw:text-style-name="P9" draw:layer="layout" svg:width="2.11cm" svg:height="0.169cm" draw:transform="rotate (-1.5707963267949) translate (3.339cm 13.981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7" draw:text-style-name="P9" draw:layer="layout" svg:width="2.11cm" svg:height="0.169cm" draw:transform="rotate (-1.5707963267949) translate (3.64cm 13.982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48" draw:text-style-name="P9" draw:layer="layout" svg:width="1.141cm" svg:height="0.159cm" svg:x="5.151cm" svg:y="15.965cm">
                  <text:p/>
                  <draw:enhanced-geometry svg:viewBox="0 0 21600 21600" draw:type="rectangle" draw:enhanced-path="M 0 0 L 21600 0 21600 21600 0 21600 0 0 Z N"/>
                </draw:custom-shape>
                <draw:custom-shape draw:style-name="gr149" draw:text-style-name="P9" draw:layer="layout" svg:width="0.96cm" svg:height="0.726cm" svg:x="5.256cm" svg:y="15.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0" draw:text-style-name="P9" draw:layer="layout" svg:width="1.359cm" svg:height="0.092cm" draw:transform="rotate (-1.05417886820457) translate (6.049cm 14.871cm)">
                  <text:p/>
                  <draw:enhanced-geometry svg:viewBox="0 0 21600 21600" draw:mirror-horizontal="false" draw:mirror-vertical="false" draw:type="rectangle" draw:enhanced-path="M 0 0 L 21600 0 21600 21600 0 21600 0 0 Z N"/>
                </draw:custom-shape>
                <draw:custom-shape draw:style-name="gr151" draw:text-style-name="P9" draw:layer="layout" svg:width="1.252cm" svg:height="0.399cm" draw:transform="rotate (-1.05417886820457) translate (6.383cm 14.7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9" draw:layer="layout" svg:width="0.19cm" svg:height="1.09cm" draw:transform="rotate (0.516617458590321) translate (5.585cm 1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53" draw:text-style-name="P9" draw:layer="layout" svg:width="0.365cm" svg:height="0.755cm" draw:transform="rotate (-3.14159265358979) translate (4.252cm 16.06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3" draw:text-style-name="P9" draw:layer="layout" svg:width="0.365cm" svg:height="0.755cm" draw:transform="rotate (-3.14159265358979) translate (4.72cm 16.06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4" draw:text-style-name="P9" draw:layer="layout" svg:width="5.308cm" svg:height="0.844cm" svg:x="11.228cm" svg:y="6.879cm">
              <text:p/>
              <draw:enhanced-geometry svg:viewBox="0 0 21600 21600" draw:type="rectangle" draw:enhanced-path="M 0 0 L 21600 0 21600 21600 0 21600 0 0 Z N"/>
            </draw:custom-shape>
            <draw:custom-shape draw:style-name="gr155" draw:text-style-name="P9" draw:layer="layout" svg:width="3.91cm" svg:height="5.086cm" svg:x="11.612cm" svg:y="2.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9" draw:layer="layout" svg:width="1.803cm" svg:height="0.411cm" svg:x="14.729cm" svg:y="4.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9" draw:layer="layout" svg:width="1.316cm" svg:height="0.317cm" draw:transform="rotate (1.5707963267949) translate (16.211cm 5.8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 draw:layer="layout" svg:width="1.256cm" svg:height="1.417cm" svg:x="13.11cm" svg:y="3.993cm">
              <text:p/>
              <draw:enhanced-geometry svg:viewBox="0 0 21600 21600" draw:type="rectangle" draw:enhanced-path="M 0 0 L 21600 0 21600 21600 0 21600 0 0 Z N"/>
            </draw:custom-shape>
            <draw:custom-shape draw:style-name="gr159" draw:text-style-name="P1" draw:layer="layout" svg:width="0.543cm" svg:height="0.397cm" svg:x="13.117cm" svg:y="5.3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9" draw:text-style-name="P1" draw:layer="layout" svg:width="0.543cm" svg:height="0.397cm" svg:x="13.817cm" svg:y="5.3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0" draw:text-style-name="P1" draw:layer="layout" svg:width="0.758cm" svg:height="0.758cm" svg:x="11.931cm" svg:y="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 draw:layer="layout" svg:width="0.446cm" svg:height="0.456cm" svg:x="13.132cm" svg:y="2.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 draw:layer="layout" svg:width="0.446cm" svg:height="0.456cm" svg:x="13.733cm" svg:y="2.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 draw:layer="layout" svg:width="0.446cm" svg:height="0.456cm" svg:x="14.334cm" svg:y="2.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 draw:layer="layout" svg:width="0.446cm" svg:height="0.456cm" svg:x="14.935cm" svg:y="2.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2" draw:text-style-name="P1" draw:layer="layout" svg:width="1.378cm" svg:height="0.927cm" svg:x="13.087cm" svg:y="5.926cm" svg:viewBox="0 0 1379 928" svg:d="M9 857h330l-335-739h1v-43c-1-1-2-2-3-3-1-2-2-5-2-7v-52c0-2 1-5 2-6 1-2 3-4 5-5 1-1 4-2 6-2h1343c2 0 5 1 7 2 1 1 3 3 4 5 1 1 2 4 2 6v30h4v75h1l-336 739h341l-343 71h-685z">
              <text:p/>
            </draw:path>
          </draw:g>
        </draw:g>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63" draw:text-style-name="P9" draw:layer="layout" svg:width="5.301cm" svg:height="5.291cm" svg:x="11.244cm" svg:y="11.414cm" svg:viewBox="0 0 5302 5292" svg:d="M5302 2322v2088c0 155-41 307-118 441-78 134-189 245-323 323-134 77-286 118-441 118h-3538c-155 0-307-41-441-118-134-78-245-189-323-323-77-134-118-286-118-441v-2088zM0 2144v-1262c0-155 41-307 118-441 78-134 189-245 323-323 134-77 286-118 441-118h3538c155 0 307 41 441 118 134 78 245 189 323 323 77 134 118 286 118 441v1262z">
              <text:p/>
            </draw:path>
            <draw:custom-shape draw:style-name="gr164" draw:text-style-name="P1" draw:layer="layout" svg:width="0.177cm" svg:height="1.103cm" svg:x="11.761cm" svg:y="12.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1" draw:layer="layout" svg:width="0.177cm" svg:height="1.103cm" svg:x="11.76cm" svg:y="13.9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65" draw:text-style-name="P9" draw:layer="layout" svg:width="5.292cm" svg:height="0.384cm" svg:x="2.249cm" svg:y="20.412cm">
              <text:p/>
              <draw:enhanced-geometry svg:viewBox="0 0 21600 21600" draw:type="rectangle" draw:enhanced-path="M 0 0 L 21600 0 21600 21600 0 21600 0 0 Z N"/>
            </draw:custom-shape>
            <draw:custom-shape draw:style-name="gr165" draw:text-style-name="P9" draw:layer="layout" svg:width="5.292cm" svg:height="0.384cm" svg:x="2.249cm" svg:y="25.412cm">
              <text:p/>
              <draw:enhanced-geometry svg:viewBox="0 0 21600 21600" draw:type="rectangle" draw:enhanced-path="M 0 0 L 21600 0 21600 21600 0 21600 0 0 Z N"/>
            </draw:custom-shape>
            <draw:custom-shape draw:style-name="gr166" draw:text-style-name="P9" draw:layer="layout" svg:width="5.134cm" svg:height="0.384cm" svg:x="2.301cm" svg:y="20.532cm">
              <text:p/>
              <draw:enhanced-geometry svg:viewBox="0 0 21600 21600" draw:type="rectangle" draw:enhanced-path="M 0 0 L 21600 0 21600 21600 0 21600 0 0 Z N"/>
            </draw:custom-shape>
            <draw:custom-shape draw:style-name="gr166" draw:text-style-name="P9" draw:layer="layout" svg:width="5.134cm" svg:height="0.384cm" svg:x="2.301cm" svg:y="25.332cm">
              <text:p/>
              <draw:enhanced-geometry svg:viewBox="0 0 21600 21600" draw:type="rectangle" draw:enhanced-path="M 0 0 L 21600 0 21600 21600 0 21600 0 0 Z N"/>
            </draw:custom-shape>
            <draw:custom-shape draw:style-name="gr167" draw:text-style-name="P9" draw:layer="layout" svg:width="1.741cm" svg:height="1.55cm" svg:x="2.228cm" svg:y="20.966cm">
              <text:p/>
              <draw:enhanced-geometry svg:viewBox="0 0 21600 21600" draw:type="rectangle" draw:enhanced-path="M 0 0 L 21600 0 21600 21600 0 21600 0 0 Z N"/>
            </draw:custom-shape>
            <draw:custom-shape draw:style-name="gr168" draw:text-style-name="P9" draw:layer="layout" svg:width="1.68cm" svg:height="1.55cm" svg:x="4.028cm" svg:y="20.966cm">
              <text:p/>
              <draw:enhanced-geometry svg:viewBox="0 0 21600 21600" draw:type="rectangle" draw:enhanced-path="M 0 0 L 21600 0 21600 21600 0 21600 0 0 Z N"/>
            </draw:custom-shape>
            <draw:custom-shape draw:style-name="gr169" draw:text-style-name="P9" draw:layer="layout" svg:width="1.775cm" svg:height="1.55cm" svg:x="5.767cm" svg:y="20.966cm">
              <text:p/>
              <draw:enhanced-geometry svg:viewBox="0 0 21600 21600" draw:type="rectangle" draw:enhanced-path="M 0 0 L 21600 0 21600 21600 0 21600 0 0 Z N"/>
            </draw:custom-shape>
            <draw:custom-shape draw:style-name="gr159" draw:text-style-name="P1" draw:layer="layout" svg:width="0.24cm" svg:height="0.229cm" svg:x="3.657cm" svg:y="22.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 draw:layer="layout" svg:width="0.24cm" svg:height="0.229cm" svg:x="4.103cm" svg:y="22.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 draw:layer="layout" svg:width="0.24cm" svg:height="0.229cm" svg:x="5.859cm" svg:y="22.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1.741cm" svg:height="2.011cm" svg:x="2.227cm" svg:y="23.258cm">
              <text:p/>
              <draw:enhanced-geometry svg:viewBox="0 0 21600 21600" draw:mirror-vertical="true" draw:type="rectangle" draw:enhanced-path="M 0 0 L 21600 0 21600 21600 0 21600 0 0 Z N"/>
            </draw:custom-shape>
            <draw:custom-shape draw:style-name="gr171" draw:text-style-name="P9" draw:layer="layout" svg:width="1.68cm" svg:height="2.011cm" svg:x="4.027cm" svg:y="23.258cm">
              <text:p/>
              <draw:enhanced-geometry svg:viewBox="0 0 21600 21600" draw:mirror-vertical="true" draw:type="rectangle" draw:enhanced-path="M 0 0 L 21600 0 21600 21600 0 21600 0 0 Z N"/>
            </draw:custom-shape>
            <draw:custom-shape draw:style-name="gr172" draw:text-style-name="P9" draw:layer="layout" svg:width="1.775cm" svg:height="2.011cm" svg:x="5.766cm" svg:y="23.258cm">
              <text:p/>
              <draw:enhanced-geometry svg:viewBox="0 0 21600 21600" draw:mirror-vertical="true" draw:type="rectangle" draw:enhanced-path="M 0 0 L 21600 0 21600 21600 0 21600 0 0 Z N"/>
            </draw:custom-shape>
            <draw:custom-shape draw:style-name="gr159" draw:text-style-name="P1" draw:layer="layout" svg:width="0.24cm" svg:height="0.229cm" svg:x="3.656cm" svg:y="23.3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59" draw:text-style-name="P1" draw:layer="layout" svg:width="0.24cm" svg:height="0.229cm" svg:x="4.102cm" svg:y="23.3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59" draw:text-style-name="P1" draw:layer="layout" svg:width="0.24cm" svg:height="0.229cm" svg:x="5.858cm" svg:y="23.3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73" draw:text-style-name="P9" draw:layer="layout" svg:width="5.292cm" svg:height="0.111cm" svg:x="2.249cm" svg:y="22.998cm">
              <text:p/>
              <draw:enhanced-geometry svg:viewBox="0 0 21600 21600" draw:mirror-vertical="true" draw:type="rectangle" draw:enhanced-path="M 0 0 L 21600 0 21600 21600 0 21600 0 0 Z N"/>
            </draw:custom-shape>
            <draw:custom-shape draw:style-name="gr174" draw:text-style-name="P9" draw:layer="layout" svg:width="5.134cm" svg:height="0.164cm" svg:x="2.301cm" svg:y="23.032cm">
              <text:p/>
              <draw:enhanced-geometry svg:viewBox="0 0 21600 21600" draw:mirror-vertical="true" draw:type="rectangle" draw:enhanced-path="M 0 0 L 21600 0 21600 21600 0 21600 0 0 Z N"/>
            </draw:custom-shape>
          </draw:g>
        </draw:g>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5" draw:text-style-name="P2" draw:layer="layout" svg:width="5.322cm" svg:height="1.118cm" svg:x="11.25cm" svg:y="24.586cm">
              <text:p/>
              <draw:enhanced-geometry svg:viewBox="0 0 21600 21600" draw:mirror-vertical="true" draw:glue-points="?f6 10800 10800 21600 ?f5 10800 10800 0" draw:text-areas="?f3 ?f3 ?f4 ?f4" draw:type="trapezoid" draw:modifiers="4451.474732293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6" draw:text-style-name="P2" draw:layer="layout" svg:width="2.49cm" svg:height="3.503cm" svg:x="11.682cm" svg:y="21.897cm">
              <text:p/>
              <draw:enhanced-geometry svg:viewBox="0 0 21600 21600" draw:glue-points="?f6 0 10800 ?f8 ?f11 10800 ?f9 21600 10800 ?f10 ?f5 10800" draw:text-areas="?f3 ?f3 ?f4 ?f4" draw:type="parallelogram" draw:modifiers="6997.671617824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7" draw:text-style-name="P2" draw:layer="layout" svg:width="3.142cm" svg:height="0.672cm" svg:x="12.482cm" svg:y="21.258cm">
              <text:p/>
              <draw:enhanced-geometry svg:viewBox="0 0 21600 21600" draw:type="rectangle" draw:enhanced-path="M 0 0 L 21600 0 21600 21600 0 21600 0 0 Z N"/>
            </draw:custom-shape>
            <draw:polygon draw:style-name="gr178" draw:text-style-name="P2" draw:layer="layout" svg:width="3.144cm" svg:height="0.766cm" svg:x="12.479cm" svg:y="20.409cm" svg:viewBox="0 0 3145 767" draw:points="3,767 3,356 0,356 3,354 3,349 13,349 648,0 2496,0 3132,349 3145,349 3145,356 3145,767">
              <text:p/>
            </draw:polygon>
            <draw:custom-shape draw:style-name="gr179" draw:text-style-name="P2" draw:layer="layout" svg:width="0.498cm" svg:height="0.465cm" svg:x="14.668cm" svg:y="22.00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gon draw:style-name="gr180" draw:text-style-name="P2" draw:layer="layout" svg:width="1.4cm" svg:height="0.862cm" svg:x="15.135cm" svg:y="20.421cm" svg:viewBox="0 0 1401 863" draw:points="1401,863 574,423 574,315 574,308 561,308 0,0 252,0 1401,611">
              <text:p/>
            </draw:polygon>
          </draw:g>
        </draw:g>
        <presentation:notes draw:style-name="dp2">
          <draw:page-thumbnail draw:style-name="gr24" draw:layer="layout" svg:width="14.848cm" svg:height="11.136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預設">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4cm" svg:y="11.409cm">
            <text:p/>
            <draw:enhanced-geometry svg:viewBox="0 0 21600 21600" draw:type="rectangle" draw:enhanced-path="M 0 0 L 21600 0 21600 21600 0 21600 0 0 Z N"/>
          </draw:custom-shape>
        </draw:g>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181" draw:text-style-name="P2" draw:layer="layout" svg:width="2.664cm" svg:height="1.637cm" draw:transform="skewX (-0.00663225115757845) rotate (0.0802851455917392) translate (11.3030193776964cm 23.92055073984cm)" svg:viewBox="0 0 2665 1638" draw:points="0,17 0,0 2665,407 2664,1638 1326,1432">
                <text:p/>
              </draw:polygon>
              <draw:polygon draw:style-name="gr182" draw:text-style-name="P2" draw:layer="layout" svg:width="1.93cm" svg:height="1.412cm" draw:transform="skewX (-0.00785398163397449) rotate (0.0795870138909414) translate (11.1740940233739cm 22.6763863510264cm)" svg:viewBox="0 0 1931 1413" draw:points="0,1203 491,347 24,54 1416,0 1931,1248 1526,995 1286,1413">
                <text:p/>
              </draw:polygon>
            </draw:g>
            <draw:g>
              <draw:polygon draw:style-name="gr181" draw:text-style-name="P2" draw:layer="layout" svg:width="2.59cm" svg:height="1.684cm" draw:transform="skewX (-0.0272271363311115) rotate (-2.02580366278982) translate (14.6999395983385cm 20.4687381828542cm)" svg:viewBox="0 0 2591 1685" draw:points="0,18 0,0 2589,418 2591,1685 1291,1473">
                <text:p/>
              </draw:polygon>
              <draw:polygon draw:style-name="gr182" draw:text-style-name="P2" draw:layer="layout" svg:width="1.874cm" svg:height="1.454cm" draw:transform="skewX (-0.0287979326579064) rotate (-2.02370926768743) translate (15.8794284696926cm 20.980296120732cm)" svg:viewBox="0 0 1875 1455" draw:points="0,1236 478,355 25,53 1377,0 1875,1286 1482,1024 1249,1455">
                <text:p/>
              </draw:polygon>
            </draw:g>
            <draw:g>
              <draw:polygon draw:style-name="gr181" draw:text-style-name="P2" draw:layer="layout" svg:width="2.601cm" svg:height="1.677cm" draw:transform="skewX (0.0338593874886901) rotate (2.19492606730807) translate (16.0485177345359cm 25.0066731917648cm)" svg:viewBox="0 0 2602 1678" draw:points="0,18 0,0 2602,418 2602,1678 1296,1467">
                <text:p/>
              </draw:polygon>
              <draw:polygon draw:style-name="gr182" draw:text-style-name="P2" draw:layer="layout" svg:width="1.885cm" svg:height="1.446cm" draw:transform="skewX (0.035081117965086) rotate (2.19492606730807) translate (14.9954634054208cm 25.7336405389927cm)" svg:viewBox="0 0 1886 1447" draw:points="0,1231 478,354 21,54 1380,0 1886,1279 1489,1019 1256,1447">
                <text:p/>
              </draw:polygon>
            </draw:g>
          </draw:g>
        </draw:g>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3" draw:text-style-name="P2" draw:layer="layout" svg:width="5.292cm" svg:height="0.559cm" svg:x="2.245cm" svg:y="20.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2" draw:layer="layout" svg:width="1.289cm" svg:height="4.66cm" svg:x="6.112cm" svg:y="20.937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5" draw:text-style-name="P2" draw:layer="layout" svg:width="2.791cm" svg:height="0.581cm" svg:x="3.5cm" svg:y="25.127cm">
              <text:p/>
              <draw:enhanced-geometry svg:viewBox="0 0 21600 21600" draw:type="rectangle" draw:enhanced-path="M 0 0 L 21600 0 21600 21600 0 21600 0 0 Z N"/>
            </draw:custom-shape>
            <draw:custom-shape draw:style-name="gr184" draw:text-style-name="P2" draw:layer="layout" svg:width="1.289cm" svg:height="4.66cm" svg:x="5.688cm" svg:y="20.946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4" draw:text-style-name="P2" draw:layer="layout" svg:width="1.289cm" svg:height="4.66cm" draw:transform="rotate (0.122173047639603) translate (4.756cm 21.051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2" draw:layer="layout" svg:width="0.119cm" svg:height="4.481cm" svg:x="4.936cm" svg:y="20.791cm">
              <text:p/>
              <draw:enhanced-geometry svg:viewBox="0 0 21600 21600" draw:type="rectangle" draw:enhanced-path="M 0 0 L 21600 0 21600 21600 0 21600 0 0 Z N"/>
            </draw:custom-shape>
            <draw:custom-shape draw:style-name="gr184" draw:text-style-name="P2" draw:layer="layout" svg:width="1.289cm" svg:height="4.66cm" svg:x="2.38cm" svg:y="20.938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4" draw:text-style-name="P2" draw:layer="layout" svg:width="1.289cm" svg:height="4.66cm" svg:x="2.904cm" svg:y="20.947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4" draw:text-style-name="P2" draw:layer="layout" svg:width="1.289cm" svg:height="4.66cm" draw:transform="rotate (0.122173047639603) translate (3.348cm 21.052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7" draw:text-style-name="P2" draw:layer="layout" svg:width="4.39cm" svg:height="0.132cm" svg:x="2.7cm" svg:y="21.823cm">
              <text:p/>
              <draw:enhanced-geometry svg:viewBox="0 0 21600 21600" draw:type="rectangle" draw:enhanced-path="M 0 0 L 21600 0 21600 21600 0 21600 0 0 Z N"/>
            </draw:custom-shape>
            <draw:custom-shape draw:style-name="gr188" draw:text-style-name="P2" draw:layer="layout" svg:width="3.963cm" svg:height="0.132cm" svg:x="2.922cm" svg:y="22.823cm">
              <text:p/>
              <draw:enhanced-geometry svg:viewBox="0 0 21600 21600" draw:type="rectangle" draw:enhanced-path="M 0 0 L 21600 0 21600 21600 0 21600 0 0 Z N"/>
            </draw:custom-shape>
            <draw:custom-shape draw:style-name="gr189" draw:text-style-name="P2" draw:layer="layout" svg:width="3.409cm" svg:height="0.132cm" svg:x="3.193cm" svg:y="23.823cm">
              <text:p/>
              <draw:enhanced-geometry svg:viewBox="0 0 21600 21600" draw:type="rectangle" draw:enhanced-path="M 0 0 L 21600 0 21600 21600 0 21600 0 0 Z N"/>
            </draw:custom-shape>
          </draw:g>
        </draw:g>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0" draw:text-style-name="P2" draw:layer="layout" svg:width="5.301cm" svg:height="1.348cm" svg:x="2.285cm" svg:y="6.368cm">
              <text:p/>
              <draw:enhanced-geometry svg:viewBox="0 0 21600 21600" draw:type="rectangle" draw:enhanced-path="M 0 0 L 21600 0 21600 21600 0 21600 0 0 Z N"/>
            </draw:custom-shape>
            <draw:path draw:style-name="gr191" draw:text-style-name="P2" draw:layer="layout" svg:width="2.372cm" svg:height="3.824cm" svg:x="3.847cm" svg:y="2.419cm" svg:viewBox="0 0 2373 3825" svg:d="M0 3825v-3084h3c0-2 0-4 0-6 0-129 55-256 159-368 104-111 253-204 433-269 181-64 385-98 593-98s412 34 592 98c181 65 330 158 434 269 104 112 159 239 159 368 0 10 0 20-1 30v3060z">
              <text:p/>
            </draw:path>
            <draw:custom-shape draw:style-name="gr192" draw:text-style-name="P1" draw:layer="layout" svg:width="1.256cm" svg:height="1.344cm" svg:x="4.362cm" svg:y="4.082cm">
              <text:p/>
              <draw:enhanced-geometry svg:viewBox="0 0 21600 21600" draw:type="rectangle" draw:enhanced-path="M 0 0 L 21600 0 21600 21600 0 21600 0 0 Z N"/>
            </draw:custom-shape>
            <draw:custom-shape draw:style-name="gr159" draw:text-style-name="P1" draw:layer="layout" svg:width="0.543cm" svg:height="0.397cm" svg:x="4.732cm" svg:y="5.41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3" draw:text-style-name="P1" draw:layer="layout" svg:width="0.37cm" svg:height="0.371cm" svg:x="4.082cm" svg:y="3.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1" draw:layer="layout" svg:width="0.37cm" svg:height="0.371cm" svg:x="4.583cm" svg:y="3.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1" draw:layer="layout" svg:width="0.37cm" svg:height="0.371cm" svg:x="5.084cm" svg:y="3.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1" draw:layer="layout" svg:width="0.37cm" svg:height="0.371cm" svg:x="5.585cm" svg:y="3.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presentation:notes draw:style-name="dp2">
          <draw:page-thumbnail draw:style-name="gr24" draw:layer="layout" svg:width="14.848cm" svg:height="11.136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1" draw:master-page-name="預設">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20.408cm">
            <text:p/>
            <draw:enhanced-geometry svg:viewBox="0 0 21600 21600" draw:type="rectangle" draw:enhanced-path="M 0 0 L 21600 0 21600 21600 0 21600 0 0 Z N"/>
          </draw:custom-shape>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4cm" svg:y="20.409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4cm" svg:y="11.409cm">
            <text:p/>
            <draw:enhanced-geometry svg:viewBox="0 0 21600 21600" draw:type="rectangle" draw:enhanced-path="M 0 0 L 21600 0 21600 21600 0 21600 0 0 Z N"/>
          </draw:custom-shape>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39cm" svg:y="2.407cm">
            <text:p/>
            <draw:enhanced-geometry svg:viewBox="0 0 21600 21600" draw:type="rectangle" draw:enhanced-path="M 0 0 L 21600 0 21600 21600 0 21600 0 0 Z N"/>
          </draw:custom-shape>
        </draw:g>
        <presentation:notes draw:style-name="dp2">
          <draw:page-thumbnail draw:style-name="gr24" draw:layer="layout" svg:width="14.848cm" svg:height="11.136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預設">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11.24cm" svg:y="20.408cm">
            <text:p/>
            <draw:enhanced-geometry svg:viewBox="0 0 21600 21600" draw:type="rectangle" draw:enhanced-path="M 0 0 L 21600 0 21600 21600 0 21600 0 0 Z N"/>
          </draw:custom-shape>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4cm" svg:y="20.409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4cm" svg:y="11.409cm">
            <text:p/>
            <draw:enhanced-geometry svg:viewBox="0 0 21600 21600" draw:type="rectangle" draw:enhanced-path="M 0 0 L 21600 0 21600 21600 0 21600 0 0 Z N"/>
          </draw:custom-shape>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5.3cm" svg:height="5.3cm" svg:x="2.239cm" svg:y="2.407cm">
            <text:p/>
            <draw:enhanced-geometry svg:viewBox="0 0 21600 21600" draw:type="rectangle" draw:enhanced-path="M 0 0 L 21600 0 21600 21600 0 21600 0 0 Z N"/>
          </draw:custom-shape>
        </draw:g>
        <presentation:notes draw:style-name="dp2">
          <draw:page-thumbnail draw:style-name="gr24" draw:layer="layout" svg:width="14.848cm" svg:height="11.136cm" svg:x="3.075cm" svg:y="2.257cm" draw:page-number="10"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t" draw:style="rect" draw:dots1="1" draw:dots1-length="100%" draw:distance="100%"/>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none" draw:stroke-dash="Dot" svg:stroke-width="0cm" svg:stroke-color="#f0f0f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物體無填充也無線條" style:family="graphic" style:parent-style-name="standard">
      <style:graphic-properties draw:stroke="none" draw:fill="none"/>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預設-backgroundobjects">
      <style:graphic-properties draw:stroke="none" draw:fill="none" draw:fill-color="#ffffff" draw:auto-grow-height="false" fo:min-height="1.485cm"/>
      <style:paragraph-properties style:writing-mode="lr-tb"/>
    </style:style>
    <style:style style:name="Mpr2"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預設" style:page-layout-name="PM1" draw:style-name="Mdp1">
      <draw:frame presentation:style-name="預設-title" draw:layer="backgroundobjects" svg:width="17.099cm" svg:height="4.624cm" svg:x="1.95cm" svg:y="2.105cm" presentation:class="title" presentation:placeholder="true">
        <draw:text-box/>
      </draw:frame>
      <draw:frame presentation:style-name="預設-outline1" draw:layer="backgroundobjects" svg:width="17.099cm" svg:height="16.064cm" svg:x="1.95cm" svg:y="7.481cm" presentation:class="outline" presentation:placeholder="true">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6-18T19:32:20.721000000</meta:creation-date>
    <dc:date>2023-03-18T08:57:01.589129416</dc:date>
    <meta:editing-duration>P2DT2H13M58S</meta:editing-duration>
    <meta:editing-cycles>30</meta:editing-cycles>
    <meta:generator>LibreOffice/7.3.7.2$Linux_X86_64 LibreOffice_project/30$Build-2</meta:generator>
    <dc:creator>Yen-Sen Lu</dc:creator>
    <meta:document-statistic meta:object-count="948"/>
  </office:meta>
</office:document-meta>
</file>